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fo:keep-together="auto"/>
    </style:style>
    <style:style style:name="Table1.A1" style:family="table-cell">
      <style:table-cell-properties style:vertical-align="top" fo:background-color="#4f81bd"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1pt solid #c0c0c0" fo:border-top="1pt solid #c0c0c0" fo:border-bottom="1pt solid #c0c0c0" style:writing-mode="lr-tb">
        <style:background-image/>
      </style:table-cell-properties>
    </style:style>
    <style:style style:name="Table1.A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1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1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2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2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3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3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5"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5"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7"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7"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49"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49"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1"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1"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Table1.A53" style:family="table-cell">
      <style:table-cell-properties style:vertical-align="top" fo:padding-left="0.191cm" fo:padding-right="0.191cm" fo:padding-top="0cm" fo:padding-bottom="0cm" fo:border-left="1pt solid #c0c0c0" fo:border-right="none" fo:border-top="1pt solid #c0c0c0" fo:border-bottom="1pt solid #c0c0c0" style:writing-mode="lr-tb"/>
    </style:style>
    <style:style style:name="Table1.B53" style:family="table-cell">
      <style:table-cell-properties style:vertical-align="top" fo:padding-left="0.191cm" fo:padding-right="0.191cm" fo:padding-top="0cm" fo:padding-bottom="0cm" fo:border-left="none" fo:border-right="1pt solid #c0c0c0" fo:border-top="1pt solid #c0c0c0" fo:border-bottom="1pt solid #c0c0c0" style:writing-mode="lr-tb"/>
    </style:style>
    <style:style style:name="P1" style:family="paragraph" style:parent-style-name="Standard">
      <style:paragraph-properties fo:text-align="center" style:justify-single-word="false"/>
    </style:style>
    <style:style style:name="P2" style:family="paragraph" style:parent-style-name="Heading_20_2" style:list-style-name="WW8Num37"/>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text-properties fo:font-size="11pt" fo:language="en" fo:country="IN" fo:font-style="italic" style:font-size-asian="11pt" style:language-asian="en" style:country-asian="IN" style:font-style-asian="italic"/>
    </style:style>
    <style:style style:name="P6" style:family="paragraph" style:parent-style-name="Standard">
      <style:text-properties fo:language="en" fo:country="IN" style:language-asian="en" style:country-asian="IN"/>
    </style:style>
    <style:style style:name="P7" style:family="paragraph" style:parent-style-name="Standard" style:list-style-name="WW8Num43"/>
    <style:style style:name="P8" style:family="paragraph" style:parent-style-name="Standard" style:list-style-name="WW8Num57"/>
    <style:style style:name="P9"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list-style-name="WW8Num22"/>
    <style:style style:name="P11" style:family="paragraph" style:parent-style-name="Standard" style:list-style-name="WW8Num47"/>
    <style:style style:name="P12" style:family="paragraph" style:parent-style-name="Standard" style:list-style-name="WW8Num51"/>
    <style:style style:name="P13" style:family="paragraph" style:parent-style-name="Standard" style:list-style-name="WW8Num21"/>
    <style:style style:name="P14" style:family="paragraph" style:parent-style-name="Standard" style:list-style-name="WW8Num16"/>
    <style:style style:name="P15" style:family="paragraph" style:parent-style-name="Standard" style:list-style-name="WW8Num50"/>
    <style:style style:name="P16" style:family="paragraph" style:parent-style-name="Standard" style:list-style-name="WW8Num32"/>
    <style:style style:name="P17" style:family="paragraph" style:parent-style-name="Standard">
      <style:text-properties fo:font-weight="bold" style:font-weight-asian="bold"/>
    </style:style>
    <style:style style:name="P18" style:family="paragraph" style:parent-style-name="Standard" style:list-style-name="WW8Num36"/>
    <style:style style:name="P19" style:family="paragraph" style:parent-style-name="Standard" style:list-style-name="WW8Num42"/>
    <style:style style:name="P20" style:family="paragraph" style:parent-style-name="Standard" style:list-style-name="WW8Num58"/>
    <style:style style:name="P21" style:family="paragraph" style:parent-style-name="Standard" style:list-style-name="WW8Num44"/>
    <style:style style:name="P22" style:family="paragraph" style:parent-style-name="Standard">
      <style:paragraph-properties>
        <style:tab-stops>
          <style:tab-stop style:position="1.27cm"/>
        </style:tab-stops>
      </style:paragraph-properties>
    </style:style>
    <style:style style:name="P23" style:family="paragraph" style:parent-style-name="Standard" style:list-style-name="WW8Num55"/>
    <style:style style:name="P24" style:family="paragraph" style:parent-style-name="Standard">
      <style:text-properties text:display="none"/>
    </style:style>
    <style:style style:name="P25" style:family="paragraph" style:parent-style-name="Standard">
      <style:text-properties style:font-name="Trebuchet MS" style:font-name-complex="Trebuchet MS" text:display="none"/>
    </style:style>
    <style:style style:name="P26" style:family="paragraph" style:parent-style-name="Standard">
      <style:text-properties style:font-name="Trebuchet MS" fo:font-size="11pt" fo:font-weight="bold" style:font-size-asian="11pt" style:font-weight-asian="bold" style:font-name-complex="Trebuchet MS"/>
    </style:style>
    <style:style style:name="P27" style:family="paragraph" style:parent-style-name="Standard" style:list-style-name="WW8Num28"/>
    <style:style style:name="P28" style:family="paragraph" style:parent-style-name="Standard" style:list-style-name="WW8Num46"/>
    <style:style style:name="P29" style:family="paragraph" style:parent-style-name="Standard" style:list-style-name="WW8Num25"/>
    <style:style style:name="P30" style:family="paragraph" style:parent-style-name="Standard" style:list-style-name="WW8Num14"/>
    <style:style style:name="P31" style:family="paragraph" style:parent-style-name="Standard">
      <style:paragraph-properties>
        <style:tab-stops>
          <style:tab-stop style:position="1.90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4" style:family="paragraph" style:parent-style-name="Standard">
      <style:text-properties style:font-name-asian="Times New Roman"/>
    </style:style>
    <style:style style:name="P35" style:family="paragraph" style:parent-style-name="Standard" style:list-style-name="WW8Num34"/>
    <style:style style:name="P36" style:family="paragraph" style:parent-style-name="Standard" style:list-style-name="WW8Num40"/>
    <style:style style:name="P37" style:family="paragraph" style:parent-style-name="Standard" style:list-style-name="WW8Num17"/>
    <style:style style:name="P38" style:family="paragraph" style:parent-style-name="Standard" style:list-style-name="WW8Num45"/>
    <style:style style:name="P39" style:family="paragraph" style:parent-style-name="Standard" style:list-style-name="WW8Num24"/>
    <style:style style:name="P40" style:family="paragraph" style:parent-style-name="Standard" style:list-style-name="WW8Num48"/>
    <style:style style:name="P41" style:family="paragraph" style:parent-style-name="Standard" style:list-style-name="WW8Num20"/>
    <style:style style:name="P42" style:family="paragraph" style:parent-style-name="Standard" style:list-style-name="WW8Num27"/>
    <style:style style:name="P43" style:family="paragraph" style:parent-style-name="Standard" style:list-style-name="WW8Num23"/>
    <style:style style:name="P44" style:family="paragraph" style:parent-style-name="Standard" style:list-style-name="WW8Num52"/>
    <style:style style:name="P45" style:family="paragraph" style:parent-style-name="Standard" style:list-style-name="WW8Num56"/>
    <style:style style:name="P46" style:family="paragraph" style:parent-style-name="Standard" style:list-style-name="WW8Num19"/>
    <style:style style:name="P47" style:family="paragraph" style:parent-style-name="Standard" style:list-style-name="WW8Num13"/>
    <style:style style:name="P48" style:family="paragraph" style:parent-style-name="Standard" style:list-style-name="WW8Num39"/>
    <style:style style:name="P49" style:family="paragraph" style:parent-style-name="Standard" style:list-style-name="WW8Num26"/>
    <style:style style:name="P50" style:family="paragraph" style:parent-style-name="Standard" style:list-style-name="WW8Num33"/>
    <style:style style:name="P51" style:family="paragraph" style:parent-style-name="Standard" style:list-style-name="WW8Num31"/>
    <style:style style:name="P52" style:family="paragraph" style:parent-style-name="Standard" style:list-style-name="WW8Num41"/>
    <style:style style:name="P53" style:family="paragraph" style:parent-style-name="Standard">
      <style:paragraph-properties fo:margin-left="0.63cm" fo:margin-right="0cm" fo:text-indent="0cm" style:auto-text-indent="false"/>
    </style:style>
    <style:style style:name="P54" style:family="paragraph" style:parent-style-name="Standard">
      <style:paragraph-properties fo:margin-left="0.63cm" fo:margin-right="0cm" fo:text-indent="0cm" style:auto-text-indent="false"/>
      <style:text-properties fo:font-weight="bold" style:font-weight-asian="bold"/>
    </style:style>
    <style:style style:name="P55" style:family="paragraph" style:parent-style-name="Standard">
      <style:paragraph-properties fo:margin-left="0cm" fo:margin-right="0cm" fo:text-indent="0cm" style:auto-text-indent="false"/>
    </style:style>
    <style:style style:name="P56" style:family="paragraph" style:parent-style-name="Standard">
      <style:paragraph-properties fo:margin-left="0cm" fo:margin-right="0cm" fo:text-indent="0cm" style:auto-text-indent="false"/>
      <style:text-properties fo:font-weight="bold" style:font-weight-asian="bold" style:font-weight-complex="bold"/>
    </style:style>
    <style:style style:name="P57"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8" style:family="paragraph" style:parent-style-name="Standard">
      <style:paragraph-properties fo:margin-left="0cm" fo:margin-right="0cm" fo:text-align="start" style:justify-single-word="false" fo:text-indent="0cm" style:auto-text-indent="false"/>
    </style:style>
    <style:style style:name="P59" style:family="paragraph" style:parent-style-name="Standard" style:list-style-name="WW8Num35">
      <style:paragraph-properties fo:margin-left="1.265cm" fo:margin-right="0cm" fo:text-indent="-0.635cm" style:auto-text-indent="false"/>
    </style:style>
    <style:style style:name="P60" style:family="paragraph" style:parent-style-name="Standard">
      <style:paragraph-properties fo:margin-left="1.265cm" fo:margin-right="0cm" fo:text-indent="0cm" style:auto-text-indent="false"/>
    </style:style>
    <style:style style:name="P61" style:family="paragraph" style:parent-style-name="Standard">
      <style:paragraph-properties fo:margin-top="0cm" fo:margin-bottom="0cm" style:contextual-spacing="false"/>
    </style:style>
    <style:style style:name="P62" style:family="paragraph" style:parent-style-name="Standard">
      <style:paragraph-properties fo:margin-top="0cm" fo:margin-bottom="0cm" style:contextual-spacing="false" fo:text-align="start" style:justify-single-word="false"/>
    </style:style>
    <style:style style:name="P63" style:family="paragraph" style:parent-style-name="Standard" style:list-style-name="WW8Num18">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6">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5">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4">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3">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2">
      <style:paragraph-properties fo:margin-top="0cm" fo:margin-bottom="0cm" style:contextual-spacing="false" fo:text-align="start" style:justify-single-word="false" fo:orphans="0" fo:widows="0" style:text-autospace="none">
        <style:tab-stops>
          <style:tab-stop style:position="1.27cm"/>
        </style:tab-stops>
      </style:paragraph-properties>
    </style:style>
    <style:style style:name="P70" style:family="paragraph" style:parent-style-name="Standard" style:list-style-name="WW8Num30">
      <style:paragraph-properties fo:margin-top="0cm" fo:margin-bottom="0cm" style:contextual-spacing="false" fo:text-align="start" style:justify-single-word="false" fo:orphans="0" fo:widows="0" style:text-autospace="none"/>
    </style:style>
    <style:style style:name="P71" style:family="paragraph" style:parent-style-name="Standard" style:list-style-name="WW8Num54">
      <style:paragraph-properties fo:margin-top="0cm" fo:margin-bottom="0cm" style:contextual-spacing="false" fo:text-align="start" style:justify-single-word="false" fo:orphans="0" fo:widows="0" style:text-autospace="none">
        <style:tab-stops>
          <style:tab-stop style:position="0.762cm"/>
        </style:tab-stops>
      </style:paragraph-properties>
    </style:style>
    <style:style style:name="P72" style:family="paragraph" style:parent-style-name="Standard" style:list-style-name="WW8Num7">
      <style:paragraph-properties fo:margin-top="0cm" fo:margin-bottom="0cm" style:contextual-spacing="false" fo:text-align="start" style:justify-single-word="false" fo:orphans="0" fo:widows="0" style:text-autospace="none">
        <style:tab-stops>
          <style:tab-stop style:position="2.54cm"/>
        </style:tab-stops>
      </style:paragraph-properties>
    </style:style>
    <style:style style:name="P73" style:family="paragraph" style:parent-style-name="Standard" style:list-style-name="WW8Num8">
      <style:paragraph-properties fo:margin-top="0cm" fo:margin-bottom="0cm" style:contextual-spacing="false" fo:text-align="start" style:justify-single-word="false" fo:orphans="0" fo:widows="0" style:text-autospace="none"/>
    </style:style>
    <style:style style:name="P74" style:family="paragraph" style:parent-style-name="Standard" style:list-style-name="WW8Num29">
      <style:paragraph-properties fo:margin-top="0cm" fo:margin-bottom="0cm" style:contextual-spacing="false" fo:text-align="start" style:justify-single-word="false"/>
    </style:style>
    <style:style style:name="P75" style:family="paragraph" style:parent-style-name="Standard">
      <style:paragraph-properties fo:margin-top="0cm" fo:margin-bottom="0cm" style:contextual-spacing="false" fo:text-align="start" style:justify-single-word="false" style:snap-to-layout-grid="false"/>
    </style:style>
    <style:style style:name="P76" style:family="paragraph" style:parent-style-name="Standard" style:list-style-name="WW8Num29">
      <style:paragraph-properties fo:margin-top="0cm" fo:margin-bottom="0cm" style:contextual-spacing="false" fo:text-align="start" style:justify-single-word="false"/>
      <style:text-properties fo:color="#000000" style:font-name-asian="Times New Roman" style:font-size-complex="12pt"/>
    </style:style>
    <style:style style:name="P77" style:family="paragraph" style:parent-style-name="Standard">
      <style:paragraph-properties fo:margin-left="0.751cm" fo:margin-right="0cm" fo:text-indent="-0.751cm" style:auto-text-indent="false"/>
    </style:style>
    <style:style style:name="P78"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9"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80" style:family="paragraph" style:parent-style-name="Standard">
      <style:paragraph-properties fo:margin-left="1.9cm" fo:margin-right="0cm" fo:text-indent="0cm" style:auto-text-indent="false"/>
    </style:style>
    <style:style style:name="P81"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2" style:family="paragraph" style:parent-style-name="Standard">
      <style:paragraph-properties fo:margin-top="0.203cm" fo:margin-bottom="0cm" style:contextual-spacing="false"/>
    </style:style>
    <style:style style:name="P83" style:family="paragraph" style:parent-style-name="Standard" style:list-style-name="WW8Num8">
      <style:paragraph-properties fo:margin-top="0.203cm" fo:margin-bottom="0cm" style:contextual-spacing="false" fo:text-align="start" style:justify-single-word="false" fo:orphans="0" fo:widows="0" style:text-autospace="none"/>
    </style:style>
    <style:style style:name="P84" style:family="paragraph" style:parent-style-name="Standard">
      <style:paragraph-properties fo:margin-left="2.54cm" fo:margin-right="0cm" fo:text-indent="-0.635cm" style:auto-text-indent="false">
        <style:tab-stops>
          <style:tab-stop style:position="1.905cm"/>
        </style:tab-stops>
      </style:paragraph-properties>
    </style:style>
    <style:style style:name="P85" style:family="paragraph" style:parent-style-name="Standard">
      <style:paragraph-properties fo:margin-left="1.27cm" fo:margin-right="0cm" fo:text-indent="-0.635cm" style:auto-text-indent="false">
        <style:tab-stops>
          <style:tab-stop style:position="1.27cm"/>
        </style:tab-stops>
      </style:paragraph-properties>
    </style:style>
    <style:style style:name="P86"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7"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style>
    <style:style style:name="P88" style:family="paragraph" style:parent-style-name="Standard" style:list-style-name="WW8Num1">
      <style:paragraph-properties fo:margin-left="1.251cm" fo:margin-right="0cm" fo:margin-top="0cm" fo:margin-bottom="0cm" style:contextual-spacing="false"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9" style:family="paragraph" style:parent-style-name="Standard" style:list-style-name="WW8Num1">
      <style:paragraph-properties fo:margin-left="1.251cm" fo:margin-right="0cm" fo:margin-top="0cm" fo:margin-bottom="0cm" style:contextual-spacing="false" fo:text-align="start" style:justify-single-word="false" fo:orphans="0" fo:widows="0" fo:text-indent="-0.635cm" style:auto-text-indent="false" style:text-autospace="none">
        <style:tab-stops>
          <style:tab-stop style:position="1.251cm"/>
        </style:tab-stops>
      </style:paragraph-properties>
    </style:style>
    <style:style style:name="P90" style:family="paragraph" style:parent-style-name="Standard">
      <style:paragraph-properties fo:margin-left="0.635cm" fo:margin-right="0cm" fo:text-indent="0cm" style:auto-text-indent="false"/>
    </style:style>
    <style:style style:name="P91" style:family="paragraph" style:parent-style-name="Standard" style:list-style-name="WW8Num29">
      <style:paragraph-properties fo:margin-top="0.106cm" fo:margin-bottom="0cm" style:contextual-spacing="false" fo:text-align="start" style:justify-single-word="false"/>
    </style:style>
    <style:style style:name="P92" style:family="paragraph" style:parent-style-name="Standard" style:list-style-name="WW8Num29">
      <style:paragraph-properties fo:margin-top="0cm" fo:margin-bottom="0.494cm" style:contextual-spacing="false" fo:text-align="start" style:justify-single-word="false"/>
      <style:text-properties fo:color="#000000" style:font-name-asian="Times New Roman" style:font-size-complex="12pt"/>
    </style:style>
    <style:style style:name="P93" style:family="paragraph" style:parent-style-name="Standard" style:list-style-name="WW8Num17">
      <style:paragraph-properties fo:margin-left="3.805cm" fo:margin-right="0cm" fo:text-indent="-0.635cm" style:auto-text-indent="false"/>
    </style:style>
    <style:style style:name="P94" style:family="paragraph" style:parent-style-name="Standard">
      <style:paragraph-properties fo:margin-left="1.886cm" fo:margin-right="0cm" fo:text-indent="0cm" style:auto-text-indent="false"/>
    </style:style>
    <style:style style:name="P95" style:family="paragraph" style:parent-style-name="Standard" style:list-style-name="WW8Num53">
      <style:paragraph-properties fo:margin-left="2cm" fo:margin-right="0cm" fo:text-indent="-0.635cm" style:auto-text-indent="false"/>
    </style:style>
    <style:style style:name="P96" style:family="paragraph" style:parent-style-name="Standard" style:list-style-name="WW8Num15">
      <style:paragraph-properties fo:margin-left="2cm" fo:margin-right="0cm" fo:text-indent="-0.635cm" style:auto-text-indent="false"/>
    </style:style>
    <style:style style:name="P97" style:family="paragraph" style:parent-style-name="Standard">
      <style:paragraph-properties fo:margin-left="3.81cm" fo:margin-right="0cm" fo:text-align="start" style:justify-single-word="false" fo:text-indent="0cm" style:auto-text-indent="false"/>
    </style:style>
    <style:style style:name="P98" style:family="paragraph" style:parent-style-name="Standard">
      <style:paragraph-properties fo:margin-left="2.752cm" fo:margin-right="0cm" fo:text-align="start" style:justify-single-word="false" fo:text-indent="0cm" style:auto-text-indent="false"/>
    </style:style>
    <style:style style:name="P99" style:family="paragraph" style:parent-style-name="Standard" style:list-style-name="WW8Num53">
      <style:paragraph-properties fo:margin-left="2cm" fo:margin-right="0cm" fo:text-indent="-0.75cm" style:auto-text-indent="false"/>
    </style:style>
    <style:style style:name="P100" style:family="paragraph" style:parent-style-name="Standard" style:list-style-name="WW8Num17">
      <style:paragraph-properties fo:margin-left="2cm" fo:margin-right="0cm" fo:text-indent="-0.75cm" style:auto-text-indent="false"/>
    </style:style>
    <style:style style:name="P101" style:family="paragraph" style:parent-style-name="Standard">
      <style:paragraph-properties fo:margin-left="0.005cm" fo:margin-right="0cm" fo:text-indent="0cm" style:auto-text-indent="false"/>
    </style:style>
    <style:style style:name="P102" style:family="paragraph" style:parent-style-name="Standard">
      <style:paragraph-properties fo:margin-left="0cm" fo:margin-right="0cm" fo:text-indent="0.751cm" style:auto-text-indent="false"/>
    </style:style>
    <style:style style:name="P103" style:family="paragraph" style:parent-style-name="Standard">
      <style:paragraph-properties fo:margin-left="0.005cm" fo:margin-right="0cm" fo:text-indent="0.746cm" style:auto-text-indent="false"/>
    </style:style>
    <style:style style:name="P104" style:family="paragraph" style:parent-style-name="Standard" style:list-style-name="WW8Num19">
      <style:paragraph-properties fo:margin-left="1.27cm" fo:margin-right="0cm" fo:text-indent="-0.64cm" style:auto-text-indent="false"/>
    </style:style>
    <style:style style:name="P105" style:family="paragraph" style:parent-style-name="Heading_20_2" style:list-style-name="WW8Num37"/>
    <style:style style:name="P106" style:family="paragraph" style:parent-style-name="Heading_20_4">
      <style:paragraph-properties fo:margin-top="1.05cm" fo:margin-bottom="0.52cm" style:contextual-spacing="false" fo:padding="0cm" fo:border-left="none" fo:border-right="none" fo:border-top="0.26pt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07" style:family="paragraph" style:parent-style-name="Contents_20_2">
      <style:paragraph-properties fo:margin-left="0.75cm" fo:margin-right="0cm" fo:text-indent="0cm" style:auto-text-indent="false"/>
    </style:style>
    <style:style style:name="P108" style:family="paragraph" style:parent-style-name="Contents_20_2">
      <style:paragraph-properties fo:margin-left="0.75cm" fo:margin-right="0cm" fo:text-indent="0cm" style:auto-text-indent="false">
        <style:tab-stops>
          <style:tab-stop style:position="2.409cm"/>
          <style:tab-stop style:position="2.604cm"/>
          <style:tab-stop style:position="2.701cm"/>
          <style:tab-stop style:position="16.002cm" style:type="right" style:leader-style="dotted" style:leader-text="."/>
        </style:tab-stops>
      </style:paragraph-properties>
    </style:style>
    <style:style style:name="P109" style:family="paragraph" style:parent-style-name="Heading_20_1">
      <style:text-properties fo:language="en" fo:country="GB"/>
    </style:style>
    <style:style style:name="P110" style:family="paragraph" style:parent-style-name="Heading_20_1" style:master-page-name="Convert_20_1">
      <style:paragraph-properties style:page-number="auto"/>
    </style:style>
    <style:style style:name="P111" style:family="paragraph" style:parent-style-name="title" style:master-page-name="Standard">
      <style:paragraph-properties style:page-number="auto"/>
    </style:style>
    <style:style style:name="P112" style:family="paragraph" style:parent-style-name="Contents_20_3">
      <style:paragraph-properties fo:margin-left="0.75cm" fo:margin-right="0cm" fo:text-indent="0cm" style:auto-text-indent="false"/>
    </style:style>
    <style:style style:name="P113" style:family="paragraph" style:parent-style-name="Contents_20_3">
      <style:paragraph-properties fo:margin-left="0.75cm" fo:margin-right="0cm" fo:text-indent="0cm" style:auto-text-indent="false">
        <style:tab-stops>
          <style:tab-stop style:position="3.701cm"/>
          <style:tab-stop style:position="3.895cm"/>
          <style:tab-stop style:position="4.001cm"/>
          <style:tab-stop style:position="4.057cm"/>
          <style:tab-stop style:position="28.004cm"/>
        </style:tab-stops>
      </style:paragraph-properties>
    </style:style>
    <style:style style:name="P114" style:family="paragraph" style:parent-style-name="Contents_20_3">
      <style:paragraph-properties fo:margin-left="0.75cm" fo:margin-right="0cm" fo:text-indent="0cm" style:auto-text-indent="false">
        <style:tab-stops>
          <style:tab-stop style:position="3.701cm"/>
          <style:tab-stop style:position="4.001cm"/>
          <style:tab-stop style:position="4.089cm"/>
          <style:tab-stop style:position="28.004cm"/>
        </style:tab-stops>
      </style:paragraph-properties>
    </style:style>
    <style:style style:name="P115" style:family="paragraph" style:parent-style-name="Contents_20_1">
      <style:paragraph-properties fo:margin-left="0.75cm" fo:margin-right="0cm" fo:text-indent="0cm" style:auto-text-indent="false"/>
    </style:style>
    <style:style style:name="P116" style:family="paragraph" style:parent-style-name="Heading_20_1_20_no_20_TOC" style:list-style-name="">
      <style:paragraph-properties fo:margin-left="0cm" fo:margin-right="0cm" fo:text-indent="0cm" style:auto-text-indent="false"/>
    </style:style>
    <style:style style:name="P117" style:family="paragraph" style:parent-style-name="Citazione">
      <style:paragraph-properties fo:margin-left="2cm" fo:margin-right="2cm" fo:margin-top="0cm" fo:margin-bottom="0cm" style:contextual-spacing="false" fo:text-indent="0.63cm" style:auto-text-indent="false"/>
    </style:style>
    <style:style style:name="P118" style:family="paragraph" style:parent-style-name="Citazione">
      <style:paragraph-properties fo:margin-left="2cm" fo:margin-right="2cm" fo:margin-top="0cm" fo:margin-bottom="0cm" style:contextual-spacing="false" fo:text-indent="0.63cm" style:auto-text-indent="false"/>
      <style:text-properties fo:font-size="10pt" style:font-size-asian="10pt" style:font-size-complex="11pt"/>
    </style:style>
    <style:style style:name="P119" style:family="paragraph" style:parent-style-name="Citazione">
      <style:paragraph-properties fo:margin-left="0cm" fo:margin-right="2cm" fo:margin-top="0cm" fo:margin-bottom="0cm" style:contextual-spacing="false" fo:text-indent="0cm"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it" fo:country="IT" style:font-name-asian="ＭＳ 明朝" style:language-asian="en" style:country-asian="IN" style:font-name-complex="Cambria" style:font-size-complex="12pt"/>
    </style:style>
    <style:style style:name="T6" style:family="text">
      <style:text-properties style:font-name="Cambria" fo:font-size="12pt" fo:language="en" fo:country="IN" style:font-name-asian="ＭＳ 明朝" style:font-size-asian="12pt" style:language-asian="en" style:country-asian="IN" style:font-name-complex="Cambria"/>
    </style:style>
    <style:style style:name="T7" style:family="text">
      <style:text-properties style:font-name="Cambria" fo:font-size="12pt" fo:language="it" fo:country="IT" style:font-name-asian="ＭＳ 明朝" style:font-size-asian="12pt" style:language-asian="en" style:country-asian="IN" style:font-name-complex="Cambria" style:font-size-complex="12pt"/>
    </style:style>
    <style:style style:name="T8" style:family="text">
      <style:text-properties style:font-size-complex="12pt"/>
    </style:style>
    <style:style style:name="T9" style:family="text">
      <style:text-properties fo:language="it" fo:country="IT"/>
    </style:style>
    <style:style style:name="T10" style:family="text">
      <style:text-properties fo:language="it" fo:country="IT" fo:font-style="italic" fo:font-weight="bold" style:font-style-asian="italic" style:font-weight-asian="bold" style:font-size-complex="12pt"/>
    </style:style>
    <style:style style:name="T11" style:family="text">
      <style:text-properties fo:language="en" fo:country="IN" style:language-asian="en" style:country-asian="IN"/>
    </style:style>
    <style:style style:name="T12" style:family="text">
      <style:text-properties fo:language="en" fo:country="IN" style:font-name-asian="Times New Roman" style:language-asian="en" style:country-asian="IN"/>
    </style:style>
    <style:style style:name="T13" style:family="text">
      <style:text-properties fo:language="en" fo:country="IN" fo:font-weight="bold" style:language-asian="en" style:country-asian="IN" style:font-weight-asian="bold"/>
    </style:style>
    <style:style style:name="T14" style:family="text">
      <style:text-properties fo:language="en" fo:country="IN" fo:font-weight="bold" style:font-name-asian="Times New Roman" style:language-asian="en" style:country-asian="IN" style:font-weight-asian="bold"/>
    </style:style>
    <style:style style:name="T15" style:family="text">
      <style:text-properties fo:language="en" fo:country="GB" style:language-asian="en" style:country-asian="IN"/>
    </style:style>
    <style:style style:name="T16" style:family="text">
      <style:text-properties fo:language="en" fo:country="GB" style:font-size-complex="11pt"/>
    </style:style>
    <style:style style:name="T17" style:family="text">
      <style:text-properties fo:font-size="10pt" style:font-size-asian="10pt"/>
    </style:style>
    <style:style style:name="T18" style:family="text">
      <style:text-properties fo:font-size="10pt" style:font-size-asian="10pt" style:font-size-complex="11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style:font-name="Times New Roman" fo:font-size="12pt" style:font-size-asian="12pt" style:font-name-complex="Times New Roman"/>
    </style:style>
    <style:style style:name="T23" style:family="text">
      <style:text-properties style:font-name-asian="Times New Roman"/>
    </style:style>
    <style:style style:name="T24" style:family="text">
      <style:text-properties fo:font-size="9pt" style:font-size-asian="9pt"/>
    </style:style>
    <style:style style:name="T25" style:family="text">
      <style:text-properties style:text-position="super 58%"/>
    </style:style>
    <style:style style:name="T26" style:family="text">
      <style:text-properties style:font-name="Trebuchet MS" fo:font-size="11pt" fo:font-weight="bold" style:font-size-asian="11pt" style:font-weight-asian="bold" style:font-name-complex="Trebuchet MS"/>
    </style:style>
    <style:style style:name="T27" style:family="text">
      <style:text-properties style:font-name="Trebuchet MS" fo:font-size="11pt" fo:language="en" fo:country="GB" fo:font-weight="bold" style:font-size-asian="11pt" style:font-weight-asian="bold" style:font-name-complex="Trebuchet MS" style:font-size-complex="11pt"/>
    </style:style>
    <style:style style:name="T28" style:family="text">
      <style:text-properties style:font-name="Trebuchet MS" fo:font-size="11pt" fo:language="en" fo:country="GB" style:font-size-asian="11pt" style:font-size-complex="11pt"/>
    </style:style>
    <style:style style:name="T29" style:family="text">
      <style:text-properties style:font-name="Trebuchet MS" fo:font-size="11pt" fo:language="en" fo:country="GB" style:font-size-asian="11pt" style:font-name-complex="Trebuchet MS" style:font-size-complex="11pt"/>
    </style:style>
    <style:style style:name="T30" style:family="text">
      <style:text-properties fo:color="#333333" style:font-name="Trebuchet MS" fo:font-size="11pt" fo:language="en" fo:country="GB" fo:font-style="italic" style:font-size-asian="11pt" style:font-style-asian="italic" style:font-name-complex="Trebuchet MS" style:font-size-complex="11pt"/>
    </style:style>
    <style:style style:name="T31" style:family="text">
      <style:text-properties style:text-position="40% 100%" style:font-name="Trebuchet MS" fo:font-size="11pt" fo:language="en" fo:country="GB" style:font-size-asian="11pt" style:font-size-complex="11pt"/>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language="it" fo:country="IT" style:font-size-complex="12pt"/>
    </style:style>
    <style:style style:name="T35" style:family="text">
      <style:text-properties fo:color="#660099"/>
    </style:style>
    <style:style style:name="T36" style:family="text">
      <style:text-properties fo:color="#993300" style:font-size-complex="12pt"/>
    </style:style>
    <style:style style:name="T37" style:family="text">
      <style:text-properties fo:color="#993300" fo:language="it" fo:country="IT" style:font-size-complex="12pt"/>
    </style:style>
    <style:style style:name="T38" style:family="text">
      <style:text-properties style:font-name="Monaco" fo:font-size="10pt" fo:language="it" fo:country="IT" style:font-size-asian="10pt" style:font-name-complex="Monaco"/>
    </style:style>
    <style:style style:name="T39" style:family="text">
      <style:text-properties style:font-name="Courier New" fo:font-size="8pt" style:font-size-asian="8pt" style:font-name-complex="Courier New"/>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55520576" text:id="ct55520576">
          <text:deletion>
            <office:change-info>
              <dc:creator>Fabio Vitali</dc:creator>
              <dc:date>2014-12-16T16:59:00</dc:date>
            </office:change-info>
            <text:p text:style-name="P1"><text:span text:style-name="T1">CSD11 </text:span></text:p>
          </text:deletion>
        </text:changed-region>
        <text:changed-region xml:id="ct54870992" text:id="ct54870992">
          <text:insertion>
            <office:change-info>
              <dc:creator>Fabio Vitali</dc:creator>
              <dc:date>2014-12-16T16:59:00</dc:date>
            </office:change-info>
          </text:insertion>
        </text:changed-region>
        <text:changed-region xml:id="ct55425312" text:id="ct55425312">
          <text:deletion>
            <office:change-info>
              <dc:creator>Fabio Vitali</dc:creator>
              <dc:date>2014-12-16T16:59:00</dc:date>
            </office:change-info>
            <text:p text:style-name="P1"><text:span text:style-name="T1">23 June</text:span></text:p>
          </text:deletion>
        </text:changed-region>
        <text:changed-region xml:id="ct55442320" text:id="ct55442320">
          <text:insertion>
            <office:change-info>
              <dc:creator>Fabio Vitali</dc:creator>
              <dc:date>2014-12-16T16:59:00</dc:date>
            </office:change-info>
          </text:insertion>
        </text:changed-region>
        <text:changed-region xml:id="ct55464640" text:id="ct55464640">
          <text:insertion>
            <office:change-info>
              <dc:creator>Fabio Vitali</dc:creator>
              <dc:date>2014-12-16T16:52:00</dc:date>
            </office:change-info>
          </text:insertion>
        </text:changed-region>
        <text:changed-region xml:id="ct55463872" text:id="ct55463872">
          <text:insertion>
            <office:change-info>
              <dc:creator>Fabio Vitali</dc:creator>
              <dc:date>2014-12-16T16:53:00</dc:date>
            </office:change-info>
          </text:insertion>
        </text:changed-region>
        <text:changed-region xml:id="ct55440128" text:id="ct55440128">
          <text:insertion>
            <office:change-info>
              <dc:creator>Fabio Vitali</dc:creator>
              <dc:date>2014-12-16T16:54:00</dc:date>
            </office:change-info>
          </text:insertion>
        </text:changed-region>
        <text:changed-region xml:id="ct55462304" text:id="ct55462304">
          <text:insertion>
            <office:change-info>
              <dc:creator>Fabio Vitali</dc:creator>
              <dc:date>2014-12-16T16:53:00</dc:date>
            </office:change-info>
          </text:insertion>
        </text:changed-region>
        <text:changed-region xml:id="ct55422752" text:id="ct55422752">
          <text:insertion>
            <office:change-info>
              <dc:creator>Fabio Vitali</dc:creator>
              <dc:date>2014-12-16T16:54:00</dc:date>
            </office:change-info>
          </text:insertion>
        </text:changed-region>
        <text:changed-region xml:id="ct57583568" text:id="ct57583568">
          <text:insertion>
            <office:change-info>
              <dc:creator>Fabio Vitali</dc:creator>
              <dc:date>2014-12-16T16:55:00</dc:date>
            </office:change-info>
          </text:insertion>
        </text:changed-region>
        <text:changed-region xml:id="ct55467600" text:id="ct55467600">
          <text:insertion>
            <office:change-info>
              <dc:creator>Fabio Vitali</dc:creator>
              <dc:date>2014-12-16T16:56:00</dc:date>
            </office:change-info>
          </text:insertion>
        </text:changed-region>
        <text:changed-region xml:id="ct55468464" text:id="ct55468464">
          <text:insertion>
            <office:change-info>
              <dc:creator>Fabio Vitali</dc:creator>
              <dc:date>2014-12-16T16:57:00</dc:date>
            </office:change-info>
          </text:insertion>
        </text:changed-region>
        <text:changed-region xml:id="ct54736608" text:id="ct54736608">
          <text:insertion>
            <office:change-info>
              <dc:creator>Fabio Vitali</dc:creator>
              <dc:date>2014-12-16T16:56:00</dc:date>
            </office:change-info>
          </text:insertion>
        </text:changed-region>
        <text:changed-region xml:id="ct57586816" text:id="ct57586816">
          <text:deletion>
            <office:change-info>
              <dc:creator>Fabio Vitali</dc:creator>
              <dc:date>2014-12-16T16:52:00</dc:date>
            </office:change-info>
            <text:list xml:id="list7705762916650367825" text:style-name="WW8Num37">
              <text:list-item>
                <text:list>
                  <text:list-item>
                    <text:h text:style-name="P2" text:outline-level="2">CSD09 </text:h>
                  </text:list-item>
                </text:list>
              </text:list-item>
            </text:list>
          </text:deletion>
        </text:changed-region>
        <text:changed-region xml:id="ct57761136" text:id="ct57761136">
          <text:insertion>
            <office:change-info>
              <dc:creator>Fabio Vitali</dc:creator>
              <dc:date>2014-12-16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Akoma Ntoso 3.0 Release Notes</text:p>
      <text:p text:style-name="P1"><text:span text:style-name="T1">Release </text:span><text:change text:change-id="ct55520576"/><text:change-start text:change-id="ct54870992"/><text:span text:style-name="T1">CSD12 </text:span><text:change-end text:change-id="ct54870992"/><text:span text:style-name="T1">– </text:span><text:change text:change-id="ct55425312"/><text:change-start text:change-id="ct55442320"/><text:span text:style-name="T1">16 December</text:span><text:change-end text:change-id="ct55442320"/><text:span text:style-name="T1"> 2014</text:span></text:p>
      <text:p text:style-name="P4">Technical Supervision: Fabio Vitali</text:p>
      <text:p text:style-name="P4">Legal Domain Supervision: Monica Palmirani</text:p>
      <text:p text:style-name="P4">University of Bologna</text:p>
      <text:p text:style-name="P116"/>
      <text:p text:style-name="P116"/>
      <text:p text:style-name="P116"/>
      <text:p text:style-name="P116">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index-entry-tab-stop style:type="left" style:position="3.701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15">1<text:span text:style-name="T5"><text:tab/></text:span>Introduction<text:tab/><text:a xlink:type="simple" xlink:href="#__RefHeading___Toc265108834" text:style-name="Index_20_Link" text:visited-style-name="Index_20_Link">5</text:a></text:p>
          <text:p text:style-name="P115">2<text:span text:style-name="T5"><text:tab/></text:span>Namespaces<text:tab/><text:a xlink:type="simple" xlink:href="#__RefHeading___Toc265108835" text:style-name="Index_20_Link" text:visited-style-name="Index_20_Link">5</text:a></text:p>
          <text:p text:style-name="P115">3<text:span text:style-name="T5"><text:tab/></text:span>Global overview of the schema<text:tab/><text:a xlink:type="simple" xlink:href="#__RefHeading___Toc265108836" text:style-name="Index_20_Link" text:visited-style-name="Index_20_Link">5</text:a></text:p>
          <text:p text:style-name="P115">4<text:span text:style-name="T5"><text:tab/></text:span>Patterns<text:tab/><text:a xlink:type="simple" xlink:href="#__RefHeading___Toc265108837" text:style-name="Index_20_Link" text:visited-style-name="Index_20_Link">6</text:a></text:p>
          <text:p text:style-name="P107">4.1<text:span text:style-name="T6"><text:tab/></text:span>Categories in content model<text:tab/><text:a xlink:type="simple" xlink:href="#__RefHeading___Toc265108838" text:style-name="Index_20_Link" text:visited-style-name="Index_20_Link">7</text:a></text:p>
          <text:p text:style-name="P107">4.2<text:span text:style-name="T6"><text:tab/></text:span>Patterns in schema design<text:tab/><text:a xlink:type="simple" xlink:href="#__RefHeading___Toc265108839" text:style-name="Index_20_Link" text:visited-style-name="Index_20_Link">8</text:a></text:p>
          <text:p text:style-name="P115">5<text:span text:style-name="T5"><text:tab/></text:span>Metadata elements<text:tab/><text:a xlink:type="simple" xlink:href="#__RefHeading___Toc265108840" text:style-name="Index_20_Link" text:visited-style-name="Index_20_Link">8</text:a></text:p>
          <text:p text:style-name="P115">6<text:span text:style-name="T5"><text:tab/></text:span>Amendments, versions and document lifecycle<text:tab/><text:a xlink:type="simple" xlink:href="#__RefHeading___Toc265108841" text:style-name="Index_20_Link" text:visited-style-name="Index_20_Link">9</text:a></text:p>
          <text:p text:style-name="P115">7<text:span text:style-name="T5"><text:tab/></text:span>References<text:tab/><text:a xlink:type="simple" xlink:href="#__RefHeading___Toc265108842" text:style-name="Index_20_Link" text:visited-style-name="Index_20_Link">10</text:a></text:p>
          <text:p text:style-name="P107">7.1<text:span text:style-name="T6"><text:tab/></text:span>The structure of references<text:tab/><text:a xlink:type="simple" xlink:href="#__RefHeading___Toc265108843" text:style-name="Index_20_Link" text:visited-style-name="Index_20_Link">10</text:a></text:p>
          <text:p text:style-name="P107">7.2<text:span text:style-name="T6"><text:tab/></text:span>Referring to precise concepts in the document<text:tab/><text:a xlink:type="simple" xlink:href="#__RefHeading___Toc265108844" text:style-name="Index_20_Link" text:visited-style-name="Index_20_Link">11</text:a></text:p>
          <text:p text:style-name="P107">7.3<text:span text:style-name="T6"><text:tab/></text:span>Identifiers<text:tab/><text:a xlink:type="simple" xlink:href="#__RefHeading___Toc265108845" text:style-name="Index_20_Link" text:visited-style-name="Index_20_Link">12</text:a></text:p>
          <text:p text:style-name="P107">7.4<text:span text:style-name="T6"><text:tab/></text:span>The syntax of ids<text:tab/><text:a xlink:type="simple" xlink:href="#__RefHeading___Toc265108846" text:style-name="Index_20_Link" text:visited-style-name="Index_20_Link">13</text:a></text:p>
          <text:p text:style-name="P112">7.4.1<text:span text:style-name="T7"><text:tab/></text:span>Prefix<text:tab/><text:a xlink:type="simple" xlink:href="#__RefHeading___Toc265108847" text:style-name="Index_20_Link" text:visited-style-name="Index_20_Link">14</text:a></text:p>
          <text:p text:style-name="P112">7.4.2<text:span text:style-name="T7"><text:tab/></text:span>Element_ref<text:tab/><text:a xlink:type="simple" xlink:href="#__RefHeading___Toc265108848" text:style-name="Index_20_Link" text:visited-style-name="Index_20_Link">14</text:a></text:p>
          <text:p text:style-name="P112">7.4.3<text:span text:style-name="T7"><text:tab/></text:span>num<text:tab/><text:a xlink:type="simple" xlink:href="#__RefHeading___Toc265108849" text:style-name="Index_20_Link" text:visited-style-name="Index_20_Link">16</text:a></text:p>
          <text:p text:style-name="P112">7.4.4<text:span text:style-name="T7"><text:tab/></text:span>Abundant or incomplete references<text:tab/><text:a xlink:type="simple" xlink:href="#__RefHeading___Toc265108850" text:style-name="Index_20_Link" text:visited-style-name="Index_20_Link">16</text:a></text:p>
          <text:p text:style-name="P107">7.5<text:span text:style-name="T6"><text:tab/></text:span>Expression IDs and work IDs<text:tab/><text:a xlink:type="simple" xlink:href="#__RefHeading___Toc265108851" text:style-name="Index_20_Link" text:visited-style-name="Index_20_Link">17</text:a></text:p>
          <text:p text:style-name="P107">7.6<text:span text:style-name="T6"><text:tab/></text:span>Document IRIs<text:tab/><text:a xlink:type="simple" xlink:href="#__RefHeading___Toc265108852" text:style-name="Index_20_Link" text:visited-style-name="Index_20_Link">21</text:a></text:p>
          <text:p text:style-name="P115"><text:span text:style-name="T15">8</text:span><text:span text:style-name="T5"><text:tab/></text:span><text:span text:style-name="T15">AKOMA NTOSO Naming Convention</text:span><text:tab/><text:a xlink:type="simple" xlink:href="#__RefHeading___Toc265108853" text:style-name="Index_20_Link" text:visited-style-name="Index_20_Link">22</text:a></text:p>
          <text:p text:style-name="P107">8.1<text:span text:style-name="T6"><text:tab/></text:span>Absolute and relative IRIs<text:tab/><text:a xlink:type="simple" xlink:href="#__RefHeading___Toc265108854" text:style-name="Index_20_Link" text:visited-style-name="Index_20_Link">24</text:a></text:p>
          <text:p text:style-name="P107">8.2<text:span text:style-name="T6"><text:tab/></text:span>Resolving Akoma Ntoso IRIs<text:tab/><text:a xlink:type="simple" xlink:href="#__RefHeading___Toc265108855" text:style-name="Index_20_Link" text:visited-style-name="Index_20_Link">26</text:a></text:p>
          <text:p text:style-name="P107">8.3<text:span text:style-name="T6"><text:tab/></text:span>The IRI of a Work<text:tab/><text:a xlink:type="simple" xlink:href="#__RefHeading___Toc265108856" text:style-name="Index_20_Link" text:visited-style-name="Index_20_Link">26</text:a></text:p>
          <text:p text:style-name="P112">8.3.1<text:span text:style-name="T7"><text:tab/></text:span>The IRI for the Work as a whole<text:tab/><text:a xlink:type="simple" xlink:href="#__RefHeading___Toc265108857" text:style-name="Index_20_Link" text:visited-style-name="Index_20_Link">26</text:a></text:p>
          <text:p text:style-name="P112">8.3.2<text:span text:style-name="T7"><text:tab/></text:span>The IRI for WorkComponents<text:tab/><text:a xlink:type="simple" xlink:href="#__RefHeading___Toc265108858" text:style-name="Index_20_Link" text:visited-style-name="Index_20_Link">27</text:a></text:p>
          <text:p text:style-name="P107">8.4<text:span text:style-name="T6"><text:tab/></text:span>The IRI of an Expression<text:tab/><text:a xlink:type="simple" xlink:href="#__RefHeading___Toc265108859" text:style-name="Index_20_Link" text:visited-style-name="Index_20_Link">28</text:a></text:p>
          <text:p text:style-name="P112">8.4.1<text:span text:style-name="T7"><text:tab/></text:span>The IRI for the expression as a whole<text:tab/><text:a xlink:type="simple" xlink:href="#__RefHeading___Toc265108860" text:style-name="Index_20_Link" text:visited-style-name="Index_20_Link">28</text:a></text:p>
          <text:p text:style-name="P112">8.4.2<text:span text:style-name="T7"><text:tab/></text:span>The IRIs for ExpressionComponents<text:tab/><text:a xlink:type="simple" xlink:href="#__RefHeading___Toc265108861" text:style-name="Index_20_Link" text:visited-style-name="Index_20_Link">29</text:a></text:p>
          <text:p text:style-name="P112">8.4.3<text:span text:style-name="T7"><text:tab/></text:span>Hierarchies of components in ExpressionComponents<text:tab/><text:a xlink:type="simple" xlink:href="#__RefHeading___Toc265108862" text:style-name="Index_20_Link" text:visited-style-name="Index_20_Link">30</text:a></text:p>
          <text:p text:style-name="P112">8.4.4<text:span text:style-name="T7"><text:tab/></text:span>The IRIs for virtual expressions<text:tab/><text:a xlink:type="simple" xlink:href="#__RefHeading___Toc265108863" text:style-name="Index_20_Link" text:visited-style-name="Index_20_Link">31</text:a></text:p>
          <text:p text:style-name="P107">8.5<text:span text:style-name="T6"><text:tab/></text:span>The IRI of a Manifestation<text:tab/><text:a xlink:type="simple" xlink:href="#__RefHeading___Toc265108864" text:style-name="Index_20_Link" text:visited-style-name="Index_20_Link">31</text:a></text:p>
          <text:p text:style-name="P112">8.5.1<text:span text:style-name="T7"><text:tab/></text:span>The IRI for the manifestation as a whole<text:tab/><text:a xlink:type="simple" xlink:href="#__RefHeading___Toc265108865" text:style-name="Index_20_Link" text:visited-style-name="Index_20_Link">31</text:a></text:p>
          <text:p text:style-name="P112">8.5.2<text:span text:style-name="T7"><text:tab/></text:span>The IRIs for ManifestationComponents<text:tab/><text:a xlink:type="simple" xlink:href="#__RefHeading___Toc265108866" text:style-name="Index_20_Link" text:visited-style-name="Index_20_Link">32</text:a></text:p>
          <text:p text:style-name="P112">8.5.3<text:span text:style-name="T7"><text:tab/></text:span>The IRIs for the components in the Akoma Ntoso package manifestation<text:tab/><text:a xlink:type="simple" xlink:href="#__RefHeading___Toc265108867" text:style-name="Index_20_Link" text:visited-style-name="Index_20_Link">33</text:a></text:p>
          <text:p text:style-name="P107"><text:soft-page-break/>8.6<text:span text:style-name="T6"><text:tab/></text:span>The IRI of an Item<text:tab/><text:a xlink:type="simple" xlink:href="#__RefHeading___Toc265108868" text:style-name="Index_20_Link" text:visited-style-name="Index_20_Link">34</text:a></text:p>
          <text:p text:style-name="P107">8.7<text:span text:style-name="T6"><text:tab/></text:span>The IRI of non-document entities<text:tab/><text:a xlink:type="simple" xlink:href="#__RefHeading___Toc265108869" text:style-name="Index_20_Link" text:visited-style-name="Index_20_Link">34</text:a></text:p>
          <text:p text:style-name="P107"><text:span text:style-name="T1">8.8</text:span><text:span text:style-name="T6"><text:tab/></text:span>The IDs for Top Level Classes<text:tab/><text:a xlink:type="simple" xlink:href="#__RefHeading___Toc265108870" text:style-name="Index_20_Link" text:visited-style-name="Index_20_Link">36</text:a></text:p>
          <text:p text:style-name="P112">8.8.1<text:span text:style-name="T7"><text:tab/></text:span>TLC Person<text:tab/><text:a xlink:type="simple" xlink:href="#__RefHeading___Toc265108871" text:style-name="Index_20_Link" text:visited-style-name="Index_20_Link">36</text:a></text:p>
          <text:p text:style-name="P112">8.8.2<text:span text:style-name="T7"><text:tab/></text:span>TLC Organization<text:tab/><text:a xlink:type="simple" xlink:href="#__RefHeading___Toc265108872" text:style-name="Index_20_Link" text:visited-style-name="Index_20_Link">36</text:a></text:p>
          <text:p text:style-name="P112">8.8.3<text:span text:style-name="T7"><text:tab/></text:span>TLC Concept<text:tab/><text:a xlink:type="simple" xlink:href="#__RefHeading___Toc265108873" text:style-name="Index_20_Link" text:visited-style-name="Index_20_Link">37</text:a></text:p>
          <text:p text:style-name="P112">8.8.4<text:span text:style-name="T7"><text:tab/></text:span>TLC Object<text:tab/><text:a xlink:type="simple" xlink:href="#__RefHeading___Toc265108874" text:style-name="Index_20_Link" text:visited-style-name="Index_20_Link">37</text:a></text:p>
          <text:p text:style-name="P112">8.8.5<text:span text:style-name="T7"><text:tab/></text:span>TLC Event<text:tab/><text:a xlink:type="simple" xlink:href="#__RefHeading___Toc265108875" text:style-name="Index_20_Link" text:visited-style-name="Index_20_Link">37</text:a></text:p>
          <text:p text:style-name="P112">8.8.6<text:span text:style-name="T7"><text:tab/></text:span>TLC Location<text:tab/><text:a xlink:type="simple" xlink:href="#__RefHeading___Toc265108876" text:style-name="Index_20_Link" text:visited-style-name="Index_20_Link">37</text:a></text:p>
          <text:p text:style-name="P112">8.8.7<text:span text:style-name="T7"><text:tab/></text:span>TLC Process<text:tab/><text:a xlink:type="simple" xlink:href="#__RefHeading___Toc265108877" text:style-name="Index_20_Link" text:visited-style-name="Index_20_Link">38</text:a></text:p>
          <text:p text:style-name="P112">8.8.8<text:span text:style-name="T7"><text:tab/></text:span>TLC Role<text:tab/><text:a xlink:type="simple" xlink:href="#__RefHeading___Toc265108878" text:style-name="Index_20_Link" text:visited-style-name="Index_20_Link">38</text:a></text:p>
          <text:p text:style-name="P112">8.8.9<text:span text:style-name="T7"><text:tab/></text:span>TLC Term<text:tab/><text:a xlink:type="simple" xlink:href="#__RefHeading___Toc265108879" text:style-name="Index_20_Link" text:visited-style-name="Index_20_Link">38</text:a></text:p>
          <text:p text:style-name="P113">8.8.10<text:span text:style-name="T7"><text:tab/></text:span>TLC Work<text:tab/><text:a xlink:type="simple" xlink:href="#__RefHeading___Toc265108880" text:style-name="Index_20_Link" text:visited-style-name="Index_20_Link">38</text:a></text:p>
          <text:p text:style-name="P113">8.8.11<text:span text:style-name="T7"><text:tab/></text:span>TLC Expression<text:tab/><text:a xlink:type="simple" xlink:href="#__RefHeading___Toc265108881" text:style-name="Index_20_Link" text:visited-style-name="Index_20_Link">39</text:a></text:p>
          <text:p text:style-name="P113">8.8.12<text:span text:style-name="T7"><text:tab/></text:span>TLC Expression Component<text:tab/><text:a xlink:type="simple" xlink:href="#__RefHeading___Toc265108882" text:style-name="Index_20_Link" text:visited-style-name="Index_20_Link">39</text:a></text:p>
          <text:p text:style-name="P113">8.8.13<text:span text:style-name="T7"><text:tab/></text:span>TLC Manifestation<text:tab/><text:a xlink:type="simple" xlink:href="#__RefHeading___Toc265108883" text:style-name="Index_20_Link" text:visited-style-name="Index_20_Link">39</text:a></text:p>
          <text:p text:style-name="P113">8.8.14<text:span text:style-name="T7"><text:tab/></text:span>TLC Manifestation Component<text:tab/><text:a xlink:type="simple" xlink:href="#__RefHeading___Toc265108884" text:style-name="Index_20_Link" text:visited-style-name="Index_20_Link">39</text:a></text:p>
          <text:p text:style-name="P113">8.8.15<text:span text:style-name="T7"><text:tab/></text:span>TLC Item<text:tab/><text:a xlink:type="simple" xlink:href="#__RefHeading___Toc265108885" text:style-name="Index_20_Link" text:visited-style-name="Index_20_Link">39</text:a></text:p>
          <text:p text:style-name="P115">9<text:span text:style-name="T5"><text:tab/></text:span>Differences from previous releases<text:tab/><text:a xlink:type="simple" xlink:href="#__RefHeading___Toc265108886" text:style-name="Index_20_Link" text:visited-style-name="Index_20_Link">39</text:a></text:p>
          <text:p text:style-name="P107">9.1<text:span text:style-name="T6"><text:tab/></text:span>Differences between release 23/06/2014 (CSD11 AN 3.0) and 16/04/2014 (CSD09 AN 3.0)<text:tab/><text:a xlink:type="simple" xlink:href="#__RefHeading___Toc265108887" text:style-name="Index_20_Link" text:visited-style-name="Index_20_Link">39</text:a></text:p>
          <text:p text:style-name="P107">9.2<text:span text:style-name="T6"><text:tab/></text:span>Differences between release 16/04/2014 (CSD10 AN 3.0) and 02/04/2014 (CSD09 AN 3.0)<text:tab/><text:a xlink:type="simple" xlink:href="#__RefHeading___Toc265108888" text:style-name="Index_20_Link" text:visited-style-name="Index_20_Link">40</text:a></text:p>
          <text:p text:style-name="P107">9.3<text:span text:style-name="T6"><text:tab/></text:span>Differences between release 02/04/2014 (CSD09 AN 3.0) and 01/04/2014 (CSD0F AN 3.0)<text:tab/><text:a xlink:type="simple" xlink:href="#__RefHeading___Toc265108889" text:style-name="Index_20_Link" text:visited-style-name="Index_20_Link">40</text:a></text:p>
          <text:p text:style-name="P107">9.4<text:span text:style-name="T6"><text:tab/></text:span>Differences between release 02/04/2014 (CSD09 AN 3.0) and 16/01/2014 (CSD08 AN 3.0)<text:tab/><text:a xlink:type="simple" xlink:href="#__RefHeading___Toc265108890" text:style-name="Index_20_Link" text:visited-style-name="Index_20_Link">40</text:a></text:p>
          <text:p text:style-name="P107">9.5<text:span text:style-name="T6"><text:tab/></text:span>Differences between release 16/01/2014 (CSD08 AN 3.0) and 20/12/2013 (CSD07 AN 3.0)<text:tab/><text:a xlink:type="simple" xlink:href="#__RefHeading___Toc265108891" text:style-name="Index_20_Link" text:visited-style-name="Index_20_Link">41</text:a></text:p>
          <text:p text:style-name="P107">9.6<text:span text:style-name="T6"><text:tab/></text:span>Differences between release 20/12/2013 (CSD07 AN 3.0) and 25/9/2013 (CSD06 AN 3.0)<text:tab/><text:a xlink:type="simple" xlink:href="#__RefHeading___Toc265108892" text:style-name="Index_20_Link" text:visited-style-name="Index_20_Link">42</text:a></text:p>
          <text:p text:style-name="P107">9.7<text:span text:style-name="T6"><text:tab/></text:span>Difference in release CSD06 – 25 September 2013 as Modified 11 October 2013<text:tab/><text:a xlink:type="simple" xlink:href="#__RefHeading___Toc265108893" text:style-name="Index_20_Link" text:visited-style-name="Index_20_Link">43</text:a></text:p>
          <text:p text:style-name="P107">9.8<text:span text:style-name="T6"><text:tab/></text:span>Differences between release 25/9/2013 (CSD05 AN 6.0) and 23/7/2013 (CSD03 AN 5.0)<text:tab/><text:a xlink:type="simple" xlink:href="#__RefHeading___Toc265108894" text:style-name="Index_20_Link" text:visited-style-name="Index_20_Link">43</text:a></text:p>
          <text:p text:style-name="P107">9.9<text:span text:style-name="T6"><text:tab/></text:span>Differences between release 23/7/2013 (CSD05 AN 3.0) and 18/2/2013 (CSD03 AN 3.0)<text:tab/><text:a xlink:type="simple" xlink:href="#__RefHeading___Toc265108895" text:style-name="Index_20_Link" text:visited-style-name="Index_20_Link">44</text:a></text:p>
          <text:p text:style-name="P108">9.10<text:span text:style-name="T6"><text:tab/></text:span>Differences between release 18/2/2013 (CSD03 AN 3.0) and 6/2/2013 (CSD02 AN 3.0)<text:tab/><text:a xlink:type="simple" xlink:href="#__RefHeading___Toc265108896" text:style-name="Index_20_Link" text:visited-style-name="Index_20_Link">45</text:a></text:p>
          <text:p text:style-name="P108">9.11<text:span text:style-name="T6"><text:tab/></text:span>Differences between release 6/2/2013 (CSD02 AN 3.0) and 20/1/2013 (CSD01 AN 3.0)<text:tab/><text:a xlink:type="simple" xlink:href="#__RefHeading___Toc265108897" text:style-name="Index_20_Link" text:visited-style-name="Index_20_Link">45</text:a></text:p>
          <text:p text:style-name="P108">9.12<text:span text:style-name="T6"><text:tab/></text:span>Differences between release 20/1/2013 (CSD01 AN 3.0) and 27/07/2012 (AN 2.0)<text:tab/><text:a xlink:type="simple" xlink:href="#__RefHeading___Toc265108898" text:style-name="Index_20_Link" text:visited-style-name="Index_20_Link">46</text:a></text:p>
          <text:p text:style-name="P108">9.13<text:span text:style-name="T6"><text:tab/></text:span>Differences between release 27/07/2012 and 29/06/2012<text:tab/><text:a xlink:type="simple" xlink:href="#__RefHeading___Toc265108899" text:style-name="Index_20_Link" text:visited-style-name="Index_20_Link">48</text:a></text:p>
          <text:p text:style-name="P108">9.14<text:span text:style-name="T6"><text:tab/></text:span>Differences between release 29/06/2012 and 07/05/2012 take II<text:tab/><text:a xlink:type="simple" xlink:href="#__RefHeading___Toc265108900" text:style-name="Index_20_Link" text:visited-style-name="Index_20_Link">49</text:a></text:p>
          <text:p text:style-name="P108">9.15<text:span text:style-name="T6"><text:tab/></text:span>Differences between release 07/05/2012 take II and 07/05/2012<text:tab/><text:a xlink:type="simple" xlink:href="#__RefHeading___Toc265108901" text:style-name="Index_20_Link" text:visited-style-name="Index_20_Link">49</text:a></text:p>
          <text:p text:style-name="P108">9.16<text:span text:style-name="T6"><text:tab/></text:span>Differences between release 07/05/2012 and 12/10/2011<text:tab/><text:a xlink:type="simple" xlink:href="#__RefHeading___Toc265108902" text:style-name="Index_20_Link" text:visited-style-name="Index_20_Link">49</text:a></text:p>
          <text:p text:style-name="P108">9.17<text:span text:style-name="T6"><text:tab/></text:span>Differences between release 12/10/2011 and 15/7/2011<text:tab/><text:a xlink:type="simple" xlink:href="#__RefHeading___Toc265108903" text:style-name="Index_20_Link" text:visited-style-name="Index_20_Link">51</text:a></text:p>
          <text:p text:style-name="P108">9.18<text:span text:style-name="T6"><text:tab/></text:span>Differences between release 15/7/2011 and 9/12/2009<text:tab/><text:a xlink:type="simple" xlink:href="#__RefHeading___Toc265108904" text:style-name="Index_20_Link" text:visited-style-name="Index_20_Link">51</text:a></text:p>
          <text:p text:style-name="P113">9.18.1<text:span text:style-name="T7"><text:tab/></text:span>General changes<text:tab/><text:a xlink:type="simple" xlink:href="#__RefHeading___Toc265108905" text:style-name="Index_20_Link" text:visited-style-name="Index_20_Link">51</text:a></text:p>
          <text:p text:style-name="P113">9.18.2<text:span text:style-name="T7"><text:tab/></text:span>Multi-linguism<text:tab/><text:a xlink:type="simple" xlink:href="#__RefHeading___Toc265108906" text:style-name="Index_20_Link" text:visited-style-name="Index_20_Link">52</text:a></text:p>
          <text:p text:style-name="P113">9.18.3<text:span text:style-name="T7"><text:tab/></text:span>New document collection document types<text:tab/><text:a xlink:type="simple" xlink:href="#__RefHeading___Toc265108907" text:style-name="Index_20_Link" text:visited-style-name="Index_20_Link">52</text:a></text:p>
          <text:p text:style-name="P113">9.18.4<text:span text:style-name="T7"><text:tab/></text:span>New Amendment document type<text:tab/><text:a xlink:type="simple" xlink:href="#__RefHeading___Toc265108908" text:style-name="Index_20_Link" text:visited-style-name="Index_20_Link">53</text:a></text:p>
          <text:p text:style-name="P113">9.18.5<text:span text:style-name="T7"><text:tab/></text:span>Time intervals<text:tab/><text:a xlink:type="simple" xlink:href="#__RefHeading___Toc265108909" text:style-name="Index_20_Link" text:visited-style-name="Index_20_Link">53</text:a></text:p>
          <text:p text:style-name="P113">9.18.6<text:span text:style-name="T7"><text:tab/></text:span>Footnotes and out-of-lines<text:tab/><text:a xlink:type="simple" xlink:href="#__RefHeading___Toc265108910" text:style-name="Index_20_Link" text:visited-style-name="Index_20_Link">55</text:a></text:p>
          <text:p text:style-name="P113"><text:soft-page-break/>9.18.7<text:span text:style-name="T7"><text:tab/></text:span>New subFlow pattern<text:tab/><text:a xlink:type="simple" xlink:href="#__RefHeading___Toc265108911" text:style-name="Index_20_Link" text:visited-style-name="Index_20_Link">56</text:a></text:p>
          <text:p text:style-name="P113">9.18.8<text:span text:style-name="T7"><text:tab/></text:span>Parallel speech<text:tab/><text:a xlink:type="simple" xlink:href="#__RefHeading___Toc265108912" text:style-name="Index_20_Link" text:visited-style-name="Index_20_Link">56</text:a></text:p>
          <text:p text:style-name="P113">9.18.9<text:span text:style-name="T7"><text:tab/></text:span>Votes and quorum<text:tab/><text:a xlink:type="simple" xlink:href="#__RefHeading___Toc265108913" text:style-name="Index_20_Link" text:visited-style-name="Index_20_Link">56</text:a></text:p>
          <text:p text:style-name="P114">9.18.10<text:span text:style-name="T7"><text:tab/></text:span>Renumbering<text:tab/><text:a xlink:type="simple" xlink:href="#__RefHeading___Toc265108914" text:style-name="Index_20_Link" text:visited-style-name="Index_20_Link">57</text:a></text:p>
          <text:p text:style-name="P114">9.18.11<text:span text:style-name="T7"><text:tab/></text:span>Changes in metadata sections<text:tab/><text:a xlink:type="simple" xlink:href="#__RefHeading___Toc265108915" text:style-name="Index_20_Link" text:visited-style-name="Index_20_Link">57</text:a></text:p>
          <text:p text:style-name="P114">9.18.12<text:span text:style-name="T7"><text:tab/></text:span>Changes in introductory elements<text:tab/><text:a xlink:type="simple" xlink:href="#__RefHeading___Toc265108916" text:style-name="Index_20_Link" text:visited-style-name="Index_20_Link">57</text:a></text:p>
          <text:p text:style-name="P114">9.18.13<text:span text:style-name="T7"><text:tab/></text:span>New inline elements<text:tab/><text:a xlink:type="simple" xlink:href="#__RefHeading___Toc265108917" text:style-name="Index_20_Link" text:visited-style-name="Index_20_Link">58</text:a></text:p>
          <text:p text:style-name="P114">9.18.14<text:span text:style-name="T7"><text:tab/></text:span>New hierarchical elements<text:tab/><text:a xlink:type="simple" xlink:href="#__RefHeading___Toc265108918" text:style-name="Index_20_Link" text:visited-style-name="Index_20_Link">59</text:a></text:p>
          <text:p text:style-name="P114">9.18.15<text:span text:style-name="T7"><text:tab/></text:span>New speech elements<text:tab/><text:a xlink:type="simple" xlink:href="#__RefHeading___Toc265108919" text:style-name="Index_20_Link" text:visited-style-name="Index_20_Link">59</text:a></text:p>
          <text:p text:style-name="P114">9.18.16<text:span text:style-name="T7"><text:tab/></text:span>Various other changes<text:tab/><text:a xlink:type="simple" xlink:href="#__RefHeading___Toc265108920" text:style-name="Index_20_Link" text:visited-style-name="Index_20_Link">59</text:a></text:p>
          <text:p text:style-name="P108">9.19<text:span text:style-name="T6"><text:tab/></text:span>Differences between release 9/12/2009 and 21/10/2009<text:tab/><text:a xlink:type="simple" xlink:href="#__RefHeading___Toc265108921" text:style-name="Index_20_Link" text:visited-style-name="Index_20_Link">60</text:a></text:p>
          <text:p text:style-name="P108">9.20<text:span text:style-name="T6"><text:tab/></text:span>Differences between release 21/10/2009 and 11/5/2009<text:tab/><text:a xlink:type="simple" xlink:href="#__RefHeading___Toc265108922" text:style-name="Index_20_Link" text:visited-style-name="Index_20_Link">60</text:a></text:p>
          <text:p text:style-name="P108">9.21<text:span text:style-name="T6"><text:tab/></text:span>Differences between release 11/5/2009 and 16/3/2009<text:tab/><text:a xlink:type="simple" xlink:href="#__RefHeading___Toc265108923" text:style-name="Index_20_Link" text:visited-style-name="Index_20_Link">61</text:a></text:p>
          <text:p text:style-name="P108">9.22<text:span text:style-name="T6"><text:tab/></text:span>Differences between release 16/3/2009 and 5/11/2008<text:tab/><text:a xlink:type="simple" xlink:href="#__RefHeading___Toc265108924" text:style-name="Index_20_Link" text:visited-style-name="Index_20_Link">61</text:a></text:p>
          <text:p text:style-name="P113">9.22.1<text:span text:style-name="T7"><text:tab/></text:span>Sidenotes and out of line texts<text:tab/><text:a xlink:type="simple" xlink:href="#__RefHeading___Toc265108925" text:style-name="Index_20_Link" text:visited-style-name="Index_20_Link">61</text:a></text:p>
          <text:p text:style-name="P113">9.22.2<text:span text:style-name="T7"><text:tab/></text:span>Content model reorganization for speeches<text:tab/><text:a xlink:type="simple" xlink:href="#__RefHeading___Toc265108926" text:style-name="Index_20_Link" text:visited-style-name="Index_20_Link">62</text:a></text:p>
          <text:p text:style-name="P113">9.22.3<text:span text:style-name="T7"><text:tab/></text:span>New inline elements<text:tab/><text:a xlink:type="simple" xlink:href="#__RefHeading___Toc265108927" text:style-name="Index_20_Link" text:visited-style-name="Index_20_Link">63</text:a></text:p>
          <text:p text:style-name="P113">9.22.4<text:span text:style-name="T7"><text:tab/></text:span>Judgement-specific and act-specific elements reunited<text:tab/><text:a xlink:type="simple" xlink:href="#__RefHeading___Toc265108928" text:style-name="Index_20_Link" text:visited-style-name="Index_20_Link">63</text:a></text:p>
          <text:p text:style-name="P113">9.22.5<text:span text:style-name="T7"><text:tab/></text:span>Name changes in metadata elements<text:tab/><text:a xlink:type="simple" xlink:href="#__RefHeading___Toc265108929" text:style-name="Index_20_Link" text:visited-style-name="Index_20_Link">63</text:a></text:p>
          <text:p text:style-name="P113">9.22.6<text:span text:style-name="T7"><text:tab/></text:span>Bug fixes<text:tab/><text:a xlink:type="simple" xlink:href="#__RefHeading___Toc265108930" text:style-name="Index_20_Link" text:visited-style-name="Index_20_Link">64</text:a></text:p>
          <text:p text:style-name="P108">9.23<text:span text:style-name="T6"><text:tab/></text:span>Differences between release 5/11/2008 and release 3/3/2008<text:tab/><text:a xlink:type="simple" xlink:href="#__RefHeading___Toc265108931" text:style-name="Index_20_Link" text:visited-style-name="Index_20_Link">64</text:a></text:p>
          <text:p text:style-name="P108">9.24<text:span text:style-name="T6"><text:tab/></text:span>Differences between release 3/3/2008 and 22/10/2007<text:tab/><text:a xlink:type="simple" xlink:href="#__RefHeading___Toc265108932" text:style-name="Index_20_Link" text:visited-style-name="Index_20_Link">65</text:a></text:p>
          <text:p text:style-name="P108">9.25<text:span text:style-name="T6"><text:tab/></text:span>Differences between release 22/10/2007 and 17/09/2007<text:tab/><text:a xlink:type="simple" xlink:href="#__RefHeading___Toc265108933" text:style-name="Index_20_Link" text:visited-style-name="Index_20_Link">66</text:a></text:p>
          <text:p text:style-name="P108">9.26<text:span text:style-name="T6"><text:tab/></text:span>Differences between release 17/09/2007 and 08/06/2007<text:tab/><text:a xlink:type="simple" xlink:href="#__RefHeading___Toc265108934" text:style-name="Index_20_Link" text:visited-style-name="Index_20_Link">68</text:a></text:p>
          <text:p text:style-name="P108">9.27<text:span text:style-name="T6"><text:tab/></text:span>Differences between release 08/06/2007 and 31/05/2007<text:tab/><text:a xlink:type="simple" xlink:href="#__RefHeading___Toc265108935" text:style-name="Index_20_Link" text:visited-style-name="Index_20_Link">68</text:a></text:p>
          <text:p text:style-name="P108">9.28<text:span text:style-name="T6"><text:tab/></text:span>Differences between release 31/05/2007 and 14/03/2007<text:tab/><text:a xlink:type="simple" xlink:href="#__RefHeading___Toc265108936" text:style-name="Index_20_Link" text:visited-style-name="Index_20_Link">68</text:a></text:p>
          <text:p text:style-name="P108">9.29<text:span text:style-name="T6"><text:tab/></text:span>Differences between release 14/03/2007 and 01/02/2007<text:tab/><text:a xlink:type="simple" xlink:href="#__RefHeading___Toc265108937" text:style-name="Index_20_Link" text:visited-style-name="Index_20_Link">68</text:a></text:p>
          <text:p text:style-name="P108">9.30<text:span text:style-name="T6"><text:tab/></text:span>Differences between release 01/02/2007 and 23/11/2006<text:tab/><text:a xlink:type="simple" xlink:href="#__RefHeading___Toc265108938" text:style-name="Index_20_Link" text:visited-style-name="Index_20_Link">68</text:a></text:p>
          <text:p text:style-name="P108">9.31<text:span text:style-name="T6"><text:tab/></text:span>Differences between release 23/11/2006 and 23/10/2006<text:tab/><text:a xlink:type="simple" xlink:href="#__RefHeading___Toc265108939" text:style-name="Index_20_Link" text:visited-style-name="Index_20_Link">69</text:a></text:p>
          <text:p text:style-name="P108">9.32<text:span text:style-name="T6"><text:tab/></text:span>Differences between release 23/10/2006 and 26/06/2006<text:tab/><text:a xlink:type="simple" xlink:href="#__RefHeading___Toc265108940" text:style-name="Index_20_Link" text:visited-style-name="Index_20_Link">69</text:a></text:p>
          <text:p text:style-name="P108">9.33<text:span text:style-name="T6"><text:tab/></text:span>Differences between release 26/06/2006 and 16/05/2006<text:tab/><text:a xlink:type="simple" xlink:href="#__RefHeading___Toc265108941" text:style-name="Index_20_Link" text:visited-style-name="Index_20_Link">70</text:a></text:p>
          <text:p text:style-name="P108">9.34<text:span text:style-name="T6"><text:tab/></text:span>Differences between release 16/05/2006 and 25/04/2006<text:tab/><text:a xlink:type="simple" xlink:href="#__RefHeading___Toc265108942" text:style-name="Index_20_Link" text:visited-style-name="Index_20_Link">70</text:a></text:p>
          <text:p text:style-name="P108">9.35<text:span text:style-name="T6"><text:tab/></text:span>Differences between release 25/04/2006 and release 15/01/2006<text:tab/><text:a xlink:type="simple" xlink:href="#__RefHeading___Toc265108943" text:style-name="Index_20_Link" text:visited-style-name="Index_20_Link">71</text:a></text:p>
          <text:p text:style-name="P108">9.36<text:span text:style-name="T6"><text:tab/></text:span>Differences between release 15/01/2006 and release 15/11/2005<text:tab/><text:a xlink:type="simple" xlink:href="#__RefHeading___Toc265108944" text:style-name="Index_20_Link" text:visited-style-name="Index_20_Link">71</text:a></text:p>
          <text:p text:style-name="P108">9.37<text:span text:style-name="T6"><text:tab/></text:span>Differences between release 15/11/2005 and release 15/09/2005<text:tab/><text:a xlink:type="simple" xlink:href="#__RefHeading___Toc265108945" text:style-name="Index_20_Link" text:visited-style-name="Index_20_Link">72</text:a></text:p>
        </text:index-body>
      </text:table-of-content>
      <text:p text:style-name="P5"/>
      <text:p text:style-name="P6"/>
      <text:list xml:id="list13244782436949" text:continue-numbering="true" text:style-name="WW8Num37">
        <text:list-item>
          <text:h text:style-name="P110" text:outline-level="1"><text:bookmark-start text:name="__RefHeading___Toc265108834"/>Introduction<text:bookmark-end text:name="__RefHeading___Toc265108834"/></text:h>
        </text:list-item>
      </text:list>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7">,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9">all</text:span> AKOMA NTOSO documents). <text:s/></text:p>
      <text:list xml:id="list13244154855347" text:continue-numbering="true" text:style-name="WW8Num37">
        <text:list-item>
          <text:h text:style-name="Heading_20_1" text:outline-level="1"><text:bookmark-start text:name="__RefHeading___Toc265108835"/>Namespaces<text:bookmark-end text:name="__RefHeading___Toc265108835"/></text:h>
        </text:list-item>
      </text:list>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list xml:id="list13244883579057" text:continue-numbering="true" text:style-name="WW8Num37">
        <text:list-item>
          <text:h text:style-name="Heading_20_1" text:outline-level="1"><text:bookmark-start text:name="__RefHeading___Toc265108836"/>Global overview of the schema<text:bookmark-end text:name="__RefHeading___Toc265108836"/></text:h>
        </text:list-item>
      </text:list>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851420891411655464" text:style-name="WW8Num43">
        <text:list-item>
          <text:p text:style-name="P7">The root element <text:span text:style-name="code">&lt;akomantoso&gt;</text:span></text:p>
        </text:list-item>
        <text:list-item>
          <text:p text:style-name="P7">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7">The shared container elements, one for each main part of the abovementioned structures, except for <text:span text:style-name="Macchina_20_da_20_scrivere_20_HTML">&lt;meta&gt;</text:span>, which is described in the apposite section.</text:p>
        </text:list-item>
        <text:list-item>
          <text:p text:style-name="P7">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7">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7">Elements for judgements, particularly <text:span text:style-name="code">&lt;background&gt;, &lt;motivation&gt;, &lt;decision&gt;,</text:span> and for open structures, particularly <text:span text:style-name="code">&lt;item&gt;</text:span>.</text:p>
        </text:list-item>
        <text:list-item>
          <text:p text:style-name="P7">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7">Generic elements: the list of available generic elements (one for each of the main categories of content models). </text:p>
        </text:list-item>
        <text:list-item>
          <text:p text:style-name="P7">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7">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list xml:id="list13245313747091" text:continue-list="list13244883579057" text:style-name="WW8Num37">
        <text:list-item>
          <text:h text:style-name="Heading_20_1" text:outline-level="1"><text:bookmark-start text:name="__RefHeading___Toc265108837"/>Patterns<text:bookmark-end text:name="__RefHeading___Toc265108837"/></text:h>
        </text:list-item>
      </text:list>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9">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list xml:id="list13244278537253" text:continue-numbering="true" text:style-name="WW8Num37">
        <text:list-item>
          <text:list>
            <text:list-item>
              <text:h text:style-name="Heading_20_2" text:outline-level="2"><text:bookmark-start text:name="__RefHeading___Toc265108838"/>Categories in content model<text:bookmark-end text:name="__RefHeading___Toc265108838"/></text:h>
            </text:list-item>
          </text:list>
        </text:list-item>
      </text:list>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719277838353128730" text:style-name="WW8Num57">
        <text:list-item>
          <text:p text:style-name="P8">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8">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8">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8">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8">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8">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3">There are two exceptions to the systematic use of patterns: </text:p>
      <text:list xml:id="list2081020750800602780" text:style-name="WW8Num22">
        <text:list-item>
          <text:p text:style-name="P10">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0">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list xml:id="list13243660547251" text:continue-list="list13244278537253" text:style-name="WW8Num37">
        <text:list-item>
          <text:list>
            <text:list-item>
              <text:h text:style-name="Heading_20_2" text:outline-level="2"><text:bookmark-start text:name="__RefHeading___Toc265108839"/>Patterns in schema design<text:bookmark-end text:name="__RefHeading___Toc265108839"/></text:h>
            </text:list-item>
          </text:list>
        </text:list-item>
      </text:list>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list xml:id="list13243828641641" text:continue-numbering="true" text:style-name="WW8Num37">
        <text:list-item>
          <text:h text:style-name="Heading_20_1" text:outline-level="1"><text:bookmark-start text:name="__RefHeading___Toc265108840"/>Metadata elements<text:bookmark-end text:name="__RefHeading___Toc265108840"/></text:h>
        </text:list-item>
      </text:list>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5">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list xml:id="list13243781028489" text:continue-numbering="true" text:style-name="WW8Num37">
        <text:list-item>
          <text:h text:style-name="Heading_20_1" text:outline-level="1"><text:bookmark-start text:name="__RefHeading___Toc265108841"/><text:soft-page-break/>Amendments, versions and document lifecycle<text:bookmark-end text:name="__RefHeading___Toc265108841"/> </text:h>
        </text:list-item>
      </text:list>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6824590057458408078" text:style-name="WW8Num47">
        <text:list-item>
          <text:p text:style-name="P11">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1">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674064145394992289" text:style-name="WW8Num51">
        <text:list-item>
          <text:p text:style-name="P12"><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2"><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9">must</text:span> be all mentioned in the <text:span text:style-name="Macchina_20_da_20_scrivere_20_HTML">&lt;lifecycle&gt;</text:span> element. Individual additions and deletions are not marked in the content. </text:p>
        </text:list-item>
        <text:list-item>
          <text:p text:style-name="P12"><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list xml:id="list13245493467973" text:continue-list="list13243781028489" text:style-name="WW8Num37">
        <text:list-item>
          <text:h text:style-name="Heading_20_1" text:outline-level="1"><text:bookmark-start text:name="__RefHeading___Toc265108842"/>References<text:bookmark-end text:name="__RefHeading___Toc265108842"/></text:h>
        </text:list-item>
      </text:list>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list xml:id="list13245349808523" text:continue-numbering="true" text:style-name="WW8Num37">
        <text:list-item>
          <text:list>
            <text:list-item>
              <text:h text:style-name="Heading_20_2" text:outline-level="2"><text:bookmark-start text:name="__RefHeading___Toc265108843"/>The structure of references<text:bookmark-end text:name="__RefHeading___Toc265108843"/></text:h>
            </text:list-item>
          </text:list>
        </text:list-item>
      </text:list>
      <text:p text:style-name="Standard">All references to external concepts share the same structure, in that they are empty elements in the <text:span text:style-name="Macchina_20_da_20_scrivere_20_HTML">references</text:span> section provided with exactly four attributes: </text:p>
      <text:list xml:id="list3755570836772910471" text:style-name="WW8Num21">
        <text:list-item>
          <text:p text:style-name="P13"><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3"><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3"><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3"><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list xml:id="list13243567633942" text:continue-list="list13245349808523" text:style-name="WW8Num37">
        <text:list-item>
          <text:list>
            <text:list-item>
              <text:h text:style-name="Heading_20_2" text:outline-level="2"><text:bookmark-start text:name="__RefHeading___Toc265108844"/><text:soft-page-break/>Referring to precise concepts in the document<text:bookmark-end text:name="__RefHeading___Toc265108844"/></text:h>
            </text:list-item>
          </text:list>
        </text:list-item>
      </text:list>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8487271140172930295" text:style-name="WW8Num16">
        <text:list-item>
          <text:p text:style-name="P14"><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4"><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4"><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4"><text:span text:style-name="Macchina_20_da_20_scrivere_20_HTML">by</text:span>: points to a person, i.e., an instance of the class TLCPerson in the references section, relative to the person by which the content has been provided. </text:p>
        </text:list-item>
        <text:list-item>
          <text:p text:style-name="P14"><text:span text:style-name="Macchina_20_da_20_scrivere_20_HTML">as</text:span>: points to a role, i.e., an instance of the class TLCRole in the references, relative to the role held by the person when uttering the content. </text:p>
        </text:list-item>
        <text:list-item>
          <text:p text:style-name="P14"><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7886013164619484068" text:style-name="WW8Num50">
        <text:list-item>
          <text:p text:style-name="P15">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5"><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5"><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5">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5">The following inline elements may appear to be references, but are rather definitions: </text:p>
      <text:list xml:id="list212279398627096240" text:style-name="WW8Num32">
        <text:list-item>
          <text:p text:style-name="P16"><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6"><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6"><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list xml:id="list13243841540876" text:continue-list="list13243567633942" text:style-name="WW8Num37">
        <text:list-item>
          <text:list>
            <text:list-item>
              <text:h text:style-name="Heading_20_2" text:outline-level="2"><text:bookmark-start text:name="__RefHeading___Toc265108845"/>Identifiers<text:bookmark-end text:name="__RefHeading___Toc265108845"/></text:h>
            </text:list-item>
          </text:list>
        </text:list-item>
      </text:list>
      <text:p text:style-name="Standard">Identifiers are systematically used in AKOMA NTOSO. All AKOMA NTOSO elements allow up to three identifiers. Most relevant elements and sections <text:span text:style-name="T1">require</text:span> at least one. Starting from release CSD11, identifiers are <text:span text:style-name="T1">required</text:span> if the document seeks to reach compliance level 2, in which identifiers must follow the syntax described here, and are <text:span text:style-name="T3">not to be used</text:span> if it the sought compliance level is 1 and it is not possible to follow the syntax described in this section. </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list xml:id="list13245229299531" text:continue-numbering="true" text:style-name="WW8Num37">
        <text:list-item>
          <text:list>
            <text:list-item>
              <text:h text:style-name="Heading_20_2" text:outline-level="2"><text:bookmark-start text:name="__RefHeading___Toc265108846"/>The syntax of ids<text:bookmark-end text:name="__RefHeading___Toc265108846"/></text:h>
            </text:list-item>
          </text:list>
        </text:list-item>
      </text:list>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list xml:id="list13244479483927" text:continue-numbering="true" text:style-name="WW8Num37">
        <text:list-item>
          <text:list>
            <text:list-item>
              <text:list>
                <text:list-item>
                  <text:h text:style-name="Heading_20_3" text:outline-level="3"><text:bookmark-start text:name="__RefHeading___Toc265108847"/><text:soft-page-break/>Prefix<text:bookmark-end text:name="__RefHeading___Toc265108847"/></text:h>
                </text:list-item>
              </text:list>
            </text:list-item>
          </text:list>
        </text:list-item>
      </text:list>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13245238627980" text:continue-list="list212279398627096240" text:style-name="WW8Num32">
        <text:list-item>
          <text:p text:style-name="P16">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6">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6">Plain inline elements are <text:span text:style-name="T3">never</text:span> contexts. Exception: element <text:span text:style-name="Macchina_20_da_20_scrivere_20_HTML">mod</text:span> is <text:span text:style-name="T3">always</text:span> a context. </text:p>
        </text:list-item>
      </text:list>
      <text:list xml:id="list13243468723789" text:continue-list="list13244479483927" text:style-name="WW8Num37">
        <text:list-item>
          <text:list>
            <text:list-item>
              <text:list>
                <text:list-item>
                  <text:h text:style-name="Heading_20_3" text:outline-level="3"><text:bookmark-start text:name="__RefHeading___Toc265108848"/>Element_ref<text:bookmark-end text:name="__RefHeading___Toc265108848"/></text:h>
                </text:list-item>
              </text:list>
            </text:list-item>
          </text:list>
        </text:list-item>
      </text:list>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7">Abbreviation</text:p>
          </table:table-cell>
          <table:table-cell table:style-name="Table1.B1" office:value-type="string">
            <text:p text:style-name="P57">Element name</text:p>
          </table:table-cell>
        </table:table-row>
        <table:table-row table:style-name="Table1.1">
          <table:table-cell table:style-name="Table1.A2" office:value-type="string">
            <text:p text:style-name="P56">adj</text:p>
          </table:table-cell>
          <table:table-cell table:style-name="Table1.B2" office:value-type="string">
            <text:p text:style-name="P55">adjournment</text:p>
          </table:table-cell>
        </table:table-row>
        <table:table-row table:style-name="Table1.1">
          <table:table-cell table:style-name="Table1.A3" office:value-type="string">
            <text:p text:style-name="P56">admoath</text:p>
          </table:table-cell>
          <table:table-cell table:style-name="Table1.B3" office:value-type="string">
            <text:p text:style-name="P55">administrationOfOath</text:p>
          </table:table-cell>
        </table:table-row>
        <table:table-row table:style-name="Table1.1">
          <table:table-cell table:style-name="Table1.A2" office:value-type="string">
            <text:p text:style-name="P56">addr</text:p>
          </table:table-cell>
          <table:table-cell table:style-name="Table1.B2" office:value-type="string">
            <text:p text:style-name="P55">address</text:p>
          </table:table-cell>
        </table:table-row>
        <table:table-row table:style-name="Table1.1">
          <table:table-cell table:style-name="Table1.A5" office:value-type="string">
            <text:p text:style-name="P56">ans</text:p>
          </table:table-cell>
          <table:table-cell table:style-name="Table1.B5" office:value-type="string">
            <text:p text:style-name="P55">answer</text:p>
          </table:table-cell>
        </table:table-row>
        <table:table-row table:style-name="Table1.1">
          <table:table-cell table:style-name="Table1.A2" office:value-type="string">
            <text:p text:style-name="P56">art</text:p>
          </table:table-cell>
          <table:table-cell table:style-name="Table1.B2" office:value-type="string">
            <text:p text:style-name="P55">article</text:p>
          </table:table-cell>
        </table:table-row>
        <table:table-row table:style-name="Table1.1">
          <table:table-cell table:style-name="Table1.A7" office:value-type="string">
            <text:p text:style-name="P56">att</text:p>
          </table:table-cell>
          <table:table-cell table:style-name="Table1.B7" office:value-type="string">
            <text:p text:style-name="P55">attachment</text:p>
          </table:table-cell>
        </table:table-row>
        <table:table-row table:style-name="Table1.1">
          <table:table-cell table:style-name="Table1.A2" office:value-type="string">
            <text:p text:style-name="P56">chp</text:p>
          </table:table-cell>
          <table:table-cell table:style-name="Table1.B2" office:value-type="string">
            <text:p text:style-name="P55">chapter</text:p>
          </table:table-cell>
        </table:table-row>
        <table:table-row table:style-name="Table1.1">
          <table:table-cell table:style-name="Table1.A9" office:value-type="string">
            <text:p text:style-name="P56">cit</text:p>
          </table:table-cell>
          <table:table-cell table:style-name="Table1.B9" office:value-type="string">
            <text:p text:style-name="P55">citation</text:p>
          </table:table-cell>
        </table:table-row>
        <table:table-row table:style-name="Table1.1">
          <table:table-cell table:style-name="Table1.A2" office:value-type="string">
            <text:p text:style-name="P56">cits</text:p>
          </table:table-cell>
          <table:table-cell table:style-name="Table1.B2" office:value-type="string">
            <text:p text:style-name="P55">citations</text:p>
          </table:table-cell>
        </table:table-row>
        <table:table-row table:style-name="Table1.1">
          <table:table-cell table:style-name="Table1.A11" office:value-type="string">
            <text:p text:style-name="P56">cl</text:p>
          </table:table-cell>
          <table:table-cell table:style-name="Table1.B11" office:value-type="string">
            <text:p text:style-name="P55">clause</text:p>
          </table:table-cell>
        </table:table-row>
        <table:table-row table:style-name="Table1.1">
          <table:table-cell table:style-name="Table1.A2" office:value-type="string">
            <text:p text:style-name="P56">cmp</text:p>
          </table:table-cell>
          <table:table-cell table:style-name="Table1.B2" office:value-type="string">
            <text:p text:style-name="P55">component</text:p>
          </table:table-cell>
        </table:table-row>
        <table:table-row table:style-name="Table1.1">
          <table:table-cell table:style-name="Table1.A13" office:value-type="string">
            <text:p text:style-name="P56">comm</text:p>
          </table:table-cell>
          <table:table-cell table:style-name="Table1.B13" office:value-type="string">
            <text:p text:style-name="P55">communication</text:p>
          </table:table-cell>
        </table:table-row>
        <table:table-row table:style-name="Table1.1">
          <table:table-cell table:style-name="Table1.A2" office:value-type="string">
            <text:p text:style-name="P56">cref</text:p>
          </table:table-cell>
          <table:table-cell table:style-name="Table1.B2" office:value-type="string">
            <text:p text:style-name="P55">componentRef</text:p>
          </table:table-cell>
        </table:table-row>
        <table:table-row table:style-name="Table1.1">
          <table:table-cell table:style-name="Table1.A15" office:value-type="string">
            <text:p text:style-name="P56">dbtsec</text:p>
          </table:table-cell>
          <table:table-cell table:style-name="Table1.B15" office:value-type="string">
            <text:p text:style-name="P55">debateSection</text:p>
          </table:table-cell>
        </table:table-row>
        <table:table-row table:style-name="Table1.1">
          <table:table-cell table:style-name="Table1.A2" office:value-type="string">
            <text:p text:style-name="P56">dclvote</text:p>
          </table:table-cell>
          <table:table-cell table:style-name="Table1.B2" office:value-type="string">
            <text:p text:style-name="P55">declarationOfVote</text:p>
          </table:table-cell>
        </table:table-row>
        <text:soft-page-break/>
        <table:table-row table:style-name="Table1.1">
          <table:table-cell table:style-name="Table1.A17" office:value-type="string">
            <text:p text:style-name="P56">dref</text:p>
          </table:table-cell>
          <table:table-cell table:style-name="Table1.B17" office:value-type="string">
            <text:p text:style-name="P55">documentRef</text:p>
          </table:table-cell>
        </table:table-row>
        <table:table-row table:style-name="Table1.1">
          <table:table-cell table:style-name="Table1.A2" office:value-type="string">
            <text:p text:style-name="P56">estr</text:p>
          </table:table-cell>
          <table:table-cell table:style-name="Table1.B2" office:value-type="string">
            <text:p text:style-name="P55">embeddedStructure</text:p>
          </table:table-cell>
        </table:table-row>
        <table:table-row table:style-name="Table1.1">
          <table:table-cell table:style-name="Table1.A19" office:value-type="string">
            <text:p text:style-name="P56">etxt</text:p>
          </table:table-cell>
          <table:table-cell table:style-name="Table1.B19" office:value-type="string">
            <text:p text:style-name="P55">embeddedText</text:p>
          </table:table-cell>
        </table:table-row>
        <table:table-row table:style-name="Table1.1">
          <table:table-cell table:style-name="Table1.A2" office:value-type="string">
            <text:p text:style-name="P56">frag</text:p>
          </table:table-cell>
          <table:table-cell table:style-name="Table1.B2" office:value-type="string">
            <text:p text:style-name="P55">fragment</text:p>
          </table:table-cell>
        </table:table-row>
        <table:table-row table:style-name="Table1.1">
          <table:table-cell table:style-name="Table1.A21" office:value-type="string">
            <text:p text:style-name="P56">hdg</text:p>
          </table:table-cell>
          <table:table-cell table:style-name="Table1.B21" office:value-type="string">
            <text:p text:style-name="P55">heading</text:p>
          </table:table-cell>
        </table:table-row>
        <table:table-row table:style-name="Table1.1">
          <table:table-cell table:style-name="Table1.A2" office:value-type="string">
            <text:p text:style-name="P56">intro</text:p>
          </table:table-cell>
          <table:table-cell table:style-name="Table1.B2" office:value-type="string">
            <text:p text:style-name="P55">intro</text:p>
          </table:table-cell>
        </table:table-row>
        <table:table-row table:style-name="Table1.1">
          <table:table-cell table:style-name="Table1.A23" office:value-type="string">
            <text:p text:style-name="P56">intro</text:p>
          </table:table-cell>
          <table:table-cell table:style-name="Table1.B23" office:value-type="string">
            <text:p text:style-name="P55">listIntroduction</text:p>
          </table:table-cell>
        </table:table-row>
        <table:table-row table:style-name="Table1.1">
          <table:table-cell table:style-name="Table1.A2" office:value-type="string">
            <text:p text:style-name="P56">list</text:p>
          </table:table-cell>
          <table:table-cell table:style-name="Table1.B2" office:value-type="string">
            <text:p text:style-name="P55">blockList</text:p>
          </table:table-cell>
        </table:table-row>
        <table:table-row table:style-name="Table1.1">
          <table:table-cell table:style-name="Table1.A25" office:value-type="string">
            <text:p text:style-name="P56">list</text:p>
          </table:table-cell>
          <table:table-cell table:style-name="Table1.B25" office:value-type="string">
            <text:p text:style-name="P55">list</text:p>
          </table:table-cell>
        </table:table-row>
        <table:table-row table:style-name="Table1.1">
          <table:table-cell table:style-name="Table1.A2" office:value-type="string">
            <text:p text:style-name="P56">lwr</text:p>
          </table:table-cell>
          <table:table-cell table:style-name="Table1.B2" office:value-type="string">
            <text:p text:style-name="P55">party</text:p>
          </table:table-cell>
        </table:table-row>
        <table:table-row table:style-name="Table1.1">
          <table:table-cell table:style-name="Table1.A27" office:value-type="string">
            <text:p text:style-name="P56">mnstm</text:p>
          </table:table-cell>
          <table:table-cell table:style-name="Table1.B27" office:value-type="string">
            <text:p text:style-name="P55">ministerialStatements</text:p>
          </table:table-cell>
        </table:table-row>
        <table:table-row table:style-name="Table1.1">
          <table:table-cell table:style-name="Table1.A2" office:value-type="string">
            <text:p text:style-name="P56">ntcmot</text:p>
          </table:table-cell>
          <table:table-cell table:style-name="Table1.B2" office:value-type="string">
            <text:p text:style-name="P55">noticesOfMotion</text:p>
          </table:table-cell>
        </table:table-row>
        <table:table-row table:style-name="Table1.1">
          <table:table-cell table:style-name="Table1.A29" office:value-type="string">
            <text:p text:style-name="P56">ntnint</text:p>
          </table:table-cell>
          <table:table-cell table:style-name="Table1.B29" office:value-type="string">
            <text:p text:style-name="P55">nationalInterest</text:p>
          </table:table-cell>
        </table:table-row>
        <table:table-row table:style-name="Table1.1">
          <table:table-cell table:style-name="Table1.A2" office:value-type="string">
            <text:p text:style-name="P56">orlstm</text:p>
          </table:table-cell>
          <table:table-cell table:style-name="Table1.B2" office:value-type="string">
            <text:p text:style-name="P55">oralStatements</text:p>
          </table:table-cell>
        </table:table-row>
        <table:table-row table:style-name="Table1.1">
          <table:table-cell table:style-name="Table1.A31" office:value-type="string">
            <text:p text:style-name="P56">para</text:p>
          </table:table-cell>
          <table:table-cell table:style-name="Table1.B31" office:value-type="string">
            <text:p text:style-name="P55">paragraph</text:p>
          </table:table-cell>
        </table:table-row>
        <table:table-row table:style-name="Table1.1">
          <table:table-cell table:style-name="Table1.A2" office:value-type="string">
            <text:p text:style-name="P56">pntord</text:p>
          </table:table-cell>
          <table:table-cell table:style-name="Table1.B2" office:value-type="string">
            <text:p text:style-name="P55">pointOfOrder</text:p>
          </table:table-cell>
        </table:table-row>
        <table:table-row table:style-name="Table1.1">
          <table:table-cell table:style-name="Table1.A33" office:value-type="string">
            <text:p text:style-name="P56">prcmot</text:p>
          </table:table-cell>
          <table:table-cell table:style-name="Table1.B33" office:value-type="string">
            <text:p text:style-name="P55">proceduralMotions</text:p>
          </table:table-cell>
        </table:table-row>
        <table:table-row table:style-name="Table1.1">
          <table:table-cell table:style-name="Table1.A2" office:value-type="string">
            <text:p text:style-name="P56">prnstm</text:p>
          </table:table-cell>
          <table:table-cell table:style-name="Table1.B2" office:value-type="string">
            <text:p text:style-name="P55">personalStatements</text:p>
          </table:table-cell>
        </table:table-row>
        <table:table-row table:style-name="Table1.1">
          <table:table-cell table:style-name="Table1.A35" office:value-type="string">
            <text:p text:style-name="P56">pry</text:p>
          </table:table-cell>
          <table:table-cell table:style-name="Table1.B35" office:value-type="string">
            <text:p text:style-name="P55">prayers</text:p>
          </table:table-cell>
        </table:table-row>
        <table:table-row table:style-name="Table1.1">
          <table:table-cell table:style-name="Table1.A2" office:value-type="string">
            <text:p text:style-name="P56">pts</text:p>
          </table:table-cell>
          <table:table-cell table:style-name="Table1.B2" office:value-type="string">
            <text:p text:style-name="P55">petitions</text:p>
          </table:table-cell>
        </table:table-row>
        <table:table-row table:style-name="Table1.1">
          <table:table-cell table:style-name="Table1.A37" office:value-type="string">
            <text:p text:style-name="P56">qst</text:p>
          </table:table-cell>
          <table:table-cell table:style-name="Table1.B37" office:value-type="string">
            <text:p text:style-name="P55">question</text:p>
          </table:table-cell>
        </table:table-row>
        <table:table-row table:style-name="Table1.1">
          <table:table-cell table:style-name="Table1.A2" office:value-type="string">
            <text:p text:style-name="P56">qstr</text:p>
          </table:table-cell>
          <table:table-cell table:style-name="Table1.B2" office:value-type="string">
            <text:p text:style-name="P55">quotedStructure</text:p>
          </table:table-cell>
        </table:table-row>
        <table:table-row table:style-name="Table1.1">
          <table:table-cell table:style-name="Table1.A39" office:value-type="string">
            <text:p text:style-name="P56">qsts</text:p>
          </table:table-cell>
          <table:table-cell table:style-name="Table1.B39" office:value-type="string">
            <text:p text:style-name="P55">questions</text:p>
          </table:table-cell>
        </table:table-row>
        <table:table-row table:style-name="Table1.1">
          <table:table-cell table:style-name="Table1.A2" office:value-type="string">
            <text:p text:style-name="P56">qtxt</text:p>
          </table:table-cell>
          <table:table-cell table:style-name="Table1.B2" office:value-type="string">
            <text:p text:style-name="P55">quotedText</text:p>
          </table:table-cell>
        </table:table-row>
        <table:table-row table:style-name="Table1.1">
          <table:table-cell table:style-name="Table1.A41" office:value-type="string">
            <text:p text:style-name="P56">rec</text:p>
          </table:table-cell>
          <table:table-cell table:style-name="Table1.B41" office:value-type="string">
            <text:p text:style-name="P55">recital</text:p>
          </table:table-cell>
        </table:table-row>
        <table:table-row table:style-name="Table1.1">
          <table:table-cell table:style-name="Table1.A2" office:value-type="string">
            <text:p text:style-name="P56">recs</text:p>
          </table:table-cell>
          <table:table-cell table:style-name="Table1.B2" office:value-type="string">
            <text:p text:style-name="P55">recitals</text:p>
          </table:table-cell>
        </table:table-row>
        <table:table-row table:style-name="Table1.1">
          <table:table-cell table:style-name="Table1.A43" office:value-type="string">
            <text:p text:style-name="P56">roll</text:p>
          </table:table-cell>
          <table:table-cell table:style-name="Table1.B43" office:value-type="string">
            <text:p text:style-name="P55">rollCall</text:p>
          </table:table-cell>
        </table:table-row>
        <table:table-row table:style-name="Table1.1">
          <table:table-cell table:style-name="Table1.A2" office:value-type="string">
            <text:p text:style-name="P56">res</text:p>
          </table:table-cell>
          <table:table-cell table:style-name="Table1.B2" office:value-type="string">
            <text:p text:style-name="P55">resolutions</text:p>
          </table:table-cell>
        </table:table-row>
        <table:table-row table:style-name="Table1.1">
          <table:table-cell table:style-name="Table1.A45" office:value-type="string">
            <text:p text:style-name="P56">sec</text:p>
          </table:table-cell>
          <table:table-cell table:style-name="Table1.B45" office:value-type="string">
            <text:p text:style-name="P55">section</text:p>
          </table:table-cell>
        </table:table-row>
        <table:table-row table:style-name="Table1.1">
          <table:table-cell table:style-name="Table1.A2" office:value-type="string">
            <text:p text:style-name="P56">subchp</text:p>
          </table:table-cell>
          <table:table-cell table:style-name="Table1.B2" office:value-type="string">
            <text:p text:style-name="P55">subchapter</text:p>
          </table:table-cell>
        </table:table-row>
        <table:table-row table:style-name="Table1.1">
          <table:table-cell table:style-name="Table1.A47" office:value-type="string">
            <text:p text:style-name="P56">subcl</text:p>
          </table:table-cell>
          <table:table-cell table:style-name="Table1.B47" office:value-type="string">
            <text:p text:style-name="P55">subclause</text:p>
          </table:table-cell>
        </table:table-row>
        <table:table-row table:style-name="Table1.1">
          <table:table-cell table:style-name="Table1.A2" office:value-type="string">
            <text:p text:style-name="P56">subhdg</text:p>
          </table:table-cell>
          <table:table-cell table:style-name="Table1.B2" office:value-type="string">
            <text:p text:style-name="P55">subheading</text:p>
          </table:table-cell>
        </table:table-row>
        <table:table-row table:style-name="Table1.1">
          <table:table-cell table:style-name="Table1.A49" office:value-type="string">
            <text:p text:style-name="P56">subpara</text:p>
          </table:table-cell>
          <table:table-cell table:style-name="Table1.B49" office:value-type="string">
            <text:p text:style-name="P55">subparagraph</text:p>
          </table:table-cell>
        </table:table-row>
        <table:table-row table:style-name="Table1.1">
          <table:table-cell table:style-name="Table1.A2" office:value-type="string">
            <text:p text:style-name="P56">subsec</text:p>
          </table:table-cell>
          <table:table-cell table:style-name="Table1.B2" office:value-type="string">
            <text:p text:style-name="P55">subsection</text:p>
          </table:table-cell>
        </table:table-row>
        <table:table-row table:style-name="Table1.1">
          <table:table-cell table:style-name="Table1.A51" office:value-type="string">
            <text:p text:style-name="P56">trans</text:p>
          </table:table-cell>
          <table:table-cell table:style-name="Table1.B51" office:value-type="string">
            <text:p text:style-name="P55">transitional</text:p>
          </table:table-cell>
        </table:table-row>
        <table:table-row table:style-name="Table1.1">
          <table:table-cell table:style-name="Table1.A2" office:value-type="string">
            <text:p text:style-name="P55"><text:span text:style-name="T20">wrapUp</text:span></text:p>
          </table:table-cell>
          <table:table-cell table:style-name="Table1.B2" office:value-type="string">
            <text:p text:style-name="P55">listWrap</text:p>
          </table:table-cell>
        </table:table-row>
        <table:table-row table:style-name="Table1.1">
          <table:table-cell table:style-name="Table1.A53" office:value-type="string">
            <text:p text:style-name="P55"><text:span text:style-name="T20">wrapUp</text:span></text:p>
          </table:table-cell>
          <table:table-cell table:style-name="Table1.B53" office:value-type="string">
            <text:p text:style-name="P55">wrap</text:p>
          </table:table-cell>
        </table:table-row>
        <table:table-row table:style-name="Table1.1">
          <table:table-cell table:style-name="Table1.A2" office:value-type="string">
            <text:p text:style-name="P56">wrtst</text:p>
          </table:table-cell>
          <table:table-cell table:style-name="Table1.B2" office:value-type="string">
            <text:p text:style-name="P55">writtenStatements</text:p>
          </table:table-cell>
        </table:table-row>
      </table:table>
      <text:list xml:id="list13244986010650" text:continue-numbering="true" text:style-name="WW8Num37">
        <text:list-item>
          <text:list>
            <text:list-item>
              <text:list>
                <text:list-item>
                  <text:h text:style-name="Heading_20_3" text:outline-level="3"><text:bookmark-start text:name="__RefHeading___Toc265108849"/><text:soft-page-break/>num<text:bookmark-end text:name="__RefHeading___Toc265108849"/></text:h>
                </text:list-item>
              </text:list>
            </text:list-item>
          </text:list>
        </text:list-item>
      </text:list>
      <text:p text:style-name="Standard">The num part of an id is a (possibly empty) representation of the numbering of the element within its context. There are three subcases: </text:p>
      <text:list xml:id="list3350013148103505996" text:style-name="WW8Num35">
        <text:list-item>
          <text:p text:style-name="P59"><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9"><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22"> </text:span></text:span>then the <text:span text:style-name="T1">num</text:span> part of the id will be "<text:span text:style-name="Macchina_20_da_20_scrivere_20_HTML">12bis</text:span>"; </text:p>
        </text:list-item>
      </text:list>
      <text:p text:style-name="P60">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13243748594091" text:continue-numbering="true" text:style-name="WW8Num35">
        <text:list-item>
          <text:p text:style-name="P59"><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60">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60">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list xml:id="list13243790512519" text:continue-list="list13244986010650" text:style-name="WW8Num37">
        <text:list-item>
          <text:list>
            <text:list-item>
              <text:list>
                <text:list-item>
                  <text:h text:style-name="Heading_20_3" text:outline-level="3"><text:bookmark-start text:name="__RefHeading___Toc265108850"/>Abundant or incomplete references<text:bookmark-end text:name="__RefHeading___Toc265108850"/></text:h>
                </text:list-item>
              </text:list>
            </text:list-item>
          </text:list>
        </text:list-item>
      </text:list>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list xml:id="list13245007128761" text:continue-numbering="true" text:style-name="WW8Num37">
        <text:list-item>
          <text:list>
            <text:list-item>
              <text:h text:style-name="Heading_20_2" text:outline-level="2"><text:bookmark-start text:name="__RefHeading___Toc265108851"/>Expression IDs and work IDs<text:bookmark-end text:name="__RefHeading___Toc265108851"/></text:h>
            </text:list-item>
          </text:list>
        </text:list-item>
      </text:list>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3598253427423239856" text:style-name="WW8Num36">
        <text:list-item>
          <text:p text:style-name="P18">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8">in a multi-version file, the co-occurrence of two similarly named structures from two versions, say article 2 in the past version and article 2 in the current version, both contained in the same (multiversion) manifestation. </text:p>
        </text:list-item>
        <text:list-item>
          <text:p text:style-name="P18">in a modification act, the concurrence of two similarly named structures of the amending and of the amended document, say I am amending art.2 of the amended act, and of course an art.2 exists already in the amending act. </text:p>
        </text:list-item>
        <text:list-item>
          <text:p text:style-name="P18">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8">First use case – renumbering in bills: an approved amendment A inserts a new article between art.1 and art.2 of version 1 of bill B. Because of this decision, art.2 is known in version 2 of B as art.3, art.3 is known as art.4, etc. </text:p>
            </text:list-item>
            <text:list-item>
              <text:p text:style-name="P18">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7131587968051217026" text:style-name="WW8Num42">
        <text:list-item>
          <text:p text:style-name="P19"><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9"><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9"><text:span text:style-name="T1">Uniqueness</text:span>: the id of a part is unique within the document. </text:p>
        </text:list-item>
        <text:list-item>
          <text:p text:style-name="P19"><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9"><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9"><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9"><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pan text:style-name="T23"><text:s/></text:span>Contiguity does NOT mean that the id must be called "id", or that it must be the only attribute to exhibit identification characteristics</text:p></text:note-body></text:note></text:span>. </text:p>
        </text:list-item>
        <text:list-item>
          <text:p text:style-name="P19"><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9"><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pan text:style-name="T23"><text:s/></text:span>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2423613028423838126" text:style-name="WW8Num58">
        <text:list-item>
          <text:p text:style-name="P20"><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5"/>
      <text:p text:style-name="P54">Master expression (e.g., in English)</text:p>
      <text:p text:style-name="P61"><text:span text:style-name="Macchina_20_da_20_scrivere_20_HTML">&lt;section eId="sec_2"&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Some text in English&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section&gt;</text:span></text:p>
      <text:p text:style-name="P53"><text:span text:style-name="T19">Variant (e.g., in French)</text:span></text:p>
      <text:p text:style-name="P61"><text:span text:style-name="Macchina_20_da_20_scrivere_20_HTML"/></text:p>
      <text:p text:style-name="P61"><text:span text:style-name="Macchina_20_da_20_scrivere_20_HTML">&lt;art wId="sec_2" eId="art_2"&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Du texte en Français&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art&gt;</text:span></text:p>
      <text:p text:style-name="P77"><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13245261690772" text:continue-numbering="true" text:style-name="WW8Num58">
        <text:list-item>
          <text:p text:style-name="P20"><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5"><text:soft-page-break/></text:p>
      <text:p text:style-name="P53"><text:span text:style-name="T19">Variant (e.g., in English)</text:span></text:p>
      <text:p text:style-name="P61"><text:span text:style-name="Macchina_20_da_20_scrivere_20_HTML">&lt;section wid=”elm_2” eId="sec_2"&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Some text in English&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section&gt;</text:span></text:p>
      <text:p text:style-name="P53"><text:span text:style-name="T19">Variant (e.g., in French)</text:span></text:p>
      <text:p text:style-name="P61"><text:span text:style-name="Macchina_20_da_20_scrivere_20_HTML"/></text:p>
      <text:p text:style-name="P61"><text:span text:style-name="Macchina_20_da_20_scrivere_20_HTML">&lt;art wId="elm_2" eId="art_2"&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Du texte en Français&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art&gt;</text:span></text:p>
      <text:list xml:id="list213960356509817942" text:style-name="WW8Num44">
        <text:list-item>
          <text:p text:style-name="P21"><text:span text:style-name="T1">Multi-version document</text:span>: The "default" fragment uses a plain id, the "secondary" destination uses a modified id. </text:p>
        </text:list-item>
      </text:list>
      <text:p text:style-name="P61"><text:span text:style-name="Macchina_20_da_20_scrivere_20_HTML">&lt;art eId="art2"&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New version of art.2&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art&gt;</text:span></text:p>
      <text:p text:style-name="P61"><text:span text:style-name="Macchina_20_da_20_scrivere_20_HTML">&lt;art wId="art2" eId="art2v1"&gt;</text:span></text:p>
      <text:p text:style-name="P61"><text:span text:style-name="Macchina_20_da_20_scrivere_20_HTML"><text:span text:style-name="T23"><text:s/></text:span></text:span><text:span text:style-name="Macchina_20_da_20_scrivere_20_HTML">&lt;num&gt;2&lt;/num&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text:span text:style-name="T23"><text:s text:c="3"/></text:span></text:span><text:span text:style-name="Macchina_20_da_20_scrivere_20_HTML">&lt;p&gt;Old version of art.2&lt;/p&gt;</text:span></text:p>
      <text:p text:style-name="P61"><text:span text:style-name="Macchina_20_da_20_scrivere_20_HTML"><text:span text:style-name="T23"><text:s/></text:span></text:span><text:span text:style-name="Macchina_20_da_20_scrivere_20_HTML">&lt;/content&gt;</text:span></text:p>
      <text:p text:style-name="P61"><text:span text:style-name="Macchina_20_da_20_scrivere_20_HTML">&lt;/art&gt;</text:span></text:p>
      <text:p text:style-name="P53">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13245266670180" text:continue-numbering="true" text:style-name="WW8Num44">
        <text:list-item>
          <text:p text:style-name="P21"><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1"><text:span text:style-name="Macchina_20_da_20_scrivere_20_HTML">&lt;mod id="mod_1"&gt;</text:span></text:p>
      <text:p text:style-name="P61"><text:span text:style-name="Macchina_20_da_20_scrivere_20_HTML"><text:tab/>Art. 5 is changed as follows: </text:span></text:p>
      <text:p text:style-name="P61"><text:span text:style-name="Macchina_20_da_20_scrivere_20_HTML"><text:tab/>&lt;quotedStructure id="mod_1__qstr_1"&gt;</text:span></text:p>
      <text:p text:style-name="P61"><text:span text:style-name="Macchina_20_da_20_scrivere_20_HTML"><text:tab/><text:tab/>&lt;art eId="mod_1__qsrt_1__art_5" wId="art5"&gt;</text:span></text:p>
      <text:p text:style-name="P61"><text:span text:style-name="Macchina_20_da_20_scrivere_20_HTML"><text:tab/><text:tab/><text:tab/>...</text:span></text:p>
      <text:p text:style-name="P61"><text:span text:style-name="Macchina_20_da_20_scrivere_20_HTML"><text:tab/><text:tab/>&lt;/art&gt;</text:span></text:p>
      <text:p text:style-name="P61"><text:span text:style-name="Macchina_20_da_20_scrivere_20_HTML"><text:tab/>&lt;/quotedStructure&gt;</text:span></text:p>
      <text:p text:style-name="P61"><text:span text:style-name="Macchina_20_da_20_scrivere_20_HTML">&lt;/mod&gt;</text:span></text:p>
      <text:list xml:id="list13245151250036" text:continue-numbering="true" text:style-name="WW8Num44">
        <text:list-item>
          <text:p text:style-name="P21"><text:span text:style-name="T1">Renumbering of bill (see use case 4.1)</text:span>: The first version of the bill has simple ids: </text:p>
        </text:list-item>
      </text:list>
      <text:p text:style-name="Standard"/>
      <text:p text:style-name="P61"><text:span text:style-name="Macchina_20_da_20_scrivere_20_HTML"><text:tab/><text:tab/>&lt;article id="art_1"&gt;</text:span></text:p>
      <text:p text:style-name="P61"><text:span text:style-name="Macchina_20_da_20_scrivere_20_HTML"><text:tab/><text:tab/><text:tab/>&lt;num&gt;1&lt;/num&gt;</text:span></text:p>
      <text:p text:style-name="P61"><text:span text:style-name="Macchina_20_da_20_scrivere_20_HTML"><text:tab/><text:tab/><text:tab/>&lt;content&gt;&lt;p&gt;Originally article 1&lt;/p&gt;&lt;/content&gt;</text:span></text:p>
      <text:p text:style-name="P61"><text:span text:style-name="Macchina_20_da_20_scrivere_20_HTML"><text:tab/><text:tab/>&lt;/article&gt;</text:span></text:p>
      <text:p text:style-name="P61"><text:span text:style-name="Macchina_20_da_20_scrivere_20_HTML"><text:tab/><text:tab/>&lt;article id="art_2"&gt;</text:span></text:p>
      <text:p text:style-name="P61"><text:span text:style-name="Macchina_20_da_20_scrivere_20_HTML"><text:tab/><text:tab/><text:tab/>&lt;num&gt;2&lt;/num&gt;</text:span></text:p>
      <text:p text:style-name="P61"><text:span text:style-name="Macchina_20_da_20_scrivere_20_HTML"><text:tab/><text:tab/><text:tab/>&lt;content&gt;&lt;p&gt;Originally article 2&lt;/p&gt;&lt;/content&gt;</text:span></text:p>
      <text:p text:style-name="P61"><text:span text:style-name="Macchina_20_da_20_scrivere_20_HTML"><text:tab/><text:tab/>&lt;/article&gt;</text:span></text:p>
      <text:p text:style-name="P61"><text:span text:style-name="Macchina_20_da_20_scrivere_20_HTML"><text:tab/><text:tab/>&lt;article id="art_3"&gt;</text:span></text:p>
      <text:p text:style-name="P61"><text:span text:style-name="Macchina_20_da_20_scrivere_20_HTML"><text:tab/><text:tab/><text:tab/>&lt;num&gt;3&lt;/num&gt;</text:span></text:p>
      <text:p text:style-name="P61"><text:soft-page-break/><text:span text:style-name="Macchina_20_da_20_scrivere_20_HTML"><text:tab/><text:tab/><text:tab/>&lt;content&gt;&lt;p&gt;Originally article 3&lt;/p&gt;&lt;/content&gt;</text:span></text:p>
      <text:p text:style-name="P61"><text:span text:style-name="Macchina_20_da_20_scrivere_20_HTML"><text:tab/><text:tab/>&lt;/article&gt;</text:span></text:p>
      <text:p text:style-name="Standard"/>
      <text:p text:style-name="P77"><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1"><text:span text:style-name="Macchina_20_da_20_scrivere_20_HTML"><text:tab/><text:tab/>&lt;article eId="art_1"&gt;</text:span></text:p>
      <text:p text:style-name="P61"><text:span text:style-name="Macchina_20_da_20_scrivere_20_HTML"><text:tab/><text:tab/><text:tab/>&lt;num&gt;1&lt;/num&gt;</text:span></text:p>
      <text:p text:style-name="P61"><text:span text:style-name="Macchina_20_da_20_scrivere_20_HTML"><text:tab/><text:tab/><text:tab/>&lt;content&gt;&lt;p&gt;Originally article 1&lt;/p&gt;&lt;/content&gt;</text:span></text:p>
      <text:p text:style-name="P61"><text:span text:style-name="Macchina_20_da_20_scrivere_20_HTML"><text:tab/><text:tab/>&lt;/article&gt;</text:span></text:p>
      <text:p text:style-name="P61"><text:span text:style-name="Macchina_20_da_20_scrivere_20_HTML"><text:tab/><text:tab/>&lt;article eId="art_2"&gt;</text:span></text:p>
      <text:p text:style-name="P61"><text:span text:style-name="Macchina_20_da_20_scrivere_20_HTML"><text:tab/><text:tab/><text:tab/>&lt;num&gt;2&lt;/num&gt;</text:span></text:p>
      <text:p text:style-name="P61"><text:span text:style-name="Macchina_20_da_20_scrivere_20_HTML"><text:tab/><text:tab/><text:tab/>&lt;content&gt;&lt;p&gt;New article 2&lt;/p&gt;&lt;/content&gt;</text:span></text:p>
      <text:p text:style-name="P61"><text:span text:style-name="Macchina_20_da_20_scrivere_20_HTML"><text:tab/><text:tab/>&lt;/article&gt;</text:span></text:p>
      <text:p text:style-name="P61"><text:span text:style-name="Macchina_20_da_20_scrivere_20_HTML"><text:tab/><text:tab/>&lt;article wId="art_2" eId="art_3"&gt;</text:span></text:p>
      <text:p text:style-name="P61"><text:span text:style-name="Macchina_20_da_20_scrivere_20_HTML"><text:tab/><text:tab/><text:tab/>&lt;num&gt;3&lt;/num&gt;</text:span></text:p>
      <text:p text:style-name="P61"><text:span text:style-name="Macchina_20_da_20_scrivere_20_HTML"><text:tab/><text:tab/><text:tab/>&lt;content&gt;&lt;p&gt;Originally article 2&lt;/p&gt;&lt;/content&gt;</text:span></text:p>
      <text:p text:style-name="P61"><text:span text:style-name="Macchina_20_da_20_scrivere_20_HTML"><text:tab/><text:tab/>&lt;/article&gt;</text:span></text:p>
      <text:p text:style-name="P61"><text:span text:style-name="Macchina_20_da_20_scrivere_20_HTML"><text:tab/><text:tab/>&lt;article wId="art_3" eId="art_4"&gt;</text:span></text:p>
      <text:p text:style-name="P61"><text:span text:style-name="Macchina_20_da_20_scrivere_20_HTML"><text:tab/><text:tab/><text:tab/>&lt;num&gt;4&lt;/num&gt;</text:span></text:p>
      <text:p text:style-name="P61"><text:span text:style-name="Macchina_20_da_20_scrivere_20_HTML"><text:tab/><text:tab/><text:tab/>&lt;content&gt;&lt;p&gt;Originally article 3&lt;/p&gt;&lt;/content&gt;</text:span></text:p>
      <text:p text:style-name="P61"><text:span text:style-name="Macchina_20_da_20_scrivere_20_HTML"><text:tab/><text:tab/>&lt;/article&gt;</text:span></text:p>
      <text:p text:style-name="P77"><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13245311047863" text:continue-numbering="true" text:style-name="WW8Num44">
        <text:list-item>
          <text:p text:style-name="P21"><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1">in act X the reference is <text:span text:style-name="Macchina_20_da_20_scrivere_20_HTML">Y#art_2</text:span>. This corresponds to the structure that in version 1 had <text:span text:style-name="Macchina_20_da_20_scrivere_20_HTML">eId="art_2".</text:span></text:p>
            </text:list-item>
            <text:list-item>
              <text:p text:style-name="P21">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1">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list xml:id="list13245301218045" text:continue-list="list13245007128761" text:style-name="WW8Num37">
        <text:list-item>
          <text:list>
            <text:list-item>
              <text:h text:style-name="Heading_20_2" text:outline-level="2"><text:bookmark-start text:name="__RefHeading___Toc265108852"/>Document IRIs<text:bookmark-end text:name="__RefHeading___Toc265108852"/></text:h>
            </text:list-item>
          </text:list>
        </text:list-item>
      </text:list>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list xml:id="list13244649328772" text:continue-numbering="true" text:style-name="WW8Num37">
        <text:list-item>
          <text:h text:style-name="P109" text:outline-level="1"><text:bookmark-start text:name="__RefHeading___Toc265108853"/><text:soft-page-break/>AKOMA NTOSO Naming Convention<text:bookmark-end text:name="__RefHeading___Toc265108853"/></text:h>
        </text:list-item>
      </text:list>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4">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24">http://tools.ietf.org/html/rfc3987</text:span></text:span></text:a><text:span text:style-name="T24">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4052755529058299931" text:style-name="WW8Num18">
        <text:list-item>
          <text:p text:style-name="P63">WORK – the abstract concept of the legal resource (e.g., act 3 of 2005).</text:p>
        </text:list-item>
        <text:list-item>
          <text:p text:style-name="P63">EXPRESSION - any version of the WORK whose content is specified and different from others for any reason: language, versions, etc. (e.g., act 3 of 2005 as in the version following the amendments entered into force on July 3<text:span text:style-name="T25">rd</text:span>, 2006).</text:p>
        </text:list-item>
        <text:list-item>
          <text:p text:style-name="P63">MANIFESTATION - any electronic or physical format of the EXPRESSION: MS Word, Open Office, XML, TIFF, PDF, etc (e.g., PDF representation of act 3 of 2005 as in the version following the amendments entered into force on July 3<text:span text:style-name="T25">rd</text:span>, 2006).</text:p>
        </text:list-item>
        <text:list-item>
          <text:p text:style-name="P63">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5">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680380162664711497" text:style-name="WW8Num30">
        <text:list-item>
          <text:p text:style-name="P70">WorkComponents (e.g., main, schedule, table, etc) - the WorkComponents are abstract entities that can be referenced to refer to different ExpressionComponents in time. </text:p>
        </text:list-item>
        <text:list-item>
          <text:p text:style-name="P70">ExpressionComponent (e.g., main, schedule, table, etc.) - the ExpressionComponents represent the visible division of the document as generated by the content author (Parliament, etc.)</text:p>
        </text:list-item>
        <text:list-item>
          <text:p text:style-name="P70">ManifestationComponent (e.g., xml files, PDF files, TIFF images, etc.) - the ManifestationComponents represent the division of the document as generated by the manifestation author (e.g., the XML editor).</text:p>
        </text:list-item>
        <text:list-item>
          <text:p text:style-name="P7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9048530898024813215" text:style-name="WW8Num55">
        <text:list-item>
          <text:p text:style-name="P23"><text:span text:style-name="T3">MEANINGFULNESS</text:span>: the name is a meaningful and logical description of the resource and not of its physical path</text:p>
        </text:list-item>
        <text:list-item>
          <text:p text:style-name="P23"><text:span text:style-name="T3">PERMANENCE</text:span>: the name must be permanent and stable over time</text:p>
        </text:list-item>
        <text:list-item>
          <text:p text:style-name="P23"><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6368703527513130232" text:style-name="WW8Num54">
        <text:list-item>
          <text:p text:style-name="P71">Legislative references will most probably refer to WORKs: acts referring to other acts do so regardless of the actual version, and references must be to something independent of all possible expressions, e.g., to the work. </text:p>
        </text:list-item>
        <text:list-item>
          <text:p text:style-name="P71">The list of attachments and schedules belong to a specific EXPRESSION, so references to ExpressionComponents is specific of the expression level. </text:p>
        </text:list-item>
        <text:list-item>
          <text:p text:style-name="P71">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1">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list xml:id="list13245228916578" text:continue-list="list13244649328772" text:style-name="WW8Num37">
        <text:list-item>
          <text:list>
            <text:list-item>
              <text:h text:style-name="Heading_20_2" text:outline-level="2"><text:bookmark-start text:name="__RefHeading___Toc265108854"/>Absolute and relative IRIs<text:bookmark-end text:name="__RefHeading___Toc265108854"/></text:h>
            </text:list-item>
          </text:list>
        </text:list-item>
      </text:list>
      <text:p text:style-name="P25">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pan text:style-name="T23"><text:s/></text:span>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6">as specified in &lt;ref href="/kn/act/2006-08-10/123#sec12"&gt;section 12 of act 13/2006&lt;/ref&gt;</text:p>
      <text:p text:style-name="Standard"/>
      <text:p text:style-name="Standard">while a reference to a specific attachment of the same act is always local:</text:p>
      <text:p text:style-name="Standard"/>
      <text:p text:style-name="P26">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6">&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list xml:id="list13243647834528" text:continue-numbering="true" text:style-name="WW8Num37">
        <text:list-item>
          <text:list>
            <text:list-item>
              <text:h text:style-name="Heading_20_2" text:outline-level="2"><text:bookmark-start text:name="__RefHeading___Toc265108855"/><text:soft-page-break/>Resolving Akoma Ntoso IRIs<text:bookmark-end text:name="__RefHeading___Toc265108855"/></text:h>
            </text:list-item>
          </text:list>
        </text:list-item>
      </text:list>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30">[http://www.authority.org]</text:span> that stands for any of an arbitrarily large number of equivalent naming authorities. </text:p>
      <text:list xml:id="list13244947011657" text:continue-numbering="true" text:style-name="WW8Num37">
        <text:list-item>
          <text:list>
            <text:list-item>
              <text:h text:style-name="Heading_20_2" text:outline-level="2"><text:bookmark-start text:name="__RefHeading___Toc265108856"/>The IRI of a Work<text:bookmark-end text:name="__RefHeading___Toc265108856"/></text:h>
              <text:list>
                <text:list-item>
                  <text:h text:style-name="Heading_20_3" text:outline-level="3"><text:bookmark-start text:name="__RefHeading___Toc265108857"/>The IRI for the Work as a whole<text:bookmark-end text:name="__RefHeading___Toc265108857"/></text:h>
                </text:list-item>
              </text:list>
            </text:list-item>
          </text:list>
        </text:list-item>
      </text:list>
      <text:p text:style-name="P25">The URI of a Work</text:p>
      <text:p text:style-name="Standard">The IRI for the WORK is the baseline for building the IRI for the EXPRESSION, which is the baseline for the IRI of the MANIFESTATION. </text:p>
      <text:p text:style-name="Standard"/>
      <text:p text:style-name="P53">The IRI for the WORK consists of the following pieces:</text:p>
      <text:list xml:id="list5617417782211380730" text:style-name="WW8Num28">
        <text:list-item>
          <text:p text:style-name="P27">The base URL of a naming authority with IRI-resolving capabilities <text:span text:style-name="T1">(not relevant for the Naming Convention)</text:span></text:p>
        </text:list-item>
        <text:list-item>
          <text:p text:style-name="P27">A detail fragment organizing in a hierarchical fashion the additional data:</text:p>
        </text:list-item>
      </text:list>
      <text:p text:style-name="P78"/>
      <text:list xml:id="list13244769070364" text:continue-numbering="true" text:style-name="WW8Num28">
        <text:list-item>
          <text:p text:style-name="P79">Country (a two-letter code according to ISO 3166-1 alpha-2) – in case of an Akoma Ntoso XML representation, this value must correspond to the content of element FRBRcountry in the metadata. </text:p>
        </text:list-item>
        <text:list-item>
          <text:p text:style-name="P79">Type of document – in case of an Akoma Ntoso XML representation, this value must correspond to the element immediately below the akomaNtoso root element (e.g., act, bill, debateReport, etc.).</text:p>
        </text:list-item>
        <text:list-item>
          <text:p text:style-name="P79">Any specification of document subtype, if appropriate – in case of an Akoma Ntoso XML representation, this value must correspond to the content of element FRBRsubtype in the metadata.</text:p>
        </text:list-item>
        <text:list-item>
          <text:p text:style-name="P7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9"><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8892505546288850286" text:style-name="WW8Num46">
        <text:list-item>
          <text:p text:style-name="P28"><text:span text:style-name="T30">[http://www.authority.org]</text:span><text:span text:style-name="T27">/dz/debaterecord/2004-12-21</text:span><text:a xlink:type="simple" xlink:href="http://www.authority.org/dz/debaterecord/2004-12-21"><text:span text:style-name="Internet_20_link_20__28_user_29_"><text:line-break/></text:span></text:a><text:span text:style-name="T28">Algerian parliamentary debate record, 21</text:span><text:span text:style-name="T31">st</text:span><text:span text:style-name="T28"> December 2004. </text:span></text:p>
        </text:list-item>
        <text:list-item>
          <text:p text:style-name="P28"><text:span text:style-name="T30">[http://www.authority.org]</text:span><text:span text:style-name="T19">/sl/act/2004-02-13/2</text:span><text:a xlink:type="simple" xlink:href="http://www.authority.org/sl/act/2004-02-13/2"><text:span text:style-name="Internet_20_link_20__28_user_29_"><text:line-break/></text:span></text:a><text:span text:style-name="T28">Sierra Leone enacted Legislation. Act number 2 of 2004. </text:span></text:p>
        </text:list-item>
        <text:list-item>
          <text:p text:style-name="P28"><text:span text:style-name="T30">[http://www.authority.org]</text:span><text:span text:style-name="T27">/ng/bill/2003-05-14/19</text:span><text:a xlink:type="simple" xlink:href="http://www.authority.org/ng/bill/2003-05-14/19"><text:span text:style-name="Internet_20_link_20__28_user_29_"><text:line-break/></text:span></text:a><text:span text:style-name="T28">Namibia Bill number 19 of 2003</text:span></text:p>
        </text:list-item>
        <text:list-item>
          <text:p text:style-name="P28"><text:span text:style-name="T30">[http://www.authority.org]</text:span><text:span text:style-name="T27">/mg/act/2003-03-12/3</text:span><text:a xlink:type="simple" xlink:href="http://www.authority.org/mg/act/2003-03-12/3"><text:span text:style-name="Internet_20_link_20__28_user_29_"><text:line-break/></text:span></text:a><text:span text:style-name="T28">Madagascar. Act 3 from 2003</text:span></text:p>
        </text:list-item>
        <text:list-item>
          <text:p text:style-name="P28"><text:span text:style-name="T30">[http://www.authority.org]</text:span><text:span text:style-name="T27">/ke/act/decree/MinistryForeignAffairs/2005-07-12/3</text:span><text:span text:style-name="Internet_20_link_20__28_user_29_">: </text:span><text:span text:style-name="T28">Kenya, Decree n. 3 of 2005 by the Ministry of Foreign Affairs</text:span></text:p>
        </text:list-item>
        <text:list-item>
          <text:p text:style-name="P28"/>
        </text:list-item>
      </text:list>
      <text:list xml:id="list13244202090183" text:continue-list="list13244947011657" text:style-name="WW8Num37">
        <text:list-item>
          <text:list>
            <text:list-item>
              <text:list>
                <text:list-item>
                  <text:h text:style-name="Heading_20_3" text:outline-level="3"><text:bookmark-start text:name="__RefHeading___Toc265108858"/>The IRI for WorkComponents<text:bookmark-end text:name="__RefHeading___Toc265108858"/></text:h>
                </text:list-item>
              </text:list>
            </text:list-item>
          </text:list>
        </text:list-item>
      </text:list>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421254296451345141" text:style-name="WW8Num25">
        <text:list-item>
          <text:p text:style-name="P29">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795660771873202214" text:style-name="WW8Num14">
        <text:list-item>
          <text:p text:style-name="P30"><text:span text:style-name="T30">[http://www.authority.org]</text:span><text:span text:style-name="T26">/kn/act/2007-01-01/1/schedule1</text:span></text:p>
        </text:list-item>
      </text:list>
      <text:p text:style-name="P81">Kenya, schedule 1 of act 1 from 2007 (WorkComponent)</text:p>
      <text:list xml:id="list13244229659340" text:continue-list="list13244202090183" text:style-name="WW8Num37">
        <text:list-item>
          <text:list>
            <text:list-item>
              <text:h text:style-name="Heading_20_2" text:outline-level="2"><text:bookmark-start text:name="__RefHeading___Toc265108859"/><text:soft-page-break/>The IRI of an Expression<text:bookmark-end text:name="__RefHeading___Toc265108859"/></text:h>
            </text:list-item>
          </text:list>
        </text:list-item>
      </text:list>
      <text:p text:style-name="P24">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list xml:id="list13245569980062" text:continue-numbering="true" text:style-name="WW8Num37">
        <text:list-item>
          <text:list>
            <text:list-item>
              <text:list>
                <text:list-item>
                  <text:h text:style-name="Heading_20_3" text:outline-level="3"><text:bookmark-start text:name="__RefHeading___Toc265108860"/>The IRI for the expression as a whole<text:bookmark-end text:name="__RefHeading___Toc265108860"/></text:h>
                </text:list-item>
              </text:list>
            </text:list-item>
          </text:list>
        </text:list-item>
      </text:list>
      <text:p text:style-name="Standard">The IRI for the EXPRESSION as a whole consists of the following pieces: </text:p>
      <text:list xml:id="list5512217562370325199" text:style-name="WW8Num7">
        <text:list-item>
          <text:p text:style-name="P64">The IRI of the corresponding WORK </text:p>
        </text:list-item>
        <text:list-item>
          <text:p text:style-name="P64">The character “/”</text:p>
        </text:list-item>
        <text:list-item>
          <text:p text:style-name="P64">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4">The “@” character (required)</text:p>
        </text:list-item>
        <text:list-item>
          <text:p text:style-name="P64">Zero or more comma-separated version identifiers as follows:</text:p>
          <text:list>
            <text:list-item>
              <text:p text:style-name="P72">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2">If a bill, the presentation date is appropriate, or the stage in the approval process that the current draft is the result of.</text:p>
            </text:list-item>
          </text:list>
        </text:list-item>
        <text:list-item>
          <text:p text:style-name="P64">The “#” character (required only if an optional part is added)</text:p>
        </text:list-item>
        <text:list-item>
          <text:p text:style-name="P64">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4">Any content-specification date (as opposed to validity dates) (optional)</text:p>
        </text:list-item>
      </text:list>
      <text:p text:style-name="Standard">The absence of the version identifiers signals two different situations depending on the type of document: </text:p>
      <text:list xml:id="list13243581800253" text:continue-numbering="true" text:style-name="WW8Num7">
        <text:list-item>
          <text:p text:style-name="P64">If the document is not versioned (e.g., the debate record of an assembly) then version identifier need not and cannot be present.</text:p>
        </text:list-item>
        <text:list-item>
          <text:p text:style-name="P64">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2"/>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3268833525650695394" text:style-name="WW8Num8">
        <text:list-item>
          <text:p text:style-name="P83"><text:span text:style-name="T30">[http://www.authority.org]</text:span><text:span text:style-name="T19">/dz/debaterecord/2004-12-21/fra</text:span><text:line-break/>Algerian parliamentary debate record, 21st December 2004., French version </text:p>
        </text:list-item>
        <text:list-item>
          <text:p text:style-name="P83"><text:span text:style-name="T30">[http://www.authority.org]</text:span><text:span text:style-name="T19">/sl/act/2004-02-13/2/eng</text:span><text:line-break/>Sierra Leone enacted Legislation. Act number 2 of 2004. <text:s/>English version, current version (as accessed today [according to the reader])</text:p>
        </text:list-item>
        <text:list-item>
          <text:p text:style-name="P83"><text:span text:style-name="T30">[http://www.authority.org]</text:span><text:span text:style-name="T19">/sl/act/2004-02-13/2/eng@</text:span><text:line-break/>Sierra Leone enacted Legislation. Act number 2 of 2004. <text:s/>English version, original version</text:p>
        </text:list-item>
        <text:list-item>
          <text:p text:style-name="P83"><text:span text:style-name="T30">[http://www.authority.org]</text:span><text:span text:style-name="T19">/sl/act/2004-02-13/2/eng@2004-07-21</text:span><text:line-break/>Sierra Leone enacted Legislation. Act number 2 of 2004. <text:s/>English version, as amended on July 2004</text:p>
        </text:list-item>
        <text:list-item>
          <text:p text:style-name="P83"><text:span text:style-name="T30">[http://www.authority.org]</text:span><text:span text:style-name="T19">/ng/bill/2003-05-14/19/eng@first</text:span><text:line-break/>Namibia Bill number 19 of 2003, first stage, English version</text:p>
        </text:list-item>
        <text:list-item>
          <text:p text:style-name="P83"><text:span text:style-name="T30">[http://www.authority.org]</text:span><text:span text:style-name="T19">/mg/act/2003-03-12/3/mul</text:span><text:line-break/>Madagascar. Act 3 from 2003 in French and Malagasy.</text:p>
        </text:list-item>
        <text:list-item>
          <text:p text:style-name="P83"><text:span text:style-name="T30">[http://www.auth.org]</text:span><text:span text:style-name="T19">/sl/act/2004-02-13/2/eng@2004-07-21#official/2004-07-25</text:span><text:line-break/>Sierra Leone enacted Legislation. Act number 2 of 2004. <text:s/>English version, as amended on July 2004. Official version generated on 25 July 2004. </text:p>
        </text:list-item>
      </text:list>
      <text:list xml:id="list13244035631396" text:continue-list="list13245569980062" text:style-name="WW8Num37">
        <text:list-item>
          <text:list>
            <text:list-item>
              <text:list>
                <text:list-item>
                  <text:h text:style-name="Heading_20_3" text:outline-level="3"><text:bookmark-start text:name="__RefHeading___Toc265108861"/>The IRIs for ExpressionComponents<text:bookmark-end text:name="__RefHeading___Toc265108861"/></text:h>
                </text:list-item>
              </text:list>
            </text:list-item>
          </text:list>
        </text:list-item>
      </text:list>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list xml:id="list13244340380665" text:continue-numbering="true" text:style-name="WW8Num37">
        <text:list-item>
          <text:list>
            <text:list-item>
              <text:list>
                <text:list-item>
                  <text:list>
                    <text:list-item>
                      <text:h text:style-name="Heading_20_4" text:outline-level="4">The expression is only composed of one component</text:h>
                    </text:list-item>
                    <text:list-item>
                      <text:h text:style-name="P106" text:outline-level="4">The expression is only composed of one component</text:h>
                    </text:list-item>
                  </text:list>
                </text:list-item>
              </text:list>
            </text:list-item>
          </text:list>
        </text:list-item>
      </text:list>
      <text:p text:style-name="Standard">In this case, the IRI for the expression as a whole and for its main component are identical plus the name “main”.</text:p>
      <text:list xml:id="list13243876578254" text:continue-numbering="true" text:style-name="WW8Num37">
        <text:list-item>
          <text:list>
            <text:list-item>
              <text:list>
                <text:list-item>
                  <text:list>
                    <text:list-item>
                      <text:h text:style-name="Heading_20_4" text:outline-level="4">The expression is composed of many components</text:h>
                    </text:list-item>
                    <text:list-item>
                      <text:h text:style-name="P106" text:outline-level="4">The expression is composed of many components</text:h>
                    </text:list-item>
                  </text:list>
                </text:list-item>
              </text:list>
            </text:list-item>
          </text:list>
        </text:list-item>
      </text:list>
      <text:p text:style-name="Standard">The IRI for each ExpressionComponent consist in this case of the following pieces: </text:p>
      <text:list xml:id="list2587794946246902131" text:style-name="WW8Num6">
        <text:list-item>
          <text:p text:style-name="P65">The IRI of the corresponding EXPRESSION as a whole</text:p>
        </text:list-item>
        <text:list-item>
          <text:p text:style-name="P65">The character “/”</text:p>
        </text:list-item>
        <text:list-item>
          <text:p text:style-name="P65">Either</text:p>
        </text:list-item>
      </text:list>
      <text:p text:style-name="P84"><text:span text:style-name="T9">1.<text:tab/></text:span>A unique name for the attachment </text:p>
      <text:p text:style-name="P84"><text:span text:style-name="T9">2.<text:tab/></text:span>The name “main” which is reserved for the main document. It we have different main they are numbered sequentially: main1, main2, etc.</text:p>
      <text:p text:style-name="Standard"/>
      <text:list xml:id="list13244496463409" text:continue-list="list3268833525650695394" text:style-name="WW8Num8">
        <text:list-item>
          <text:p text:style-name="P83"><text:span text:style-name="T30">[http://www.authority.org]</text:span><text:span text:style-name="T19">/dz/minutes/2004-12-21/fra/main</text:span><text:line-break/><text:soft-page-break/>Algerian parliamentary debate record, 21st December 2004., French version, main document</text:p>
        </text:list-item>
        <text:list-item>
          <text:p text:style-name="P83"><text:span text:style-name="T30">[http://www.authority.org]</text:span><text:span text:style-name="T19">/sl/act/2004-02-13/2/eng/main</text:span><text:line-break/>Main body of the Sierra Leone enacted Legislation. Act number 2 of 2004. <text:s/>English version, current version (as accessed today)</text:p>
        </text:list-item>
        <text:list-item>
          <text:p text:style-name="P83"><text:span text:style-name="T30">[http://www.authority.org]</text:span><text:span text:style-name="T19">/sl/act/2004-02-13/2/eng@2004-07-21/main/schedule1</text:span><text:line-break/>Attachment “schedule01” of Sierra Leone enacted Legislation. Act number 2 of 2004. <text:s/>English version, as amended on July 2004</text:p>
        </text:list-item>
        <text:list-item>
          <text:p text:style-name="P83"><text:span text:style-name="T30">[http://www.authority.org]</text:span><text:span text:style-name="T19">/ng/bill/2003-05-14/19/eng@first/main/schedule3</text:span><text:line-break/>Third attachment of Namibia Bill number 19 of 2003, first stage, English version</text:p>
        </text:list-item>
      </text:list>
      <text:list xml:id="list13244753792959" text:continue-list="list13243876578254" text:style-name="WW8Num37">
        <text:list-item>
          <text:list>
            <text:list-item>
              <text:list>
                <text:list-item>
                  <text:h text:style-name="Heading_20_3" text:outline-level="3"><text:bookmark-start text:name="__RefHeading___Toc265108862"/>Hierarchies of components in ExpressionComponents<text:bookmark-end text:name="__RefHeading___Toc265108862"/></text:h>
                </text:list-item>
              </text:list>
            </text:list-item>
          </text:list>
        </text:list-item>
      </text:list>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2859351414948793237" text:style-name="WW8Num5">
        <text:list-item>
          <text:p text:style-name="P66">if the attachment does not have further attachments, its IRI is provided as detailed in the previous section, without further addenda. </text:p>
        </text:list-item>
        <text:list-item>
          <text:p text:style-name="P66">If the attachment has further attachments, the IRI as detailed in the previous section refers to the whole attachment, including its own attachments.</text:p>
        </text:list-item>
        <text:list-item>
          <text:p text:style-name="P66">To refer to the main document of an attachment that has further attachments, a further “/main” part should be added. </text:p>
        </text:list-item>
        <text:list-item>
          <text:p text:style-name="P66">To refer to any further attachment of an attachment, a further “/” followed by a unique name for the attachment must be added to the attachment itself. </text:p>
        </text:list-item>
      </text:list>
      <text:p text:style-name="Standard"/>
      <text:list xml:id="list13243851349195" text:continue-list="list13244496463409" text:style-name="WW8Num8">
        <text:list-item>
          <text:p text:style-name="P83"><text:span text:style-name="T30">[http://www.authority.org]</text:span><text:span text:style-name="T19">/sl/act/2004-02-13/2/eng@2004-07-21/main/schedule1</text:span><text:line-break/>Whole attachment “schedule01” of the Sierra Leone enacted Legislation. Act number 2 of 2004. <text:s/>English version, English version, as amended on July 2004. </text:p>
        </text:list-item>
        <text:list-item>
          <text:p text:style-name="P83"><text:span text:style-name="T30">[http://www.authority.org]</text:span><text:span text:style-name="T19">/sl/act/2004-02-13/2/eng@2004-07-21/main/schedule1/main</text:span><text:line-break/>Main document of the attachment “schedule01” of Sierra Leone enacted Legislation. Act number 2 of 2004. <text:s/>English version, as amended on July 2004</text:p>
        </text:list-item>
        <text:list-item>
          <text:p text:style-name="P83"><text:span text:style-name="T30">[http://www.authority.org]</text:span><text:span text:style-name="T19">/sl/act/2004-02-13/2/eng@2004-07-21/main/schedule1/tableA</text:span><text:line-break/>Attachment “Table A” of the attachment “schedule01” of Sierra Leone enacted Legislation. Act number 2 of 2004. <text:s/>English version, as amended on July 2004</text:p>
        </text:list-item>
        <text:list-item>
          <text:p text:style-name="P83"><text:span text:style-name="T30">[http://www.authority.org]</text:span><text:span text:style-name="T19">/sl/act/2004-02-13/2/eng@2004-07-21/main/schedule1/attachment1/main</text:span><text:line-break/>Main document of the attachment “attachment01” of the attachment “schedule01” of Sierra Leone enacted Legislation. Act number 2 of 2004. <text:s/>English version, amended <text:soft-page-break/>on July 2004</text:p>
        </text:list-item>
      </text:list>
      <text:list xml:id="list13244327147301" text:continue-list="list13244753792959" text:style-name="WW8Num37">
        <text:list-item>
          <text:list>
            <text:list-item>
              <text:list>
                <text:list-item>
                  <text:h text:style-name="Heading_20_3" text:outline-level="3"><text:bookmark-start text:name="__RefHeading___Toc265108863"/>The IRIs for virtual expressions<text:bookmark-end text:name="__RefHeading___Toc265108863"/></text:h>
                </text:list-item>
              </text:list>
            </text:list-item>
          </text:list>
        </text:list-item>
      </text:list>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4"/>
      <text:p text:style-name="Standard">There are at least three cases where such situation may take place: </text:p>
      <text:list xml:id="list4133669794395575198" text:style-name="WW8Num4">
        <text:list-item>
          <text:p text:style-name="P67">the information is not known by the author of the expression (e.g., the legislator), in which case the act of actually retrieving the correct information is in itself an act of interpretation; </text:p>
        </text:list-item>
        <text:list-item>
          <text:p text:style-name="P67">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7">the information is not know by the query system.</text:p>
        </text:list-item>
      </text:list>
      <text:p text:style-name="P22"/>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3244948822846" text:continue-list="list13243851349195" text:style-name="WW8Num8">
        <text:list-item>
          <text:p text:style-name="P73"><text:span text:style-name="T30">[http://www.authority.org]</text:span><text:span text:style-name="T19">/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3244313337825" text:continue-numbering="true" text:style-name="WW8Num8">
        <text:list-item>
          <text:p text:style-name="P73"><text:span text:style-name="T30">[http://www.authority.org]</text:span><text:span text:style-name="T19">/ch/act/2009-05-09/432/:deu</text:span><text:line-break/>Swiss enacted Legislation. Act number 432 of 2009. <text:s/>Dynamic reference to any of the German versions.</text:p>
        </text:list-item>
        <text:list-item>
          <text:p text:style-name="P73"/>
        </text:list-item>
      </text:list>
      <text:list xml:id="list13244025242459" text:continue-list="list13244327147301" text:style-name="WW8Num37">
        <text:list-item>
          <text:list>
            <text:list-item>
              <text:h text:style-name="Heading_20_2" text:outline-level="2"><text:bookmark-start text:name="__RefHeading___Toc265108864"/>The IRI of a Manifestation<text:bookmark-end text:name="__RefHeading___Toc265108864"/></text:h>
            </text:list-item>
          </text:list>
        </text:list-item>
      </text:list>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list xml:id="list13243895024802" text:continue-numbering="true" text:style-name="WW8Num37">
        <text:list-item>
          <text:list>
            <text:list-item>
              <text:list>
                <text:list-item>
                  <text:h text:style-name="Heading_20_3" text:outline-level="3"><text:bookmark-start text:name="__RefHeading___Toc265108865"/><text:soft-page-break/>The IRI for the manifestation as a whole<text:bookmark-end text:name="__RefHeading___Toc265108865"/></text:h>
                </text:list-item>
              </text:list>
            </text:list-item>
          </text:list>
        </text:list-item>
      </text:list>
      <text:p text:style-name="Standard">The IRI for the Manifestation as a whole consists of the following pieces: </text:p>
      <text:list xml:id="list13244017489014" text:continue-list="list13243581800253" text:style-name="WW8Num7">
        <text:list-item>
          <text:p text:style-name="P64">The IRI of the corresponding EXPRESSION as a whole</text:p>
        </text:list-item>
        <text:list-item>
          <text:p text:style-name="P64">The character “#” (only required if any of the optional parts is added)</text:p>
        </text:list-item>
        <text:list-item>
          <text:p text:style-name="P64">The <text:span text:style-name="T21">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4">Any relevant <text:span text:style-name="T21">markup-specific date (optional)</text:span> – in case of an Akoma Ntoso XML representation, this value must correspond to the content of element FRBRdate in the FRBRManifestation section of the metadata.</text:p>
        </text:list-item>
        <text:list-item>
          <text:p text:style-name="P64">Any additional <text:span text:style-name="T21">markup-related annotation</text:span> (e.g., the existence of multiple versions, of annotations, etc.) (optional)</text:p>
        </text:list-item>
        <text:list-item>
          <text:p text:style-name="P64">The character “.” (required)</text:p>
        </text:list-item>
        <text:list-item>
          <text:p text:style-name="P64">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2"/>
      <text:list xml:id="list13244107169735" text:continue-list="list13244313337825" text:style-name="WW8Num8">
        <text:list-item>
          <text:p text:style-name="P83"><text:span text:style-name="T30">[http://www.authority.org]</text:span><text:span text:style-name="T19">/dz/debaterecord/2004-12-21/fra/main.doc</text:span><text:line-break/>Word version of the Algerian parliamentary debate record, 21st December 2004., French version</text:p>
        </text:list-item>
        <text:list-item>
          <text:p text:style-name="P83"><text:span text:style-name="T30">[http://www.authority.org]</text:span><text:span text:style-name="T19">/sl/act/2004-02-13/2/eng/main.pdf</text:span><text:line-break/>PDF version of the Sierra Leone enacted Legislation. Act number 2 of 2004. <text:s/>English version, current version (as accessed today)</text:p>
        </text:list-item>
        <text:list-item>
          <text:p text:style-name="P83"><text:span text:style-name="T30">[http://www.authority.org]</text:span><text:span text:style-name="T19">/sl/act/2004-02-13/2/eng@2004-07-21/main.akn</text:span><text:line-break/>Package of all documents including XML versions of the Sierra Leone enacted Legislation. Act number 2 of 2004. <text:s/>English version, as amended in July 2004</text:p>
        </text:list-item>
        <text:list-item>
          <text:p text:style-name="P83"><text:span text:style-name="T30">[http://www.authority.org]</text:span><text:span text:style-name="T19">/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list xml:id="list13245479890346" text:continue-list="list13243895024802" text:style-name="WW8Num37">
        <text:list-item>
          <text:list>
            <text:list-item>
              <text:list>
                <text:list-item>
                  <text:h text:style-name="Heading_20_3" text:outline-level="3"><text:bookmark-start text:name="__RefHeading___Toc265108866"/>The IRIs for ManifestationComponents<text:bookmark-end text:name="__RefHeading___Toc265108866"/></text:h>
                </text:list-item>
              </text:list>
            </text:list-item>
          </text:list>
        </text:list-item>
      </text:list>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3786888148744253562" text:style-name="WW8Num3">
        <text:list-item>
          <text:p text:style-name="P68">The IRI of the corresponding EXPRESSION as a whole</text:p>
        </text:list-item>
        <text:list-item>
          <text:p text:style-name="P68">The character “#” (only required if any of the optional parts is added)</text:p>
        </text:list-item>
        <text:list-item>
          <text:p text:style-name="P68">The <text:span text:style-name="T21">markup authoring information</text:span> to determine the authoritativeness of the<text:span text:style-name="T32"> markup </text:span><text:soft-page-break/><text:span text:style-name="T32">and metadata (optional)</text:span></text:p>
        </text:list-item>
        <text:list-item>
          <text:p text:style-name="P68">Any relevant <text:span text:style-name="T21">markup-specific date (optional)</text:span></text:p>
        </text:list-item>
        <text:list-item>
          <text:p text:style-name="P68">Any additional <text:span text:style-name="T21">markup-related annotation</text:span> (e.g., the existence of multiple versions, of annotations, etc.) (optional)</text:p>
        </text:list-item>
        <text:list-item>
          <text:p text:style-name="P68">The character “/”</text:p>
        </text:list-item>
        <text:list-item>
          <text:p text:style-name="P68">Some unique identification of the ManifestationComponent with respect either to the manifestation as a whole or to the ExpressionComponent the component is the manifestation of. </text:p>
        </text:list-item>
        <text:list-item>
          <text:p text:style-name="P68">The character “.“</text:p>
        </text:list-item>
        <text:list-item>
          <text:p text:style-name="P68">A unique extension of the data format in which the manifestation is drafted. The acronym can be “pdf” for PDF, “doc” for MS Word, “xml” for XML documents, “tif” for image formats, etc. </text:p>
        </text:list-item>
      </text:list>
      <text:p text:style-name="P85"/>
      <text:p text:style-name="Standard">In the next section we will examine the format of the package and the relevant IRIs for a specific manifestation of Akoma Ntoso documents, the XML format. </text:p>
      <text:list xml:id="list13244365252366" text:continue-list="list13245479890346" text:style-name="WW8Num37">
        <text:list-item>
          <text:list>
            <text:list-item>
              <text:list>
                <text:list-item>
                  <text:h text:style-name="Heading_20_3" text:outline-level="3"><text:bookmark-start text:name="__RefHeading___Toc265108867"/>The IRIs for the components in the Akoma Ntoso package manifestation<text:bookmark-end text:name="__RefHeading___Toc265108867"/> </text:h>
                </text:list-item>
              </text:list>
            </text:list-item>
          </text:list>
        </text:list-item>
      </text:list>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6131998536621903419" text:style-name="WW8Num2">
        <text:list-item>
          <text:p text:style-name="P69">If the document is just composed of text and does not refer to any multimedia fragment of any form, then the ZIP package contains a single document called “main.xml”. </text:p>
        </text:list-item>
        <text:list-item>
          <text:p text:style-name="P69">If the document is composed of many ManifestationComponents but does not refer to any multimedia fragment of any form, then the zip package is composed of many XML files, <text:span text:style-name="T19">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9"><text:s/></text:span></text:p>
        </text:list-item>
        <text:list-item>
          <text:p text:style-name="P69">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3244495353044" text:continue-list="list13244107169735" text:style-name="WW8Num8">
        <text:list-item>
          <text:p text:style-name="P86"><text:soft-page-break/>attachment1.xml<text:line-break/>Manifestation of the first attachment of the current document</text:p>
        </text:list-item>
        <text:list-item>
          <text:p text:style-name="P86">schedule3.xml<text:line-break/>Manifestation of the third attachment of the current document</text:p>
        </text:list-item>
        <text:list-item>
          <text:p text:style-name="P8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081596470251454484" text:style-name="WW8Num1">
        <text:list-item>
          <text:p text:style-name="P87"><text:span text:style-name="T29">The IRI of the corresponding EXPRESSION as a whole</text:span></text:p>
        </text:list-item>
        <text:list-item>
          <text:p text:style-name="P88">The character “/”</text:p>
        </text:list-item>
        <text:list-item>
          <text:p text:style-name="P89">The relative reference to the required ManifestationComponent as specified above. </text:p>
        </text:list-item>
      </text:list>
      <text:list xml:id="list13244936440824" text:continue-list="list13244365252366" text:style-name="WW8Num37">
        <text:list-item>
          <text:list>
            <text:list-item>
              <text:h text:style-name="Heading_20_2" text:outline-level="2"><text:bookmark-start text:name="__RefHeading___Toc265108868"/>The IRI of an Item<text:bookmark-end text:name="__RefHeading___Toc265108868"/></text:h>
            </text:list-item>
          </text:list>
        </text:list-item>
      </text:list>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list xml:id="list13244066174500" text:continue-numbering="true" text:style-name="WW8Num37">
        <text:list-item>
          <text:list>
            <text:list-item>
              <text:h text:style-name="Heading_20_2" text:outline-level="2"><text:bookmark-start text:name="__RefHeading___Toc265108869"/>The IRI of non-document entities<text:bookmark-end text:name="__RefHeading___Toc265108869"/></text:h>
            </text:list-item>
          </text:list>
        </text:list-item>
      </text:list>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text:soft-page-break/>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9">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13244197249469" text:continue-list="list13244495353044" text:style-name="WW8Num8">
        <text:list-item>
          <text:p text:style-name="P32">The base URL of a naming authority with IRI-resolving capabilities</text:p>
        </text:list-item>
        <text:list-item>
          <text:p text:style-name="P32">A detail fragment organizing in a hierarchical fashion the additional data:</text:p>
          <text:list>
            <text:list-item>
              <text:p text:style-name="P33">The string “/ontology”</text:p>
            </text:list-item>
            <text:list-item>
              <text:p text:style-name="P33">The official name of the appropriate TLC</text:p>
            </text:list-item>
            <text:list-item>
              <text:p text:style-name="P33">Any number (including none) of slash-separated subclasses of the TLC, as long as they all refer to correct properties of the corresponding instance </text:p>
            </text:list-item>
            <text:list-item>
              <text:p text:style-name="P33">The ID of the instance, guaranteed to be unique within the TLC. </text:p>
            </text:list-item>
          </text:list>
        </text:list-item>
      </text:list>
      <text:p text:style-name="P31"/>
      <text:p text:style-name="Standard">All components are separated by forward slashes (“/”) so as to exploit relative IRIs in references. </text:p>
      <text:p text:style-name="P82"/>
      <text:list xml:id="list13244521371388" text:continue-numbering="true" text:style-name="WW8Num8">
        <text:list-item>
          <text:p text:style-name="P83"><text:span text:style-name="T30">[http://www.authority.org]</text:span><text:span text:style-name="T19">/ontology/person/kn.joe.smith.1964-12-22</text:span><text:line-break/>Joe Smith </text:p>
        </text:list-item>
        <text:list-item>
          <text:p text:style-name="P83"><text:soft-page-break/><text:span text:style-name="T30">[http://www.authority.org]</text:span><text:span text:style-name="T19">/ontology/person/kn/kn.joe.smith.1964-12-22</text:span><text:line-break/>Joe Smith (implying that he is a Kenyan)</text:p>
        </text:list-item>
        <text:list-item>
          <text:p text:style-name="P83"><text:span text:style-name="T30">[http://www.authority.org]</text:span><text:span text:style-name="T19">/ontology/person/kn/judge/kn.joe.smith.1964-12-22</text:span><text:line-break/>Joe Smith (implying that he is a Kenyan who is a judge)</text:p>
        </text:list-item>
        <text:list-item>
          <text:p text:style-name="P83"><text:span text:style-name="T30">[http://www.authority.org]</text:span><text:span text:style-name="T19">/ontology/person/judge/kn/kn.joe.smith.1964-12-22</text:span><text:line-break/>Joe Smith (implying that he is a judge who is a Kenyan)</text:p>
        </text:list-item>
        <text:list-item>
          <text:p text:style-name="P83"><text:span text:style-name="T30">[http://www.authority.org]</text:span><text:span text:style-name="T19">/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13243807104684" text:continue-numbering="true" text:style-name="WW8Num8">
        <text:list-item>
          <text:p text:style-name="P83"><text:span text:style-name="T30">[http://www.authority.org]</text:span>/sl/act/2004-02-13/2<text:line-break/><text:span text:style-name="T30">[http://www.authority.org]</text:span>/ontology/work/sl.act.2004-02-13.2</text:p>
        </text:list-item>
        <text:list-item>
          <text:p text:style-name="P83"><text:span text:style-name="T30">[http://www.authority.org]</text:span>/sl/act/2004-02-13/2/eng@2004-07-21<text:line-break/><text:span text:style-name="T30">[http://www.authority.org]</text:span>/ontology/expression/sl.act.2004-02-13.2.eng@2004-07-21</text:p>
        </text:list-item>
        <text:list-item>
          <text:p text:style-name="P83"><text:span text:style-name="T30">[http://www.authority.org]</text:span>/sl/act/2004-02-13/2/eng@2004-07-21/main/schedule1<text:line-break/><text:span text:style-name="T30">[http://www.authority.org]</text:span>/ontology/expression.component/sl.act.2004-02-13.2.eng@2004-07-21.main.schedule1</text:p>
        </text:list-item>
        <text:list-item>
          <text:p text:style-name="P83"><text:span text:style-name="T30">[http://www.authority.org]</text:span>/sl/act/2004-02-13/2/eng@2004-07-21/main.akn<text:line-break/><text:span text:style-name="T30">[http://www.authority.org]</text:span>/ontology/manifestation/sl.act.2004-02-13.2.eng@2004-07-21.main.akn</text:p>
        </text:list-item>
      </text:list>
      <text:list xml:id="list13243925926851" text:continue-list="list13244066174500" text:style-name="WW8Num37">
        <text:list-item>
          <text:list>
            <text:list-item>
              <text:h text:style-name="Heading_20_2" text:outline-level="2"><text:bookmark-start text:name="__RefHeading___Toc265108870"/>The IDs for Top Level Classes<text:bookmark-end text:name="__RefHeading___Toc265108870"/></text:h>
            </text:list-item>
          </text:list>
        </text:list-item>
      </text:list>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list xml:id="list13243597229698" text:continue-numbering="true" text:style-name="WW8Num37">
        <text:list-item>
          <text:list>
            <text:list-item>
              <text:list>
                <text:list-item>
                  <text:h text:style-name="Heading_20_3" text:outline-level="3"><text:bookmark-start text:name="__RefHeading___Toc265108871"/>TLC Person<text:bookmark-end text:name="__RefHeading___Toc265108871"/></text:h>
                </text:list-item>
              </text:list>
            </text:list-item>
          </text:list>
        </text:list-item>
      </text:list>
      <text:p text:style-name="Standard"><text:span text:style-name="T23"><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7129334076955819" text:style-name="WW8Num34">
        <text:list-item>
          <text:p text:style-name="P35"><text:span text:style-name="T19">kn.joe.smith.1964-12-22<text:line-break/></text:span>Mr. Joe Smith, the only Kenyan citizen with that name born on December 22nd, 1964 </text:p>
        </text:list-item>
      </text:list>
      <text:list xml:id="list13245603263118" text:continue-list="list13243597229698" text:style-name="WW8Num37">
        <text:list-item>
          <text:list>
            <text:list-item>
              <text:list>
                <text:list-item>
                  <text:h text:style-name="Heading_20_3" text:outline-level="3"><text:bookmark-start text:name="__RefHeading___Toc265108872"/><text:soft-page-break/>TLC Organization<text:bookmark-end text:name="__RefHeading___Toc265108872"/></text:h>
                </text:list-item>
              </text:list>
            </text:list-item>
          </text:list>
        </text:list-item>
      </text:list>
      <text:p text:style-name="Standard"><text:span text:style-name="T23"><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3244135959126" text:continue-list="list17129334076955819" text:style-name="WW8Num34">
        <text:list-item>
          <text:p text:style-name="P35"><text:span text:style-name="T19">kn.parliament<text:line-break/></text:span>the Kenyan Parliament</text:p>
        </text:list-item>
      </text:list>
      <text:list xml:id="list13245105250371" text:continue-list="list13245603263118" text:style-name="WW8Num37">
        <text:list-item>
          <text:list>
            <text:list-item>
              <text:list>
                <text:list-item>
                  <text:h text:style-name="Heading_20_3" text:outline-level="3"><text:bookmark-start text:name="__RefHeading___Toc265108873"/>TLC Concept<text:bookmark-end text:name="__RefHeading___Toc265108873"/></text:h>
                </text:list-item>
              </text:list>
            </text:list-item>
          </text:list>
        </text:list-item>
      </text:list>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3244784083137" text:continue-list="list13244135959126" text:style-name="WW8Num34">
        <text:list-item>
          <text:p text:style-name="P35"><text:span text:style-name="T19">wikipedia.Presidential.election<text:line-break/></text:span>the concept of Presidential Election as defined in Wikipedia</text:p>
        </text:list-item>
      </text:list>
      <text:list xml:id="list13244893724126" text:continue-list="list13245105250371" text:style-name="WW8Num37">
        <text:list-item>
          <text:list>
            <text:list-item>
              <text:list>
                <text:list-item>
                  <text:h text:style-name="Heading_20_3" text:outline-level="3"><text:bookmark-start text:name="__RefHeading___Toc265108874"/>TLC Object<text:bookmark-end text:name="__RefHeading___Toc265108874"/></text:h>
                </text:list-item>
              </text:list>
            </text:list-item>
          </text:list>
        </text:list-item>
      </text:list>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3243741802265" text:continue-list="list13244784083137" text:style-name="WW8Num34">
        <text:list-item>
          <text:p text:style-name="P35"><text:span text:style-name="Macchina_20_da_20_scrivere_20_HTML"><text:span text:style-name="T27">wikipedia.weapon</text:span></text:span><text:span text:style-name="Macchina_20_da_20_scrivere_20_HTML"><text:span text:style-name="T29"><text:line-break/></text:span></text:span><text:span text:style-name="T29">a weapon (as a physical object) as defined in Wikipedia</text:span></text:p>
        </text:list-item>
      </text:list>
      <text:list xml:id="list13244760529593" text:continue-list="list13244893724126" text:style-name="WW8Num37">
        <text:list-item>
          <text:list>
            <text:list-item>
              <text:list>
                <text:list-item>
                  <text:h text:style-name="Heading_20_3" text:outline-level="3"><text:bookmark-start text:name="__RefHeading___Toc265108875"/>TLC Event<text:bookmark-end text:name="__RefHeading___Toc265108875"/></text:h>
                </text:list-item>
              </text:list>
            </text:list-item>
          </text:list>
        </text:list-item>
      </text:list>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3245027154202" text:continue-list="list13243741802265" text:style-name="WW8Num34">
        <text:list-item>
          <text:p text:style-name="P35"><text:span text:style-name="Macchina_20_da_20_scrivere_20_HTML"><text:span text:style-name="T27">wikipedia.world.war.ii</text:span></text:span><text:span text:style-name="Macchina_20_da_20_scrivere_20_HTML"><text:span text:style-name="T29"><text:line-break/></text:span></text:span><text:span text:style-name="T16">The second World War as defined in Wikipedia</text:span></text:p>
        </text:list-item>
      </text:list>
      <text:list xml:id="list13244326390842" text:continue-list="list13244760529593" text:style-name="WW8Num37">
        <text:list-item>
          <text:list>
            <text:list-item>
              <text:list>
                <text:list-item>
                  <text:h text:style-name="Heading_20_3" text:outline-level="3"><text:bookmark-start text:name="__RefHeading___Toc265108876"/>TLC Location<text:bookmark-end text:name="__RefHeading___Toc265108876"/></text:h>
                </text:list-item>
              </text:list>
            </text:list-item>
          </text:list>
        </text:list-item>
      </text:list>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No country specifications are necessary for places. </text:p>
      <text:p text:style-name="Standard"/>
      <text:list xml:id="list13243501987286" text:continue-list="list13245027154202" text:style-name="WW8Num34">
        <text:list-item>
          <text:p text:style-name="P35"><text:span text:style-name="Macchina_20_da_20_scrivere_20_HTML"><text:span text:style-name="T27">wikipedia.rome</text:span></text:span><text:span text:style-name="Macchina_20_da_20_scrivere_20_HTML"><text:span text:style-name="T29"><text:line-break/></text:span></text:span><text:span text:style-name="T16">The city of Rome as defined in Wikipedia</text:span></text:p>
        </text:list-item>
      </text:list>
      <text:list xml:id="list13245451670929" text:continue-list="list13244326390842" text:style-name="WW8Num37">
        <text:list-item>
          <text:list>
            <text:list-item>
              <text:list>
                <text:list-item>
                  <text:h text:style-name="Heading_20_3" text:outline-level="3"><text:bookmark-start text:name="__RefHeading___Toc265108877"/>TLC Process<text:bookmark-end text:name="__RefHeading___Toc265108877"/></text:h>
                </text:list-item>
              </text:list>
            </text:list-item>
          </text:list>
        </text:list-item>
      </text:list>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3245369406007" text:continue-list="list13243501987286" text:style-name="WW8Num34">
        <text:list-item>
          <text:p text:style-name="P35"><text:span text:style-name="Macchina_20_da_20_scrivere_20_HTML"><text:span text:style-name="T27">wikipedia.kn.promulgation</text:span></text:span><text:span text:style-name="Macchina_20_da_20_scrivere_20_HTML"><text:span text:style-name="T29"><text:line-break/></text:span></text:span><text:span text:style-name="T16">The promulgation as defined in Wikipedia and as carried out in Kenya.</text:span></text:p>
        </text:list-item>
      </text:list>
      <text:list xml:id="list13244800862932" text:continue-list="list13245451670929" text:style-name="WW8Num37">
        <text:list-item>
          <text:list>
            <text:list-item>
              <text:list>
                <text:list-item>
                  <text:h text:style-name="Heading_20_3" text:outline-level="3"><text:bookmark-start text:name="__RefHeading___Toc265108878"/>TLC Role<text:bookmark-end text:name="__RefHeading___Toc265108878"/></text:h>
                </text:list-item>
              </text:list>
            </text:list-item>
          </text:list>
        </text:list-item>
      </text:list>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3243699608506" text:continue-list="list13245369406007" text:style-name="WW8Num34">
        <text:list-item>
          <text:p text:style-name="P35"><text:span text:style-name="Macchina_20_da_20_scrivere_20_HTML"><text:span text:style-name="T27">wikipedia.kn.speaker</text:span></text:span><text:span text:style-name="Macchina_20_da_20_scrivere_20_HTML"><text:span text:style-name="T29"><text:line-break/></text:span></text:span><text:span text:style-name="T16">The role of the speaker of the house as defined in Wikipedia and as conceived in Kenya.</text:span></text:p>
        </text:list-item>
      </text:list>
      <text:list xml:id="list13244092737199" text:continue-list="list13244800862932" text:style-name="WW8Num37">
        <text:list-item>
          <text:list>
            <text:list-item>
              <text:list>
                <text:list-item>
                  <text:h text:style-name="Heading_20_3" text:outline-level="3"><text:bookmark-start text:name="__RefHeading___Toc265108879"/>TLC Term<text:bookmark-end text:name="__RefHeading___Toc265108879"/></text:h>
                </text:list-item>
              </text:list>
            </text:list-item>
          </text:list>
        </text:list-item>
      </text:list>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3244144284747" text:continue-list="list13243699608506" text:style-name="WW8Num34">
        <text:list-item>
          <text:p text:style-name="P35"><text:span text:style-name="Macchina_20_da_20_scrivere_20_HTML"><text:span text:style-name="T27">wikipedia.eng.speaker</text:span></text:span><text:span text:style-name="Macchina_20_da_20_scrivere_20_HTML"><text:span text:style-name="T29"><text:line-break/></text:span></text:span><text:span text:style-name="T16">The role of the speaker of the house as defined in Wikipedia and expressed in English.</text:span></text:p>
        </text:list-item>
      </text:list>
      <text:p text:style-name="Standard"/>
      <text:list xml:id="list13244554549526" text:continue-list="list13244092737199" text:style-name="WW8Num37">
        <text:list-item>
          <text:list>
            <text:list-item>
              <text:list>
                <text:list-item>
                  <text:h text:style-name="Heading_20_3" text:outline-level="3"><text:bookmark-start text:name="__RefHeading___Toc265108880"/>TLC Work<text:bookmark-end text:name="__RefHeading___Toc265108880"/></text:h>
                </text:list-item>
              </text:list>
            </text:list-item>
          </text:list>
        </text:list-item>
      </text:list>
      <text:p text:style-name="Standard">The domain-less IRI of the Work as specified in this document, with all slash substituted by dots. </text:p>
      <text:p text:style-name="Standard"><text:soft-page-break/></text:p>
      <text:list xml:id="list13244658628174" text:continue-list="list13244144284747" text:style-name="WW8Num34">
        <text:list-item>
          <text:p text:style-name="P35"><text:span text:style-name="T19">sl.act.2004-02-13.2<text:line-break/></text:span>Sierra Leone enacted Legislation. Act number 2 of 2004.</text:p>
        </text:list-item>
      </text:list>
      <text:list xml:id="list13244579375265" text:continue-list="list13244554549526" text:style-name="WW8Num37">
        <text:list-item>
          <text:list>
            <text:list-item>
              <text:list>
                <text:list-item>
                  <text:h text:style-name="Heading_20_3" text:outline-level="3"><text:bookmark-start text:name="__RefHeading___Toc265108881"/>TLC Expression<text:bookmark-end text:name="__RefHeading___Toc265108881"/></text:h>
                </text:list-item>
              </text:list>
            </text:list-item>
          </text:list>
        </text:list-item>
      </text:list>
      <text:p text:style-name="Standard">The domain-less IRI of the Expression as specified in this document, with all slash substituted by dots. </text:p>
      <text:p text:style-name="Standard"/>
      <text:list xml:id="list13245111785195" text:continue-list="list13244658628174" text:style-name="WW8Num34">
        <text:list-item>
          <text:p text:style-name="P35"><text:span text:style-name="T19">sl.act.2004-02-13.2.eng@2004-07-21</text:span><text:line-break/>Sierra Leone enacted Legislation. Act number 2 of 2004. <text:s/>English version, as amended on July 2004</text:p>
        </text:list-item>
      </text:list>
      <text:list xml:id="list13245303670443" text:continue-list="list13244579375265" text:style-name="WW8Num37">
        <text:list-item>
          <text:list>
            <text:list-item>
              <text:list>
                <text:list-item>
                  <text:h text:style-name="Heading_20_3" text:outline-level="3"><text:bookmark-start text:name="__RefHeading___Toc265108882"/>TLC Expression Component<text:bookmark-end text:name="__RefHeading___Toc265108882"/></text:h>
                </text:list-item>
              </text:list>
            </text:list-item>
          </text:list>
        </text:list-item>
      </text:list>
      <text:p text:style-name="Standard">The domain-less IRI of the Expression Component as specified in this document, with all slash substituted by dots. </text:p>
      <text:p text:style-name="Standard"/>
      <text:list xml:id="list13244448861131" text:continue-list="list13245111785195" text:style-name="WW8Num34">
        <text:list-item>
          <text:p text:style-name="P35"><text:span text:style-name="T19">sl.act.2004-02-13.2.eng@2004-07-21.schedule1</text:span><text:line-break/>Attachment “schedule01” of Sierra Leone enacted Legislation. Act number 2 of 2004. <text:s/>English version, as amended on July 2004</text:p>
        </text:list-item>
      </text:list>
      <text:list xml:id="list13243864002326" text:continue-list="list13245303670443" text:style-name="WW8Num37">
        <text:list-item>
          <text:list>
            <text:list-item>
              <text:list>
                <text:list-item>
                  <text:h text:style-name="Heading_20_3" text:outline-level="3"><text:bookmark-start text:name="__RefHeading___Toc265108883"/>TLC Manifestation<text:bookmark-end text:name="__RefHeading___Toc265108883"/></text:h>
                </text:list-item>
              </text:list>
            </text:list-item>
          </text:list>
        </text:list-item>
      </text:list>
      <text:p text:style-name="Standard">The domain-less IRI of the Manifestation as specified in this document, with all slash substituted by dots. </text:p>
      <text:p text:style-name="Standard"/>
      <text:list xml:id="list13244185208542" text:continue-list="list13244448861131" text:style-name="WW8Num34">
        <text:list-item>
          <text:p text:style-name="P35"><text:span text:style-name="T19">sl.act.2004-02-13.2.eng@2004-07-21.akn</text:span><text:line-break/>Package of all documents including XML versions of the Sierra Leone enacted Legislation. Act number 2 of 2004. <text:s/>English version, as amended in July 2004</text:p>
        </text:list-item>
      </text:list>
      <text:list xml:id="list13243770294252" text:continue-list="list13243864002326" text:style-name="WW8Num37">
        <text:list-item>
          <text:list>
            <text:list-item>
              <text:list>
                <text:list-item>
                  <text:h text:style-name="Heading_20_3" text:outline-level="3"><text:bookmark-start text:name="__RefHeading___Toc265108884"/>TLC Manifestation Component<text:bookmark-end text:name="__RefHeading___Toc265108884"/></text:h>
                </text:list-item>
              </text:list>
            </text:list-item>
          </text:list>
        </text:list-item>
      </text:list>
      <text:p text:style-name="Standard">The domain-less IRI of the Manifestation Component as specified in this document, with all slash substituted by dots. </text:p>
      <text:list xml:id="list13244461944925" text:continue-list="list13244185208542" text:style-name="WW8Num34">
        <text:list-item>
          <text:p text:style-name="P35"><text:span text:style-name="T19">sl.act.2004-02-13.2.eng@2004-07-21.main.xml</text:span><text:line-break/>The main document (in XML) of the Sierra Leone enacted Legislation. Act number 2 of 2004. <text:s/>English version, as amended in July 2004</text:p>
        </text:list-item>
      </text:list>
      <text:list xml:id="list13244911065679" text:continue-list="list13243770294252" text:style-name="WW8Num37">
        <text:list-item>
          <text:list>
            <text:list-item>
              <text:list>
                <text:list-item>
                  <text:h text:style-name="Heading_20_3" text:outline-level="3"><text:bookmark-start text:name="__RefHeading___Toc265108885"/>TLC Item<text:bookmark-end text:name="__RefHeading___Toc265108885"/></text:h>
                </text:list-item>
              </text:list>
            </text:list-item>
          </text:list>
        </text:list-item>
      </text:list>
      <text:p text:style-name="Standard">The exact URL of the item as specified in the document, with all slashes substituted by dots.</text:p>
      <text:list xml:id="list13244819222954" text:continue-numbering="true" text:style-name="WW8Num37">
        <text:list-item>
          <text:h text:style-name="Heading_20_1" text:outline-level="1"><text:bookmark-start text:name="__RefHeading___Toc265108886"/>Differences from previous releases<text:bookmark-end text:name="__RefHeading___Toc265108886"/></text:h>
          <text:list>
            <text:list-item>
              <text:h text:style-name="Heading_20_2" text:outline-level="2"><text:bookmark-start text:name="__RefHeading___Toc265108887"/><text:change-start text:change-id="ct55464640"/>Differences between release 16/12/2014 (CSD12 AN 3.0) and 23/06/2014 (CSD11 AN 3.0)</text:h>
            </text:list-item>
          </text:list>
        </text:list-item>
      </text:list>
      <text:p text:style-name="Standard">This release contains a few bug fixes and extensions suggested by the group during the discussions of the <text:change-end text:change-id="ct55464640"/><text:change-start text:change-id="ct55463872"/>last few months. </text:p>
      <text:list xml:id="list13244794907186" text:continue-list="list13245311047863" text:style-name="WW8Num44">
        <text:list-item>
          <text:p text:style-name="P21">A bug fix on the <text:span text:style-name="Macchina_20_da_20_scrivere_20_HTML">xsd:unique</text:span> rule<text:change-end text:change-id="ct55463872"/><text:change-start text:change-id="ct55440128"/>s<text:change-end text:change-id="ct55440128"/><text:change-start text:change-id="ct55462304"/> has been added, that still referred to <text:span text:style-name="Macchina_20_da_20_scrivere_20_HTML">currentId</text:span> instead of <text:span text:style-name="Macchina_20_da_20_scrivere_20_HTML">eId</text:span>. <text:change-end text:change-id="ct55462304"/></text:p>
        </text:list-item>
        <text:list-item>
          <text:p text:style-name="P21"><text:change-start text:change-id="ct55422752"/>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change-end text:change-id="ct55422752"/></text:p>
        </text:list-item>
        <text:list-item>
          <text:p text:style-name="P21"><text:change-start text:change-id="ct57583568"/><text:soft-page-break/>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larger document. This is also meant to be used for the determination of the corresponding URI. </text:p>
        </text:list-item>
        <text:list-item>
          <text:p text:style-name="P21">Elements <text:change-end text:change-id="ct57583568"/><text:change-start text:change-id="ct55467600"/><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21">Uniqueness requirements <text:change-end text:change-id="ct55467600"/><text:change-start text:change-id="ct55468464"/>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21">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change-end text:change-id="ct55468464"/><text:change-start text:change-id="ct54736608"/><text:s/><text:change-end text:change-id="ct54736608"/></text:p>
        </text:list-item>
      </text:list>
      <text:list xml:id="list13245416968976" text:continue-list="list13244819222954" text:style-name="WW8Num37">
        <text:list-item>
          <text:list>
            <text:list-item>
              <text:h text:style-name="Heading_20_2" text:outline-level="2">Differences between release 23/06/2014 (CSD11 AN 3.0) and 16/04/2014 (<text:change text:change-id="ct57586816"/><text:change-start text:change-id="ct57761136"/>CSD10 <text:change-end text:change-id="ct57761136"/>AN 3.0)<text:bookmark-end text:name="__RefHeading___Toc265108887"/></text:h>
            </text:list-item>
          </text:list>
        </text:list-item>
      </text:list>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9">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9">cannot use attributes </text:span><text:span text:style-name="Macchina_20_da_20_scrivere_20_HTML">eId</text:span><text:span text:style-name="T19">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2052164268500016803" text:style-name="WW8Num40">
        <text:list-item>
          <text:p text:style-name="P36">Attribute <text:span text:style-name="Macchina_20_da_20_scrivere_20_HTML">GUID</text:span> <text:span text:style-name="T19">may</text:span> be used for all compliancy levels, and no constraint on is syntax is imposed. </text:p>
        </text:list-item>
        <text:list-item>
          <text:p text:style-name="P36">Documents seeking compliancy level 2 or greater <text:span text:style-name="T19">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36">Documents seeking compliancy level 1 <text:span text:style-name="T19">may</text:span> use attributes <text:span text:style-name="Macchina_20_da_20_scrivere_20_HTML">eId</text:span> and <text:span text:style-name="Macchina_20_da_20_scrivere_20_HTML">wId</text:span>, and if they do use them, they <text:span text:style-name="T19">must</text:span> use them according to the constraints and rules expressed in section 7 of these notes.</text:p>
        </text:list-item>
        <text:list-item>
          <text:p text:style-name="P36">Documents seeking compliancy level 1 and not complying with the constraints and rules for identifiers expressed in section 7 of these notes <text:span text:style-name="T19">must not </text:span>use attributes <text:span text:style-name="Macchina_20_da_20_scrivere_20_HTML">eId</text:span> and <text:span text:style-name="Macchina_20_da_20_scrivere_20_HTML">wId</text:span>. </text:p>
        </text:list-item>
      </text:list>
      <text:list xml:id="list13245006770881" text:continue-list="list13245416968976" text:style-name="WW8Num37">
        <text:list-item>
          <text:list>
            <text:list-item>
              <text:h text:style-name="Heading_20_2" text:outline-level="2"><text:bookmark-start text:name="__RefHeading___Toc265108888"/>Differences between release 16/04/2014 (CSD10 AN 3.0) and 02/04/2014 (CSD09 AN 3.0)<text:bookmark-end text:name="__RefHeading___Toc265108888"/></text:h>
            </text:list-item>
          </text:list>
        </text:list-item>
      </text:list>
      <text:p text:style-name="Standard">This release contains a small number of minor modifications discussed by the group in the month of April 2014, and is meant as a small fix with regards to the previous CSD09. In particular: </text:p>
      <text:list xml:id="list13244840960084" text:continue-list="list13244794907186" text:style-name="WW8Num44">
        <text:list-item>
          <text:p text:style-name="P21">Element <text:span text:style-name="Macchina_20_da_20_scrivere_20_HTML">subheading</text:span> now has attribute <text:span text:style-name="Macchina_20_da_20_scrivere_20_HTML">eId</text:span> required instead of optional.</text:p>
        </text:list-item>
        <text:list-item>
          <text:p text:style-name="P21">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1"><text:soft-page-break/>A new simple type <text:span text:style-name="Macchina_20_da_20_scrivere_20_HTML"><text:span text:style-name="T11">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1">* Element <text:span text:style-name="Macchina_20_da_20_scrivere_20_HTML">wrap</text:span> has been renamed <text:span text:style-name="Macchina_20_da_20_scrivere_20_HTML">wrapUp.</text:span></text:p>
        </text:list-item>
        <text:list-item>
          <text:p text:style-name="P21">* Element <text:span text:style-name="Macchina_20_da_20_scrivere_20_HTML">listWrap</text:span> has been renamed <text:span text:style-name="Macchina_20_da_20_scrivere_20_HTML">listWrapUp</text:span>.</text:p>
        </text:list-item>
        <text:list-item>
          <text:p text:style-name="P21">*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list xml:id="list13243941531613" text:continue-list="list13245006770881" text:style-name="WW8Num37">
        <text:list-item>
          <text:list>
            <text:list-item>
              <text:h text:style-name="Heading_20_2" text:outline-level="2"><text:bookmark-start text:name="__RefHeading___Toc265108889"/>Differences between release 02/04/2014 (CSD09 AN 3.0) and 01/04/2014 (CSD0F AN 3.0)<text:bookmark-end text:name="__RefHeading___Toc265108889"/></text:h>
            </text:list-item>
          </text:list>
        </text:list-item>
      </text:list>
      <text:p text:style-name="Standard">All constraints that were removed in version CSD0F have been reinstated, and the schema now validates documents that are valid and does NOT validate documents that are not. <text:s/></text:p>
      <text:list xml:id="list13244489606156" text:continue-numbering="true" text:style-name="WW8Num37">
        <text:list-item>
          <text:list>
            <text:list-item>
              <text:h text:style-name="Heading_20_2" text:outline-level="2"><text:bookmark-start text:name="__RefHeading___Toc265108890"/>Differences between release 02/04/2014 (CSD09 AN 3.0) and 16/01/2014 (CSD08 AN 3.0)<text:bookmark-end text:name="__RefHeading___Toc265108890"/></text:h>
            </text:list-item>
          </text:list>
        </text:list-item>
      </text:list>
      <text:p text:style-name="Standard">This release contains a number of modifications discussed by the group in the months of February and March 2014, and in particular a whole new doctrine for ids in Akoma Ntoso. In particular: </text:p>
      <text:list xml:id="list13244001438173" text:continue-list="list13244840960084" text:style-name="WW8Num44">
        <text:list-item>
          <text:p text:style-name="P21">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1">Sections 7.3, 7.4 and 7.5 of this release notes have been considerably revised and rewritten in terms on work-level ids, expression-level ids, and the concept of master expression has been introduced. </text:p>
        </text:list-item>
        <text:list-item>
          <text:p text:style-name="P21">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1">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1">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1">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1">Attribute time (esp. in the recordTime element) how accepts both time data as well as dateTime data. </text:p>
        </text:list-item>
        <text:list-item>
          <text:p text:style-name="P21">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list xml:id="list13245360209307" text:continue-list="list13244489606156" text:style-name="WW8Num37">
        <text:list-item>
          <text:list>
            <text:list-item>
              <text:h text:style-name="Heading_20_2" text:outline-level="2"><text:bookmark-start text:name="__RefHeading___Toc265108891"/><text:soft-page-break/>Differences between release 16/01/2014 (CSD08 AN 3.0) and 20/12/2013 (CSD07 AN 3.0)<text:bookmark-end text:name="__RefHeading___Toc265108891"/></text:h>
            </text:list-item>
          </text:list>
        </text:list-item>
      </text:list>
      <text:p text:style-name="Standard">This release contains a number of modifications discussed by the group, as well as one suggestion from outside, namely by Matthew Somerville of mysociety.org. In particular: </text:p>
      <text:list xml:id="list13244755977534" text:continue-list="list13244001438173" text:style-name="WW8Num44">
        <text:list-item>
          <text:p text:style-name="P21"><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1">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90"/>
      <text:list xml:id="list13245286927829" text:continue-numbering="true" text:style-name="WW8Num44">
        <text:list-item>
          <text:p text:style-name="P21">A new container type, <text:span text:style-name="Macchina_20_da_20_scrivere_20_HTML">docCollectionType</text:span>, has been added and associated to elements attachment and component. </text:p>
        </text:list-item>
        <text:list-item>
          <text:p text:style-name="P21">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1">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1">As noticed by Ashok Hariharan, previous version did not modify the URI of the namespace. This has been fixed. </text:p>
        </text:list-item>
      </text:list>
      <text:list xml:id="list13244761977920" text:continue-list="list13245360209307" text:style-name="WW8Num37">
        <text:list-item>
          <text:list>
            <text:list-item>
              <text:h text:style-name="Heading_20_2" text:outline-level="2"><text:bookmark-start text:name="__RefHeading___Toc265108892"/>Differences between release 20/12/2013 (CSD07 AN 3.0) and 25/9/2013 (CSD06 AN 3.0)<text:bookmark-end text:name="__RefHeading___Toc265108892"/></text:h>
            </text:list-item>
          </text:list>
        </text:list-item>
      </text:list>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13245606266977" text:continue-list="list13245286927829" text:style-name="WW8Num44">
        <text:list-item>
          <text:p text:style-name="P21">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1">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1">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1">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7"><text:soft-page-break/><text:span text:style-name="T18">The schema referred to as Akoma Ntoso is provided by the Copyright Holder OASIS under this instantiation of the Akoma Ntoso SPECIFICATION LICENSE:</text:span></text:p>
      <text:p text:style-name="P118"/>
      <text:p text:style-name="P118">Copyright (C) Copyright Holder: All Rights Reserved.</text:p>
      <text:p text:style-name="P118"/>
      <text:p text:style-name="P118">Definition:</text:p>
      <text:p text:style-name="P118"/>
      <text:p text:style-name="P117"><text:span text:style-name="T18">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9"/>
      <text:p text:style-name="P118">Declaration:</text:p>
      <text:p text:style-name="P118"/>
      <text:p text:style-name="P118">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8">* an unmodified copy of this document is included with all such copies and derivative works,</text:p>
      <text:p text:style-name="P118">* non-authorized derivative works are clearly identified as such, and</text:p>
      <text:p text:style-name="P118">* this Specification itself is not modified in any way, except as part of a collaboration with the Copyright Holder or to the extent necessary to translate its natural-language explanation and documentation into other natural languages.</text:p>
      <text:p text:style-name="P118"/>
      <text:p text:style-name="P118">Disclaimer:</text:p>
      <text:p text:style-name="P118"/>
      <text:p text:style-name="P118">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8"/>
      <text:p text:style-name="P118">The template of the Akoma Ntoso SPECIFICATION LICENSE, which may be instantiated for other specifications, can be found at the following URL:xxxxxxxxxxxxxx</text:p>
      <text:list xml:id="list13245316309315" text:continue-list="list13244761977920" text:style-name="WW8Num37">
        <text:list-item>
          <text:list>
            <text:list-item>
              <text:h text:style-name="Heading_20_2" text:outline-level="2"><text:bookmark-start text:name="__RefHeading___Toc265108893"/>Difference in release CSD06 – 25 September 2013 as Modified 11 October 2013<text:bookmark-end text:name="__RefHeading___Toc265108893"/></text:h>
            </text:list-item>
          </text:list>
        </text:list-item>
      </text:list>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list xml:id="list13244592179359" text:continue-numbering="true" text:style-name="WW8Num37">
        <text:list-item>
          <text:list>
            <text:list-item>
              <text:h text:style-name="Heading_20_2" text:outline-level="2"><text:bookmark-start text:name="__RefHeading___Toc265108894"/>Differences between release 25/9/2013 (CSD05 AN 6.0) and 23/7/2013 (CSD03 AN 5.0)<text:bookmark-end text:name="__RefHeading___Toc265108894"/></text:h>
            </text:list-item>
          </text:list>
        </text:list-item>
      </text:list>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3245351451715" text:continue-list="list13245606266977" text:style-name="WW8Num44">
        <text:list-item>
          <text:p text:style-name="P21"><text:soft-page-break/>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1">Ids have been redesigned according to the Cocoloco Agreement of the 6<text:span text:style-name="T25">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1">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1">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1">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1">The separator of multipart semantic ids (e.g., <text:span text:style-name="Macchina_20_da_20_scrivere_20_HTML">“bck1-par2”</text:span>) has been specified as “_” instead of “-“ in section 7.3 of these Release Notes. <text:s/></text:p>
        </text:list-item>
      </text:list>
      <text:list xml:id="list13244489927484" text:continue-list="list13244592179359" text:style-name="WW8Num37">
        <text:list-item>
          <text:list>
            <text:list-item>
              <text:h text:style-name="Heading_20_2" text:outline-level="2"><text:bookmark-start text:name="__RefHeading___Toc265108895"/>Differences between release 23/7/2013 (CSD05 AN 3.0) and 18/2/2013 (CSD03 AN 3.0)<text:bookmark-end text:name="__RefHeading___Toc265108895"/></text:h>
            </text:list-item>
          </text:list>
        </text:list-item>
      </text:list>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3244811624505" text:continue-list="list13245351451715" text:style-name="WW8Num44">
        <text:list-item>
          <text:p text:style-name="P21">The spelling judgment instead of judgement has been applied consistently throughout the schema as suggested by native English speakers and approved by the TC. </text:p>
        </text:list-item>
        <text:list-item>
          <text:p text:style-name="P21">The pattern popup has been renamed subFlow, and all types, groups and attribute groups containing the word popup have been renamed accordingly. Also the generic element popup is now named subFlow. </text:p>
        </text:list-item>
        <text:list-item>
          <text:p text:style-name="P21">Three new hcontainers have been added: rule, subRule and proviso.</text:p>
        </text:list-item>
        <text:list-item>
          <text:p text:style-name="P21">Element coverPage can now contain longTitle.</text:p>
        </text:list-item>
        <text:list-item>
          <text:p text:style-name="P21">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1">A new judgment section has been added called argument, to specify the argument used by the judge to evaluate a case. </text:p>
        </text:list-item>
        <text:list-item>
          <text:p text:style-name="P21"><text:soft-page-break/>Attribute list dateTime has been removed (containing both a date and a time attributes) and replaced by a extended data type for the date attribute, allowing either a simple date 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4">.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1">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1">The type collectionStructure (used by complex documents) can now contain preambles. </text:p>
        </text:list-item>
        <text:list-item>
          <text:p text:style-name="P21">The hcontainer subdivision, has been added to the list of usable hcontainers, as it was left out erroneously. </text:p>
        </text:list-item>
        <text:list-item>
          <text:p text:style-name="P21">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1">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1">Type subFlowStructure (formerly popupStructure, used by subFlow elements such as quotedStructure and extractStructure, now allow more elements, in particular all document types (e.g., bill, act, etc.) and table elements tr, th, and td.</text:p>
        </text:list-item>
        <text:list-item>
          <text:p text:style-name="P21">Element FRBRname in FRBRWork properties can now be repeated as many times as needed to specify different well-known names with which the work is known. </text:p>
        </text:list-item>
        <text:list-item>
          <text:p text:style-name="P21">Type valueType, used by many metadata elements especially is the FRBR block, can now use the refersTo and showAs attribute. </text:p>
        </text:list-item>
        <text:list-item>
          <text:p text:style-name="P21">Modifier attributes exclusion and incomplete can now be added both to whole analysis elements, as before, as well as to individual members of the analysis element such as source, destination, etc. </text:p>
        </text:list-item>
        <text:list-item>
          <text:p text:style-name="P21">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text:soft-page-break/>structure has in that specific time interval), and the start and end temporalInfo specifications for the time interval in which the evolving Id was current. </text:p>
        </text:list-item>
      </text:list>
      <text:list xml:id="list13243818195897" text:continue-list="list13244489927484" text:style-name="WW8Num37">
        <text:list-item>
          <text:list>
            <text:list-item>
              <text:h text:style-name="Heading_20_2" text:outline-level="2"><text:bookmark-start text:name="__RefHeading___Toc265108896"/>Differences between release 18/2/2013 (CSD03 AN 3.0) and 6/2/2013 (CSD02 AN 3.0)<text:bookmark-end text:name="__RefHeading___Toc265108896"/></text:h>
            </text:list-item>
          </text:list>
        </text:list-item>
      </text:list>
      <text:p text:style-name="Standard">This release contains the modifications approved in the OASIS LegalDocML Technical Committee Conference Call of 13<text:span text:style-name="T25">th</text:span> February 2013, to better distinguish the product of legislative assemblies that are of a legislative nature and those that are not. In detail: </text:p>
      <text:list xml:id="list13245153312497" text:continue-list="list13244811624505" text:style-name="WW8Num44">
        <text:list-item>
          <text:p text:style-name="P21">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1">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1">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1">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list xml:id="list13243738303648" text:continue-list="list13243818195897" text:style-name="WW8Num37">
        <text:list-item>
          <text:list>
            <text:list-item>
              <text:h text:style-name="Heading_20_2" text:outline-level="2"><text:bookmark-start text:name="__RefHeading___Toc265108897"/>Differences between release 6/2/2013 (CSD02 AN 3.0) and 20/1/2013 (CSD01 AN 3.0)<text:bookmark-end text:name="__RefHeading___Toc265108897"/></text:h>
            </text:list-item>
          </text:list>
        </text:list-item>
      </text:list>
      <text:p text:style-name="Standard">This release contains a few minor modifications to CSD01 as suggested by the discussion on the conference call of the OASIS LegalDocML Technical Committee of the 23<text:span text:style-name="T25">rd</text:span> of January 2013, arising from suggestions from Veronique Parisse of the European Parliament. </text:p>
      <text:list xml:id="list13244993495588" text:continue-list="list13245153312497" text:style-name="WW8Num44">
        <text:list-item>
          <text:p text:style-name="P21">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9">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1">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1">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1">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list xml:id="list13244104343409" text:continue-list="list13243738303648" text:style-name="WW8Num37">
        <text:list-item>
          <text:list>
            <text:list-item>
              <text:h text:style-name="Heading_20_2" text:outline-level="2"><text:bookmark-start text:name="__RefHeading___Toc265108898"/>Differences between release 20/1/2013 (CSD01 AN 3.0) and 27/07/2012 (AN 2.0)<text:bookmark-end text:name="__RefHeading___Toc265108898"/></text:h>
            </text:list-item>
          </text:list>
        </text:list-item>
      </text:list>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text:soft-page-break/>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6736303857138644494" text:style-name="WW8Num29">
        <text:list-item>
          <text:list>
            <text:list-item>
              <text:p text:style-name="P91"><text:span text:style-name="Internet_20_link"><text:span text:style-name="T35">Working Draft (WD)</text:span></text:span></text:p>
            </text:list-item>
            <text:list-item>
              <text:p text:style-name="P74"><text:span text:style-name="Internet_20_link"><text:span text:style-name="T35">Committee Specification Draft (CSD)</text:span></text:span></text:p>
            </text:list-item>
            <text:list-item>
              <text:p text:style-name="P76">Committee Specification Public Review Draft (CSPRD)</text:p>
            </text:list-item>
            <text:list-item>
              <text:p text:style-name="P76">Committee Specification (CS)</text:p>
            </text:list-item>
            <text:list-item>
              <text:p text:style-name="P76">Candidate OASIS Standard (COS)</text:p>
            </text:list-item>
            <text:list-item>
              <text:p text:style-name="P76">OASIS Standard (OS)</text:p>
            </text:list-item>
            <text:list-item>
              <text:p text:style-name="P92">Approved Errata (Errata)</text:p>
            </text:list-item>
          </text:list>
        </text:list-item>
      </text:list>
      <text:p text:style-name="Standard">, followed by a sequential number. Finally, the objective of this stage of the OASIS LegalDocML TC at this stage is to deliver the 3<text:span text:style-name="T25">rd</text:span> version of Akoma Ntoso. Therefore, the namespace of this release will be <text:a xlink:type="simple" xlink:href="http://docs.oasis-open.org/legaldocml/ns/akn/3.0/CSD01"><text:span text:style-name="Internet_20_link"><text:span text:style-name="T10">http://docs.oasis-open.org/legaldocml/ns/akn/3.0/CSD01</text:span></text:span></text:a><text:span text:style-name="T37"> .</text:span></text:p>
      <text:p text:style-name="Standard"><text:span text:style-name="T36">Additional differences include: </text:span></text:p>
      <text:list xml:id="list13245369959607" text:continue-list="list13244993495588" text:style-name="WW8Num44">
        <text:list-item>
          <text:p text:style-name="P21"><text:span text:style-name="T36">A new element has been included in speech sections, called </text:span><text:span text:style-name="Macchina_20_da_20_scrivere_20_HTML">speechGroup</text:span><text:span text:style-name="T36">.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6"> element will help identify the main speaker (attribute </text:span><text:span text:style-name="Macchina_20_da_20_scrivere_20_HTML">by</text:span><text:span text:style-name="T36">), the role of the main speaker (attribute </text:span><text:span text:style-name="Macchina_20_da_20_scrivere_20_HTML">as</text:span><text:span text:style-name="T36">) and the addressees (attribute </text:span><text:span text:style-name="Macchina_20_da_20_scrivere_20_HTML">to</text:span><text:span text:style-name="T36">) as well as the individual speech elements that the overall discussion is composed by. </text:span></text:p>
        </text:list-item>
        <text:list-item>
          <text:p text:style-name="P21"><text:span text:style-name="T36">Elements </text:span><text:span text:style-name="Macchina_20_da_20_scrivere_20_HTML">recitals</text:span><text:span text:style-name="T36">, </text:span><text:span text:style-name="Macchina_20_da_20_scrivere_20_HTML">citations</text:span><text:span text:style-name="T36"> and </text:span><text:span text:style-name="Macchina_20_da_20_scrivere_20_HTML">toc</text:span><text:span text:style-name="T36"> are now provided with a list of optional heading elements (such as </text:span><text:span text:style-name="Macchina_20_da_20_scrivere_20_HTML">header</text:span><text:span text:style-name="T36">, </text:span><text:span text:style-name="Macchina_20_da_20_scrivere_20_HTML">subheader</text:span><text:span text:style-name="T36">, </text:span><text:span text:style-name="Macchina_20_da_20_scrivere_20_HTML">num</text:span><text:span text:style-name="T36">, etc.) in case the structure of the section becomes fairly complicated. This also implies that </text:span><text:span text:style-name="Macchina_20_da_20_scrivere_20_HTML">toc</text:span><text:span text:style-name="T36">, previously a block element, has been upgraded to container. </text:span></text:p>
        </text:list-item>
        <text:list-item>
          <text:p text:style-name="P21"><text:span text:style-name="T36">Two new elements from HTML have been added, </text:span><text:span text:style-name="Macchina_20_da_20_scrivere_20_HTML">abbr</text:span><text:span text:style-name="T36"> and </text:span><text:span text:style-name="Macchina_20_da_20_scrivere_20_HTML">br</text:span><text:span text:style-name="T36"> (an inline and a marker, respectively). With the same use and semantics as in HTML. </text:span></text:p>
        </text:list-item>
        <text:list-item>
          <text:p text:style-name="P21"><text:span text:style-name="T36">Two new elements have been added to </text:span><text:span text:style-name="Macchina_20_da_20_scrivere_20_HTML">judgements</text:span><text:span text:style-name="T36">, namely </text:span><text:span text:style-name="Macchina_20_da_20_scrivere_20_HTML">arguments</text:span><text:span text:style-name="T36"> and </text:span><text:span text:style-name="Macchina_20_da_20_scrivere_20_HTML">remedies</text:span><text:span text:style-name="T36">. </text:span></text:p>
        </text:list-item>
        <text:list-item>
          <text:p text:style-name="P21"><text:span text:style-name="T36">Type </text:span><text:span text:style-name="Macchina_20_da_20_scrivere_20_HTML">YesNoType</text:span><text:span text:style-name="T36"> data type has been removed and unified with the plain </text:span><text:span text:style-name="Macchina_20_da_20_scrivere_20_HTML">xsd:Boolean</text:span><text:span text:style-name="T36"> data type. Attributes that used </text:span><text:span text:style-name="Macchina_20_da_20_scrivere_20_HTML">“yes”/”no”</text:span><text:span text:style-name="T36"> values need now to use </text:span><text:span text:style-name="Macchina_20_da_20_scrivere_20_HTML">“true”/”false”</text:span><text:span text:style-name="T36"> values. </text:span></text:p>
        </text:list-item>
        <text:list-item>
          <text:p text:style-name="P21">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1"><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1"><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1"><text:span text:style-name="T1">translated</text:span>: the content of the element is present in the markup (manifestation) in a different form than in the real content of the document (expression level) because <text:soft-page-break/>it has been translated into a different language (e.g., to match the rest of the document or because of other editorial decisions). </text:p>
            </text:list-item>
            <text:list-item>
              <text:p text:style-name="P21"><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1"><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1"><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1"><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1"><text:span text:style-name="T1">unknown</text:span>: the content of the element or the value of a required attribute is NOT present in the markup (manifestation), although it should, because the author of the manifestation does not know it.</text:p>
            </text:list-item>
            <text:list-item>
              <text:p text:style-name="P21"><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1"><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1">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1"><text:span text:style-name="T36">All containers and hcontainers can now be empty. This is meant to help in using </text:span><text:span text:style-name="Macchina_20_da_20_scrivere_20_HTML">status=”omissis”</text:span><text:span text:style-name="T36"> on a structure, or any other situation in which content exist but is not represented in the XML document. </text:span></text:p>
        </text:list-item>
        <text:list-item>
          <text:p text:style-name="P21"><text:span text:style-name="T36">Elements </text:span><text:span text:style-name="Macchina_20_da_20_scrivere_20_HTML">formula</text:span><text:span text:style-name="T36"> and </text:span><text:span text:style-name="Macchina_20_da_20_scrivere_20_HTML">FRBRAlias</text:span><text:span text:style-name="T36"> have now a </text:span><text:span text:style-name="Macchina_20_da_20_scrivere_20_HTML">name</text:span><text:span text:style-name="T36"> attribute to help identify the kind of formula it is. </text:span></text:p>
        </text:list-item>
        <text:list-item>
          <text:p text:style-name="P21">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1"><text:soft-page-break/>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1">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1"><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1">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1">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1">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1">A specification has been added to the Akoma Ntoso naming convention with regard to virtual expressions (i.e., expressions where some of the information is unknown or unavailable). This is specified in section 8.4.4 of these Release Notes. </text:p>
        </text:list-item>
      </text:list>
      <text:list xml:id="list13244684699432" text:continue-list="list13244104343409" text:style-name="WW8Num37">
        <text:list-item>
          <text:list>
            <text:list-item>
              <text:h text:style-name="Heading_20_2" text:outline-level="2"><text:bookmark-start text:name="__RefHeading___Toc265108899"/>Differences between release 27/07/2012 and 29/06/2012<text:bookmark-end text:name="__RefHeading___Toc265108899"/></text:h>
            </text:list-item>
          </text:list>
        </text:list-item>
      </text:list>
      <text:p text:style-name="Standard">This release contains just two small modifications: </text:p>
      <text:list xml:id="list13245085167952" text:continue-list="list13245369959607" text:style-name="WW8Num44">
        <text:list-item>
          <text:p text:style-name="P21">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1">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1">Some clarifications were added to section 8.1 of the naming convention about the use and need for absolute URIs in Akoma Ntoso. <text:s/></text:p>
        </text:list-item>
      </text:list>
      <text:list xml:id="list13243616761631" text:continue-list="list13244684699432" text:style-name="WW8Num37">
        <text:list-item>
          <text:list>
            <text:list-item>
              <text:h text:style-name="Heading_20_2" text:outline-level="2"><text:bookmark-start text:name="__RefHeading___Toc265108900"/>Differences between release 29/06/2012 and 07/05/2012 take II<text:bookmark-end text:name="__RefHeading___Toc265108900"/></text:h>
            </text:list-item>
          </text:list>
        </text:list-item>
      </text:list>
      <text:p text:style-name="Standard">This release contains a few small modifications:</text:p>
      <text:list xml:id="list13245383924077" text:continue-list="list13245085167952" text:style-name="WW8Num44">
        <text:list-item>
          <text:p text:style-name="P21">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1">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1">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1"><text:soft-page-break/>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1">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1">Element <text:span text:style-name="Macchina_20_da_20_scrivere_20_HTML">fragment</text:span> is now available as a document type, for fragments physically stored elsewhere than their main document. </text:p>
        </text:list-item>
        <text:list-item>
          <text:p text:style-name="P21">Some fixes in the overall organization of the modules were also performed. </text:p>
        </text:list-item>
      </text:list>
      <text:list xml:id="list13245371117211" text:continue-list="list13243616761631" text:style-name="WW8Num37">
        <text:list-item>
          <text:list>
            <text:list-item>
              <text:h text:style-name="Heading_20_2" text:outline-level="2"><text:bookmark-start text:name="__RefHeading___Toc265108901"/>Differences between release 07/05/2012 take II and 07/05/2012<text:bookmark-end text:name="__RefHeading___Toc265108901"/></text:h>
            </text:list-item>
          </text:list>
        </text:list-item>
      </text:list>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list xml:id="list13244593681128" text:continue-numbering="true" text:style-name="WW8Num37">
        <text:list-item>
          <text:list>
            <text:list-item>
              <text:h text:style-name="Heading_20_2" text:outline-level="2"><text:bookmark-start text:name="__RefHeading___Toc265108902"/>Differences between release 07/05/2012 and 12/10/2011<text:bookmark-end text:name="__RefHeading___Toc265108902"/></text:h>
            </text:list-item>
          </text:list>
        </text:list-item>
      </text:list>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3244662824692" text:continue-list="list13245383924077" text:style-name="WW8Num44">
        <text:list-item>
          <text:p text:style-name="P21"><text:span text:style-name="T3">anyAttribute</text:span>: All elements now allow any attribute as long as they are specified in a different namespace than Akoma Ntoso. </text:p>
        </text:list-item>
        <text:list-item>
          <text:p text:style-name="P21">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1">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1">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1">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1">A new preface inline element, <text:span text:style-name="Macchina_20_da_20_scrivere_20_HTML">shortTitle</text:span>, has been added for the identification of the short Title of an act. </text:p>
        </text:list-item>
        <text:list-item>
          <text:p text:style-name="P21"><text:soft-page-break/>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1">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1">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1">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1">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1"><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1"><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1"><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1"><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1"><text:span text:style-name="T1">Bug fix</text:span>: the automatically generated documentation within the XML Schema does not report spurious Akoma Ntoso 1.0 namespace declarations everywhere. <text:s/></text:p>
        </text:list-item>
        <text:list-item>
          <text:p text:style-name="P21"><text:span text:style-name="T1">Bug fix</text:span>: several errors and typos in the inline schema documentation have been corrected at the cost of one (1) ice cream (to be delivered) to the individual who spotted most of them. </text:p>
        </text:list-item>
      </text:list>
      <text:list xml:id="list13244562207311" text:continue-list="list13244593681128" text:style-name="WW8Num37">
        <text:list-item>
          <text:list>
            <text:list-item>
              <text:h text:style-name="Heading_20_2" text:outline-level="2"><text:bookmark-start text:name="__RefHeading___Toc265108903"/>Differences between release 12/10/2011 and 15/7/2011<text:bookmark-end text:name="__RefHeading___Toc265108903"/></text:h>
            </text:list-item>
          </text:list>
        </text:list-item>
      </text:list>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3243760346158" text:continue-list="list13244662824692" text:style-name="WW8Num44">
        <text:list-item>
          <text:p text:style-name="P21">A new attribute, <text:span text:style-name="Macchina_20_da_20_scrivere_20_HTML">number</text:span>, has been specified for the metadata <text:span text:style-name="Macchina_20_da_20_scrivere_20_HTML">publication</text:span> element</text:p>
        </text:list-item>
        <text:list-item>
          <text:p text:style-name="P21"><text:soft-page-break/>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1">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1">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1">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1">Element <text:span text:style-name="Macchina_20_da_20_scrivere_20_HTML">subheading</text:span> can now be placed within a <text:span text:style-name="Macchina_20_da_20_scrivere_20_HTML">quotedStructure</text:span></text:p>
        </text:list-item>
        <text:list-item>
          <text:p text:style-name="P21">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1">Two new inline HTML elements have been added, <text:span text:style-name="Macchina_20_da_20_scrivere_20_HTML">sup</text:span> and <text:span text:style-name="Macchina_20_da_20_scrivere_20_HTML">sub</text:span>, for respectively superscript and subscript text. </text:p>
        </text:list-item>
      </text:list>
      <text:list xml:id="list13244400151467" text:continue-list="list13244562207311" text:style-name="WW8Num37">
        <text:list-item>
          <text:list>
            <text:list-item>
              <text:h text:style-name="Heading_20_2" text:outline-level="2"><text:bookmark-start text:name="__RefHeading___Toc265108904"/>Differences between release 15/7/2011 and 9/12/2009<text:bookmark-end text:name="__RefHeading___Toc265108904"/></text:h>
            </text:list-item>
          </text:list>
        </text:list-item>
      </text:list>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list xml:id="list13243872177915" text:continue-numbering="true" text:style-name="WW8Num37">
        <text:list-item>
          <text:list>
            <text:list-item>
              <text:list>
                <text:list-item>
                  <text:h text:style-name="Heading_20_3" text:outline-level="3"><text:bookmark-start text:name="__RefHeading___Toc265108905"/>General changes<text:bookmark-end text:name="__RefHeading___Toc265108905"/></text:h>
                </text:list-item>
              </text:list>
            </text:list-item>
          </text:list>
        </text:list-item>
      </text:list>
      <text:list xml:id="list2735096556137455011" text:style-name="WW8Num17">
        <text:list-item>
          <text:p text:style-name="P3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7">An improved specification of the naming convention is presented, introducing the few elements that remained to align it to the CEN Metalex naming convention. </text:p>
        </text:list-item>
      </text:list>
      <text:list xml:id="list13245050637643" text:continue-list="list13243872177915" text:style-name="WW8Num37">
        <text:list-item>
          <text:list>
            <text:list-item>
              <text:list>
                <text:list-item>
                  <text:h text:style-name="Heading_20_3" text:outline-level="3"><text:bookmark-start text:name="__RefHeading___Toc265108906"/>Multi-linguism<text:bookmark-end text:name="__RefHeading___Toc265108906"/></text:h>
                </text:list-item>
              </text:list>
            </text:list-item>
          </text:list>
        </text:list-item>
      </text:list>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6042449092453556141" text:style-name="WW8Num45">
        <text:list-item>
          <text:p text:style-name="P38"><text:span text:style-name="T19">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8"><text:soft-page-break/><text:span text:style-name="T19">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8"><text:span text:style-name="T19">Specifying translations</text:span>:<text:span text:style-name="T19">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8">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list xml:id="list13244787355781" text:continue-list="list13245050637643" text:style-name="WW8Num37">
        <text:list-item>
          <text:list>
            <text:list-item>
              <text:list>
                <text:list-item>
                  <text:h text:style-name="Heading_20_3" text:outline-level="3"><text:bookmark-start text:name="__RefHeading___Toc265108907"/>New document collection document types<text:bookmark-end text:name="__RefHeading___Toc265108907"/></text:h>
                </text:list-item>
              </text:list>
            </text:list-item>
          </text:list>
        </text:list-item>
      </text:list>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5"/>
      <text:p text:style-name="P58"><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8"><text:soft-page-break/><text:span text:style-name="Macchina_20_da_20_scrivere_20_HTML"><text:span text:style-name="T23"><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8"><text:span text:style-name="Macchina_20_da_20_scrivere_20_HTML"><text:tab/><text:tab/>&lt;/collectionContent&gt;<text:line-break/><text:tab/>&lt;/documentCollection&gt;<text:line-break/>&lt;/akomaNtoso&gt;</text:span></text:p>
      <text:list xml:id="list13244807821737" text:continue-list="list2735096556137455011" text:style-name="WW8Num17">
        <text:list-item>
          <text:p text:style-name="P3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list xml:id="list13245497673743" text:continue-list="list13244787355781" text:style-name="WW8Num37">
        <text:list-item>
          <text:list>
            <text:list-item>
              <text:list>
                <text:list-item>
                  <text:h text:style-name="Heading_20_3" text:outline-level="3"><text:bookmark-start text:name="__RefHeading___Toc265108908"/>New Amendment document type<text:bookmark-end text:name="__RefHeading___Toc265108908"/></text:h>
                </text:list-item>
              </text:list>
            </text:list-item>
          </text:list>
        </text:list-item>
      </text:list>
      <text:list xml:id="list13244438965395" text:continue-list="list13244807821737" text:style-name="WW8Num17">
        <text:list-item>
          <text:p text:style-name="P37">A new document type, amendment, has been added, with accompanying subelements amendmentHeading, amendmentContent, amendmentReference and amendmentJustification and many inline additions. </text:p>
        </text:list-item>
      </text:list>
      <text:list xml:id="list13243854061306" text:continue-list="list13245497673743" text:style-name="WW8Num37">
        <text:list-item>
          <text:list>
            <text:list-item>
              <text:list>
                <text:list-item>
                  <text:h text:style-name="Heading_20_3" text:outline-level="3"><text:bookmark-start text:name="__RefHeading___Toc265108909"/>Time intervals<text:bookmark-end text:name="__RefHeading___Toc265108909"/></text:h>
                </text:list-item>
              </text:list>
            </text:list-item>
          </text:list>
        </text:list-item>
      </text:list>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7">Before: </text:p>
      <text:p text:style-name="P75"><text:span text:style-name="Macchina_20_da_20_scrivere_20_HTML">&lt;metadata&gt;</text:span></text:p>
      <text:p text:style-name="P75"><text:span text:style-name="Macchina_20_da_20_scrivere_20_HTML"><text:span text:style-name="T23"><text:s text:c="2"/></text:span></text:span><text:span text:style-name="Macchina_20_da_20_scrivere_20_HTML">&lt;lifecycle source="#fv"&gt;</text:span></text:p>
      <text:p text:style-name="P75"><text:span text:style-name="Macchina_20_da_20_scrivere_20_HTML"><text:span text:style-name="T23"><text:s text:c="4"/></text:span></text:span><text:span text:style-name="Macchina_20_da_20_scrivere_20_HTML">&lt;event id="e1" date="1997-08-29" source="#ro1" type="generation" refersTo="#LegislativeCreation"/&gt;</text:span></text:p>
      <text:p text:style-name="P62"><text:span text:style-name="Macchina_20_da_20_scrivere_20_HTML">    &lt;event id="e2" date="2003-12-19" source="#rp1" type="modification" refersTo="#LegislativeModification"/&gt;</text:span></text:p>
      <text:p text:style-name="P75"><text:soft-page-break/><text:span text:style-name="Macchina_20_da_20_scrivere_20_HTML"><text:span text:style-name="T23"><text:s text:c="2"/></text:span></text:span><text:span text:style-name="Macchina_20_da_20_scrivere_20_HTML">&lt;/lifecycle&gt;</text:span></text:p>
      <text:p text:style-name="P75"><text:span text:style-name="Macchina_20_da_20_scrivere_20_HTML">...</text:span></text:p>
      <text:p text:style-name="P75"><text:span text:style-name="Macchina_20_da_20_scrivere_20_HTML">&lt;/metadata&gt;</text:span></text:p>
      <text:p text:style-name="P75"><text:span text:style-name="Macchina_20_da_20_scrivere_20_HTML">&lt;body&gt;</text:span></text:p>
      <text:p text:style-name="P75"><text:span text:style-name="Macchina_20_da_20_scrivere_20_HTML">...</text:span></text:p>
      <text:p text:style-name="P75"><text:span text:style-name="Macchina_20_da_20_scrivere_20_HTML"><text:span text:style-name="T23"><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5"><text:span text:style-name="Macchina_20_da_20_scrivere_20_HTML">...</text:span></text:p>
      <text:p text:style-name="P75"><text:span text:style-name="Macchina_20_da_20_scrivere_20_HTML">&lt;/body&gt;</text:span></text:p>
      <text:p text:style-name="P17">After: </text:p>
      <text:p text:style-name="P75"><text:span text:style-name="Macchina_20_da_20_scrivere_20_HTML">&lt;metadata&gt;</text:span></text:p>
      <text:p text:style-name="P75"><text:span text:style-name="Macchina_20_da_20_scrivere_20_HTML"><text:span text:style-name="T23"><text:s text:c="2"/></text:span></text:span><text:span text:style-name="Macchina_20_da_20_scrivere_20_HTML">&lt;temporalData source="#FV"&gt;</text:span></text:p>
      <text:p text:style-name="P75"><text:span text:style-name="Macchina_20_da_20_scrivere_20_HTML"><text:span text:style-name="T23"><text:s text:c="4"/></text:span></text:span><text:span text:style-name="Macchina_20_da_20_scrivere_20_HTML">&lt;temporalGroup id="p1"&gt;</text:span></text:p>
      <text:p text:style-name="P75"><text:span text:style-name="Macchina_20_da_20_scrivere_20_HTML"><text:span text:style-name="T23"><text:s text:c="6"/></text:span></text:span><text:span text:style-name="Macchina_20_da_20_scrivere_20_HTML">&lt;timeInterval start="#e1" end="#e2" refersTo="#inforce"/&gt;</text:span></text:p>
      <text:p text:style-name="P75"><text:span text:style-name="Macchina_20_da_20_scrivere_20_HTML"><text:span text:style-name="T23"><text:s text:c="4"/></text:span></text:span><text:span text:style-name="Macchina_20_da_20_scrivere_20_HTML">&lt;/temporalGroup&gt;</text:span></text:p>
      <text:p text:style-name="P75"><text:span text:style-name="Macchina_20_da_20_scrivere_20_HTML"><text:span text:style-name="T23"><text:s text:c="2"/></text:span></text:span><text:span text:style-name="Macchina_20_da_20_scrivere_20_HTML">&lt;/temporalData&gt;</text:span></text:p>
      <text:p text:style-name="P75"><text:span text:style-name="Macchina_20_da_20_scrivere_20_HTML"><text:span text:style-name="T23"><text:s text:c="2"/></text:span></text:span><text:span text:style-name="Macchina_20_da_20_scrivere_20_HTML">&lt;lifecycle source="#fv"&gt;</text:span></text:p>
      <text:p text:style-name="P75"><text:span text:style-name="Macchina_20_da_20_scrivere_20_HTML"><text:span text:style-name="T23"><text:s text:c="4"/></text:span></text:span><text:span text:style-name="Macchina_20_da_20_scrivere_20_HTML">&lt;event id="e1" date="1997-08-29" source="#ro1" type="generation" refersTo="#LegislativeCreation"/&gt;</text:span></text:p>
      <text:p text:style-name="P62"><text:span text:style-name="Macchina_20_da_20_scrivere_20_HTML">    &lt;event id="e2" date="2003-12-19" source="#rp1" type="modification" refersTo="#LegislativeModification"/&gt;</text:span></text:p>
      <text:p text:style-name="P75"><text:span text:style-name="Macchina_20_da_20_scrivere_20_HTML"><text:span text:style-name="T23"><text:s text:c="2"/></text:span></text:span><text:span text:style-name="Macchina_20_da_20_scrivere_20_HTML">&lt;/lifecycle&gt;</text:span></text:p>
      <text:p text:style-name="P75"><text:span text:style-name="Macchina_20_da_20_scrivere_20_HTML">...</text:span></text:p>
      <text:p text:style-name="P75"><text:span text:style-name="Macchina_20_da_20_scrivere_20_HTML">&lt;/metadata&gt;</text:span></text:p>
      <text:p text:style-name="P75"><text:span text:style-name="Macchina_20_da_20_scrivere_20_HTML">&lt;body&gt;</text:span></text:p>
      <text:p text:style-name="P75"><text:span text:style-name="Macchina_20_da_20_scrivere_20_HTML">...</text:span></text:p>
      <text:p text:style-name="P75"><text:span text:style-name="Macchina_20_da_20_scrivere_20_HTML"><text:span text:style-name="T23"><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75"><text:span text:style-name="Macchina_20_da_20_scrivere_20_HTML">...</text:span></text:p>
      <text:p text:style-name="P75"><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3245080369607" text:continue-list="list13244461944925" text:style-name="WW8Num34">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list xml:id="list13245643149732" text:continue-list="list13243854061306" text:style-name="WW8Num37">
        <text:list-item>
          <text:list>
            <text:list-item>
              <text:list>
                <text:list-item>
                  <text:h text:style-name="Heading_20_3" text:outline-level="3"><text:bookmark-start text:name="__RefHeading___Toc265108910"/>Footnotes and out-of-lines<text:bookmark-end text:name="__RefHeading___Toc265108910"/></text:h>
                </text:list-item>
              </text:list>
            </text:list-item>
          </text:list>
        </text:list-item>
      </text:list>
      <text:list xml:id="list13243752419425" text:continue-list="list13244438965395" text:style-name="WW8Num17">
        <text:list-item>
          <text:p text:style-name="P3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7"><text:soft-page-break/>inlineNote are now called authorialNote, </text:p>
        </text:list-item>
        <text:list-item>
          <text:p text:style-name="P37">outOfLineNotes have been removed. </text:p>
        </text:list-item>
        <text:list-item>
          <text:p text:style-name="P37">Attribute <text:span text:style-name="Macchina_20_da_20_scrivere_20_HTML">placement</text:span> has been added. </text:p>
        </text:list-item>
        <text:list-item>
          <text:p text:style-name="P37">Attribute num has been renamed <text:span text:style-name="Macchina_20_da_20_scrivere_20_HTML">marker</text:span> and has become optional, given that sometimes one does not have any marker whatsoever for the note. </text:p>
        </text:list-item>
        <text:list-item>
          <text:p text:style-name="P3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0">To summarize: </text:p>
      <text:list xml:id="list13244678665890" text:continue-numbering="true" text:style-name="WW8Num17">
        <text:list-item>
          <text:list>
            <text:list-item>
              <text:p text:style-name="P93">To place a note at the end of page, <text:span text:style-name="Macchina_20_da_20_scrivere_20_HTML">placement="bottom"</text:span> and no <text:span text:style-name="Macchina_20_da_20_scrivere_20_HTML">placementBase</text:span></text:p>
            </text:list-item>
            <text:list-item>
              <text:p text:style-name="P93">To place a note at the end of a document, <text:span text:style-name="Macchina_20_da_20_scrivere_20_HTML">placement="bottom"</text:span> and <text:span text:style-name="Macchina_20_da_20_scrivere_20_HTML">placementBase="#[document ID]"</text:span></text:p>
            </text:list-item>
            <text:list-item>
              <text:p text:style-name="P93">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3">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3">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3">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3">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4">Values "left" and "right" are for those specific cases in which the specific placement on the right has a different legal meaning that a placement on the left, or when both types of placements exists in the same document (a rare occurrence indeed, but they exist). </text:p>
      <text:list xml:id="list13244518352554" text:continue-list="list13245643149732" text:style-name="WW8Num37">
        <text:list-item>
          <text:list>
            <text:list-item>
              <text:list>
                <text:list-item>
                  <text:h text:style-name="Heading_20_3" text:outline-level="3"><text:bookmark-start text:name="__RefHeading___Toc265108911"/>New subFlow pattern<text:bookmark-end text:name="__RefHeading___Toc265108911"/> </text:h>
                </text:list-item>
              </text:list>
            </text:list-item>
          </text:list>
        </text:list-item>
      </text:list>
      <text:list xml:id="list13245534341659" text:continue-list="list6042449092453556141" text:style-name="WW8Num45">
        <text:list-item>
          <text:p text:style-name="P38">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list xml:id="list13245595399254" text:continue-list="list13244518352554" text:style-name="WW8Num37">
        <text:list-item>
          <text:list>
            <text:list-item>
              <text:list>
                <text:list-item>
                  <text:h text:style-name="Heading_20_3" text:outline-level="3"><text:bookmark-start text:name="__RefHeading___Toc265108912"/>Parallel speech<text:bookmark-end text:name="__RefHeading___Toc265108912"/></text:h>
                </text:list-item>
              </text:list>
            </text:list-item>
          </text:list>
        </text:list-item>
      </text:list>
      <text:list xml:id="list6127790550329087786" text:style-name="WW8Num53">
        <text:list-item>
          <text:p text:style-name="P95">Support for parallel speech elements was added. This happens through new values for the attribute status (that now include “translated”, “edited”, “verbatim”, <text:soft-page-break/>“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3245754855276" text:continue-list="list3598253427423239856" text:style-name="WW8Num36">
        <text:list-item>
          <text:p text:style-name="P18">multi-lingual documents that contain the same structures in different languages</text:p>
        </text:list-item>
        <text:list-item>
          <text:p text:style-name="P18">multi-version documents that contain the same structures in different versions</text:p>
        </text:list-item>
        <text:list-item>
          <text:p text:style-name="P18">multiple transcriptions, that contain the same speech in different transcriptions. For instance: </text:p>
        </text:list-item>
      </text:list>
      <text:p text:style-name="P97"><text:span text:style-name="Macchina_20_da_20_scrivere_20_HTML">&lt;speech id="sp1" by="#fv" status="verbatim"&gt;</text:span></text:p>
      <text:p text:style-name="P97"><text:span text:style-name="Macchina_20_da_20_scrivere_20_HTML"><text:span text:style-name="T23"><text:s text:c="3"/></text:span></text:span><text:span text:style-name="Macchina_20_da_20_scrivere_20_HTML">&lt;from&gt;Fabio Vitali&lt;/from&gt;</text:span></text:p>
      <text:p text:style-name="P97"><text:span text:style-name="Macchina_20_da_20_scrivere_20_HTML"><text:span text:style-name="T23"><text:s text:c="3"/></text:span></text:span><text:span text:style-name="Macchina_20_da_20_scrivere_20_HTML">&lt;p&gt;Questo è il mio discorso in Italiano&lt;/p&gt;</text:span></text:p>
      <text:p text:style-name="P97"><text:span text:style-name="Macchina_20_da_20_scrivere_20_HTML">&lt;/speech&gt;</text:span></text:p>
      <text:p text:style-name="P97"><text:span text:style-name="Macchina_20_da_20_scrivere_20_HTML">&lt;speech id="sp1-alt1" by="#fv" status="translated" alternativeTo="#sp1"&gt;</text:span></text:p>
      <text:p text:style-name="P97"><text:span text:style-name="Macchina_20_da_20_scrivere_20_HTML"><text:span text:style-name="T23"><text:s text:c="3"/></text:span></text:span><text:span text:style-name="Macchina_20_da_20_scrivere_20_HTML">&lt;from&gt;Fabio Vitali&lt;/from&gt;</text:span></text:p>
      <text:p text:style-name="P97"><text:span text:style-name="Macchina_20_da_20_scrivere_20_HTML"><text:span text:style-name="T23"><text:s text:c="3"/></text:span></text:span><text:span text:style-name="Macchina_20_da_20_scrivere_20_HTML">&lt;p&gt;This is my speech in Italian&lt;/p&gt;</text:span></text:p>
      <text:p text:style-name="P97"><text:span text:style-name="Macchina_20_da_20_scrivere_20_HTML">&lt;/speech&gt;</text:span></text:p>
      <text:list xml:id="list13245776284251" text:continue-list="list13245595399254" text:style-name="WW8Num37">
        <text:list-item>
          <text:list>
            <text:list-item>
              <text:list>
                <text:list-item>
                  <text:h text:style-name="Heading_20_3" text:outline-level="3"><text:bookmark-start text:name="__RefHeading___Toc265108913"/>Votes and quorum<text:bookmark-end text:name="__RefHeading___Toc265108913"/> </text:h>
                </text:list-item>
              </text:list>
            </text:list-item>
          </text:list>
        </text:list-item>
      </text:list>
      <text:list xml:id="list13245024483030" text:continue-list="list13244678665890" text:style-name="WW8Num17">
        <text:list-item>
          <text:p text:style-name="P3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8"><text:span text:style-name="Macchina_20_da_20_scrivere_20_HTML">&lt;parliamentary&gt;</text:span></text:p>
      <text:p text:style-name="P98"><text:span text:style-name="Macchina_20_da_20_scrivere_20_HTML"><text:span text:style-name="T23"><text:s text:c="2"/></text:span></text:span><text:span text:style-name="Macchina_20_da_20_scrivere_20_HTML">&lt;voting id="vot1" href="#smr1" refersTo="#billAppr" outcome="#approved"&gt;</text:span></text:p>
      <text:p text:style-name="P98"><text:span text:style-name="Macchina_20_da_20_scrivere_20_HTML"><text:tab/>&lt;quorum id="vot1-quo1" refersTo="#majority" value="50"/&gt;</text:span></text:p>
      <text:p text:style-name="P98"><text:span text:style-name="Macchina_20_da_20_scrivere_20_HTML"><text:tab/>&lt;count id="vot1-cnt1" refersTo="#yeah" href="#qt1" value="41"/&gt;</text:span></text:p>
      <text:p text:style-name="P98"><text:span text:style-name="Macchina_20_da_20_scrivere_20_HTML"><text:tab/>&lt;count id="vot1-cnt2" refersTo="#nay" href="#qt2" value="34"/&gt;</text:span></text:p>
      <text:p text:style-name="P98"><text:span text:style-name="Macchina_20_da_20_scrivere_20_HTML"><text:tab/>&lt;count id="vot1-cnt3" refersTo="#nulls" href="#span147" value="23"/&gt;</text:span></text:p>
      <text:p text:style-name="P98"><text:span text:style-name="Macchina_20_da_20_scrivere_20_HTML"><text:span text:style-name="T23"><text:s text:c="2"/></text:span></text:span><text:span text:style-name="Macchina_20_da_20_scrivere_20_HTML">&lt;/voting&gt;</text:span></text:p>
      <text:p text:style-name="P98"><text:span text:style-name="Macchina_20_da_20_scrivere_20_HTML">&lt;/parliamentary&gt;</text:span></text:p>
      <text:p text:style-name="P98"><text:span text:style-name="Macchina_20_da_20_scrivere_20_HTML">...</text:span></text:p>
      <text:p text:style-name="P98"><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list xml:id="list13243771368408" text:continue-list="list13245776284251" text:style-name="WW8Num37">
        <text:list-item>
          <text:list>
            <text:list-item>
              <text:list>
                <text:list-item>
                  <text:h text:style-name="Heading_20_3" text:outline-level="3"><text:bookmark-start text:name="__RefHeading___Toc265108914"/>Renumbering<text:bookmark-end text:name="__RefHeading___Toc265108914"/></text:h>
                </text:list-item>
              </text:list>
            </text:list-item>
          </text:list>
        </text:list-item>
      </text:list>
      <text:list xml:id="list13245045709828" text:continue-list="list13245024483030" text:style-name="WW8Num17">
        <text:list-item>
          <text:p text:style-name="P3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list xml:id="list13245549868968" text:continue-list="list13243771368408" text:style-name="WW8Num37">
        <text:list-item>
          <text:list>
            <text:list-item>
              <text:list>
                <text:list-item>
                  <text:h text:style-name="Heading_20_3" text:outline-level="3"><text:bookmark-start text:name="__RefHeading___Toc265108915"/><text:soft-page-break/>Changes in metadata sections<text:bookmark-end text:name="__RefHeading___Toc265108915"/></text:h>
                </text:list-item>
              </text:list>
            </text:list-item>
          </text:list>
        </text:list-item>
      </text:list>
      <text:list xml:id="list13245556088690" text:continue-list="list13245045709828" text:style-name="WW8Num17">
        <text:list-item>
          <text:p text:style-name="P3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7">Element publication in the metadata is now optional (to allow for unpublished documents such as individual amendments).</text:p>
        </text:list-item>
        <text:list-item>
          <text:p text:style-name="P3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7">A new attribute pos has been added in all argument elements so that they can now make a more precise reference to the elements to which they are attached. </text:p>
        </text:list-item>
      </text:list>
      <text:p text:style-name="Standard"/>
      <text:list xml:id="list13243983566434" text:continue-list="list13245549868968" text:style-name="WW8Num37">
        <text:list-item>
          <text:list>
            <text:list-item>
              <text:list>
                <text:list-item>
                  <text:h text:style-name="Heading_20_3" text:outline-level="3"><text:bookmark-start text:name="__RefHeading___Toc265108916"/>Changes in introductory elements<text:bookmark-end text:name="__RefHeading___Toc265108916"/></text:h>
                </text:list-item>
              </text:list>
            </text:list-item>
          </text:list>
        </text:list-item>
      </text:list>
      <text:list xml:id="list6691437957141974419" text:style-name="WW8Num15">
        <text:list-item>
          <text:p text:style-name="P96">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6">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6">A new <text:span text:style-name="Macchina_20_da_20_scrivere_20_HTML">coverpage</text:span> element has been added to specify content that is relevant to the document and that is present in the cover page. </text:p>
        </text:list-item>
      </text:list>
      <text:p text:style-name="Standard"/>
      <text:list xml:id="list13244887984207" text:continue-list="list13243983566434" text:style-name="WW8Num37">
        <text:list-item>
          <text:list>
            <text:list-item>
              <text:list>
                <text:list-item>
                  <text:h text:style-name="Heading_20_3" text:outline-level="3"><text:bookmark-start text:name="__RefHeading___Toc265108917"/>New inline elements<text:bookmark-end text:name="__RefHeading___Toc265108917"/></text:h>
                </text:list-item>
              </text:list>
            </text:list-item>
          </text:list>
        </text:list-item>
      </text:list>
      <text:list xml:id="list6350523758107315503" text:style-name="WW8Num24">
        <text:list-item>
          <text:p text:style-name="P39">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9"><text:soft-page-break/>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9">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9">Element <text:span text:style-name="Macchina_20_da_20_scrivere_20_HTML">entity</text:span> is now fully a generic element and requires a <text:span text:style-name="Macchina_20_da_20_scrivere_20_HTML">name</text:span> attribute.</text:p>
        </text:list-item>
        <text:list-item>
          <text:p text:style-name="P39">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9">A new preface inline element has been added, affectedDoc, to specify the document which is affected by this amendment. </text:p>
        </text:list-item>
        <text:list-item>
          <text:p text:style-name="P39">A new inline element, <text:span text:style-name="Macchina_20_da_20_scrivere_20_HTML">relatedDoc</text:span>, has been added for the document discussed within report documents. </text:p>
        </text:list-item>
        <text:list-item>
          <text:p text:style-name="P39">A new inline element, <text:span text:style-name="Macchina_20_da_20_scrivere_20_HTML">change</text:span>, has been added for the changes contained in the face-to-face text of an amendment. </text:p>
        </text:list-item>
        <text:list-item>
          <text:p text:style-name="P39">A new HTML element, <text:span text:style-name="Macchina_20_da_20_scrivere_20_HTML">u</text:span>, has been added with similar use as in HTML, namely, to specify an underline. </text:p>
        </text:list-item>
        <text:list-item>
          <text:p text:style-name="P39">Element <text:span text:style-name="Macchina_20_da_20_scrivere_20_HTML">recordedTime</text:span> is now an inline element and not a marker anymore.</text:p>
        </text:list-item>
        <text:list-item>
          <text:p text:style-name="P39">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list xml:id="list13245576167823" text:continue-list="list13244887984207" text:style-name="WW8Num37">
        <text:list-item>
          <text:list>
            <text:list-item>
              <text:list>
                <text:list-item>
                  <text:h text:style-name="Heading_20_3" text:outline-level="3"><text:bookmark-start text:name="__RefHeading___Toc265108918"/>New hierarchical elements<text:bookmark-end text:name="__RefHeading___Toc265108918"/></text:h>
                </text:list-item>
              </text:list>
            </text:list-item>
          </text:list>
        </text:list-item>
      </text:list>
      <text:list xml:id="list13245769001926" text:continue-list="list13245556088690" text:style-name="WW8Num17">
        <text:list-item>
          <text:p text:style-name="P3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7">Three new hierarchical elements have been added, <text:span text:style-name="Macchina_20_da_20_scrivere_20_HTML">alinea, point </text:span>and<text:span text:style-name="Macchina_20_da_20_scrivere_20_HTML"> indent</text:span>. </text:p>
        </text:list-item>
      </text:list>
      <text:list xml:id="list13244510739103" text:continue-list="list13245576167823" text:style-name="WW8Num37">
        <text:list-item>
          <text:list>
            <text:list-item>
              <text:list>
                <text:list-item>
                  <text:h text:style-name="Heading_20_3" text:outline-level="3"><text:bookmark-start text:name="__RefHeading___Toc265108919"/>New speech elements<text:bookmark-end text:name="__RefHeading___Toc265108919"/></text:h>
                </text:list-item>
              </text:list>
            </text:list-item>
          </text:list>
        </text:list-item>
      </text:list>
      <text:list xml:id="list13244417234962" text:continue-list="list13245769001926" text:style-name="WW8Num17">
        <text:list-item>
          <text:p text:style-name="P3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ext:soft-page-break/>transcribed verbatim because of their scarce relevance, formulaic nature, or other reasons. E.g.: “Question put and agreed to”. </text:p>
        </text:list-item>
        <text:list-item>
          <text:p text:style-name="P3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7">.</text:span></text:p>
        </text:list-item>
        <text:list-item>
          <text:p text:style-name="P37">Element <text:span text:style-name="Macchina_20_da_20_scrivere_20_HTML">from</text:span> was made optional. </text:p>
        </text:list-item>
        <text:list-item>
          <text:p text:style-name="P3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list xml:id="list13244679412079" text:continue-list="list13244510739103" text:style-name="WW8Num37">
        <text:list-item>
          <text:list>
            <text:list-item>
              <text:list>
                <text:list-item>
                  <text:h text:style-name="Heading_20_3" text:outline-level="3"><text:bookmark-start text:name="__RefHeading___Toc265108920"/>Various other changes<text:bookmark-end text:name="__RefHeading___Toc265108920"/></text:h>
                </text:list-item>
              </text:list>
            </text:list-item>
          </text:list>
        </text:list-item>
      </text:list>
      <text:list xml:id="list13245461099838" text:continue-list="list6127790550329087786" text:style-name="WW8Num53">
        <text:list-item>
          <text:p text:style-name="P99">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9">Element <text:span text:style-name="Macchina_20_da_20_scrivere_20_HTML">intro</text:span> does not belong to the content model of element<text:span text:style-name="Macchina_20_da_20_scrivere_20_HTML"> component</text:span> anymore. </text:p>
        </text:list-item>
      </text:list>
      <text:list xml:id="list13244565549212" text:continue-list="list13244417234962" text:style-name="WW8Num17">
        <text:list-item>
          <text:p text:style-name="P100">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3245461988214" text:continue-list="list13245461099838" text:style-name="WW8Num53">
        <text:list-item>
          <text:p text:style-name="P99"><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9"><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list xml:id="list13245716707422" text:continue-list="list13244679412079" text:style-name="WW8Num37">
        <text:list-item>
          <text:list>
            <text:list-item>
              <text:h text:style-name="Heading_20_2" text:outline-level="2"><text:bookmark-start text:name="__RefHeading___Toc265108921"/>Differences between release 9/12/2009 and 21/10/2009<text:bookmark-end text:name="__RefHeading___Toc265108921"/></text:h>
            </text:list-item>
          </text:list>
        </text:list-item>
      </text:list>
      <text:p text:style-name="Standard">This release contains just two minor bug fixes: </text:p>
      <text:list xml:id="list13243851067132" text:continue-list="list13245080369607" text:style-name="WW8Num34">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list xml:id="list13244481335611" text:continue-list="list13245716707422" text:style-name="WW8Num37">
        <text:list-item>
          <text:list>
            <text:list-item>
              <text:h text:style-name="Heading_20_2" text:outline-level="2"><text:bookmark-start text:name="__RefHeading___Toc265108922"/><text:soft-page-break/>Differences between release 21/10/2009 and 11/5/2009<text:bookmark-end text:name="__RefHeading___Toc265108922"/></text:h>
            </text:list-item>
          </text:list>
        </text:list-item>
      </text:list>
      <text:p text:style-name="Standard">This release contains some differences to previous versions regarding mainly the handling of judgments. Most differences regard metadata to analyze judgments, and only a few of them affect the document content. </text:p>
      <text:list xml:id="list13244754261844" text:continue-list="list13243851067132" text:style-name="WW8Num34">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list xml:id="list13245727397386" text:continue-list="list13244481335611" text:style-name="WW8Num37">
        <text:list-item>
          <text:list>
            <text:list-item>
              <text:h text:style-name="Heading_20_2" text:outline-level="2"><text:bookmark-start text:name="__RefHeading___Toc265108923"/>Differences between release 11/5/2009 and 16/3/2009<text:bookmark-end text:name="__RefHeading___Toc265108923"/></text:h>
            </text:list-item>
          </text:list>
        </text:list-item>
      </text:list>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3245298427967" text:continue-list="list13244754261844" text:style-name="WW8Num34">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text:soft-page-break/>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list xml:id="list13244987388454" text:continue-list="list13245727397386" text:style-name="WW8Num37">
        <text:list-item>
          <text:list>
            <text:list-item>
              <text:h text:style-name="Heading_20_2" text:outline-level="2"><text:bookmark-start text:name="__RefHeading___Toc265108924"/>Differences between release 16/3/2009 and 5/11/2008<text:bookmark-end text:name="__RefHeading___Toc265108924"/></text:h>
            </text:list-item>
          </text:list>
        </text:list-item>
      </text:list>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9">Many of these modifications are NOT backward-compatible. </text:span>These will be explicitly noted as such in the following. </text:p>
      <text:list xml:id="list13245030795620" text:continue-numbering="true" text:style-name="WW8Num37">
        <text:list-item>
          <text:list>
            <text:list-item>
              <text:list>
                <text:list-item>
                  <text:h text:style-name="Heading_20_3" text:outline-level="3"><text:bookmark-start text:name="__RefHeading___Toc265108925"/>Sidenotes and out of line texts<text:bookmark-end text:name="__RefHeading___Toc265108925"/></text:h>
                </text:list-item>
              </text:list>
            </text:list-item>
          </text:list>
        </text:list-item>
      </text:list>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1"><text:span text:style-name="Macchina_20_da_20_scrivere_20_HTML"><text:span text:style-name="T11">&lt;akomaNtoso xmlns="http://www.akomantoso.org/1.0"&gt;</text:span></text:span></text:p>
      <text:p text:style-name="P61"><text:span text:style-name="Macchina_20_da_20_scrivere_20_HTML"><text:span text:style-name="T12"><text:s text:c="4"/></text:span></text:span><text:span text:style-name="Macchina_20_da_20_scrivere_20_HTML"><text:span text:style-name="T11">&lt;act&gt;</text:span></text:span></text:p>
      <text:p text:style-name="P61"><text:span text:style-name="Macchina_20_da_20_scrivere_20_HTML"><text:span text:style-name="T12"><text:s text:c="8"/></text:span></text:span><text:span text:style-name="Macchina_20_da_20_scrivere_20_HTML"><text:span text:style-name="T11">...</text:span></text:span></text:p>
      <text:p text:style-name="P61"><text:span text:style-name="Macchina_20_da_20_scrivere_20_HTML"><text:span text:style-name="T12"><text:s text:c="8"/></text:span></text:span><text:span text:style-name="Macchina_20_da_20_scrivere_20_HTML"><text:span text:style-name="T11">&lt;body&gt;</text:span></text:span></text:p>
      <text:p text:style-name="P61"><text:span text:style-name="Macchina_20_da_20_scrivere_20_HTML"><text:span text:style-name="T12"><text:s text:c="12"/></text:span></text:span><text:span text:style-name="Macchina_20_da_20_scrivere_20_HTML"><text:span text:style-name="T11">&lt;section id="sect54.a"&gt;</text:span></text:span></text:p>
      <text:p text:style-name="P61"><text:span text:style-name="Macchina_20_da_20_scrivere_20_HTML"><text:span text:style-name="T12"><text:s text:c="16"/></text:span></text:span><text:span text:style-name="Macchina_20_da_20_scrivere_20_HTML"><text:span text:style-name="T11">&lt;num&gt;54A&lt;/num&gt;</text:span></text:span></text:p>
      <text:p text:style-name="P61"><text:span text:style-name="Macchina_20_da_20_scrivere_20_HTML"><text:span text:style-name="T12"><text:s text:c="16"/></text:span></text:span><text:span text:style-name="Macchina_20_da_20_scrivere_20_HTML"><text:span text:style-name="T11">&lt;heading&gt;Conduct of prosecutions.&lt;/heading&gt;</text:span></text:span></text:p>
      <text:p text:style-name="P61"><text:span text:style-name="Macchina_20_da_20_scrivere_20_HTML"><text:span text:style-name="T12"><text:s text:c="16"/></text:span></text:span><text:span text:style-name="Macchina_20_da_20_scrivere_20_HTML"><text:span text:style-name="T11">&lt;clause id="sect54.a-cla1"&gt;</text:span></text:span></text:p>
      <text:p text:style-name="P61"><text:span text:style-name="Macchina_20_da_20_scrivere_20_HTML"><text:span text:style-name="T12"><text:s text:c="20"/></text:span></text:span><text:span text:style-name="Macchina_20_da_20_scrivere_20_HTML"><text:span text:style-name="T11">&lt;num&gt;(1)&lt;/num&gt;</text:span></text:span></text:p>
      <text:p text:style-name="P61"><text:span text:style-name="Macchina_20_da_20_scrivere_20_HTML"><text:span text:style-name="T14"><text:s text:c="20"/></text:span></text:span><text:span text:style-name="Macchina_20_da_20_scrivere_20_HTML"><text:span text:style-name="T13">&lt;sideNote&gt;Cap 75.&lt;/sideNote&gt;</text:span></text:span></text:p>
      <text:p text:style-name="P61"><text:span text:style-name="Macchina_20_da_20_scrivere_20_HTML"><text:span text:style-name="T12"><text:s text:c="20"/></text:span></text:span><text:span text:style-name="Macchina_20_da_20_scrivere_20_HTML"><text:span text:style-name="T11">&lt;content&gt;</text:span></text:span></text:p>
      <text:p text:style-name="P61"><text:span text:style-name="Macchina_20_da_20_scrivere_20_HTML"><text:span text:style-name="T12"><text:s text:c="24"/></text:span></text:span><text:span text:style-name="Macchina_20_da_20_scrivere_20_HTML"><text:span text:style-name="T11">&lt;p&gt; Blah blah&lt;/p&gt;</text:span></text:span></text:p>
      <text:p text:style-name="P61"><text:span text:style-name="Macchina_20_da_20_scrivere_20_HTML"><text:span text:style-name="T12"><text:s text:c="20"/></text:span></text:span><text:span text:style-name="Macchina_20_da_20_scrivere_20_HTML"><text:span text:style-name="T11">&lt;/content&gt;</text:span></text:span></text:p>
      <text:p text:style-name="P61"><text:span text:style-name="Macchina_20_da_20_scrivere_20_HTML"><text:span text:style-name="T12"><text:s text:c="16"/></text:span></text:span><text:span text:style-name="Macchina_20_da_20_scrivere_20_HTML"><text:span text:style-name="T11">&lt;/clause&gt;</text:span></text:span></text:p>
      <text:p text:style-name="P61"><text:span text:style-name="Macchina_20_da_20_scrivere_20_HTML"><text:span text:style-name="T12"><text:s text:c="12"/></text:span></text:span><text:span text:style-name="Macchina_20_da_20_scrivere_20_HTML"><text:span text:style-name="T11">&lt;/section&gt;</text:span></text:span></text:p>
      <text:p text:style-name="P61"><text:span text:style-name="Macchina_20_da_20_scrivere_20_HTML"><text:span text:style-name="T12"><text:s text:c="8"/></text:span></text:span><text:span text:style-name="Macchina_20_da_20_scrivere_20_HTML"><text:span text:style-name="T11">&lt;/body&gt;</text:span></text:span></text:p>
      <text:p text:style-name="P61"><text:span text:style-name="Macchina_20_da_20_scrivere_20_HTML"><text:span text:style-name="T12"><text:s text:c="5"/></text:span></text:span><text:span text:style-name="Macchina_20_da_20_scrivere_20_HTML"><text:span text:style-name="T11">&lt;/act&gt;</text:span></text:span></text:p>
      <text:p text:style-name="P61"><text:span text:style-name="Macchina_20_da_20_scrivere_20_HTML"><text:span text:style-name="T11">&lt;/akomaNtoso&gt;</text:span></text:span></text:p>
      <text:p text:style-name="Standard">needs to become: </text:p>
      <text:p text:style-name="P61"><text:span text:style-name="Macchina_20_da_20_scrivere_20_HTML"><text:span text:style-name="T11">&lt;akomaNtoso xmlns="http://www.akomantoso.org/1.0"&gt;</text:span></text:span></text:p>
      <text:p text:style-name="P61"><text:span text:style-name="Macchina_20_da_20_scrivere_20_HTML"><text:span text:style-name="T12"><text:s text:c="4"/></text:span></text:span><text:span text:style-name="Macchina_20_da_20_scrivere_20_HTML"><text:span text:style-name="T11">&lt;act&gt;</text:span></text:span></text:p>
      <text:p text:style-name="P61"><text:span text:style-name="Macchina_20_da_20_scrivere_20_HTML"><text:span text:style-name="T12"><text:s text:c="8"/></text:span></text:span><text:span text:style-name="Macchina_20_da_20_scrivere_20_HTML"><text:span text:style-name="T11">...</text:span></text:span></text:p>
      <text:p text:style-name="P61"><text:span text:style-name="Macchina_20_da_20_scrivere_20_HTML"><text:span text:style-name="T12"><text:s text:c="8"/></text:span></text:span><text:span text:style-name="Macchina_20_da_20_scrivere_20_HTML"><text:span text:style-name="T11">&lt;body&gt;</text:span></text:span></text:p>
      <text:p text:style-name="P61"><text:span text:style-name="Macchina_20_da_20_scrivere_20_HTML"><text:span text:style-name="T12"><text:s text:c="12"/></text:span></text:span><text:span text:style-name="Macchina_20_da_20_scrivere_20_HTML"><text:span text:style-name="T11">&lt;section id="sect54.a"&gt;</text:span></text:span></text:p>
      <text:p text:style-name="P61"><text:span text:style-name="Macchina_20_da_20_scrivere_20_HTML"><text:span text:style-name="T12"><text:s text:c="16"/></text:span></text:span><text:span text:style-name="Macchina_20_da_20_scrivere_20_HTML"><text:span text:style-name="T11">&lt;num&gt;54A&lt;/num&gt;</text:span></text:span></text:p>
      <text:p text:style-name="P61"><text:span text:style-name="Macchina_20_da_20_scrivere_20_HTML"><text:span text:style-name="T12"><text:s text:c="16"/></text:span></text:span><text:span text:style-name="Macchina_20_da_20_scrivere_20_HTML"><text:span text:style-name="T11">&lt;heading&gt;Conduct of prosecutions.&lt;/heading&gt;</text:span></text:span></text:p>
      <text:p text:style-name="P61"><text:soft-page-break/><text:span text:style-name="Macchina_20_da_20_scrivere_20_HTML"><text:span text:style-name="T12"><text:s text:c="16"/></text:span></text:span><text:span text:style-name="Macchina_20_da_20_scrivere_20_HTML"><text:span text:style-name="T11">&lt;clause </text:span></text:span><text:span text:style-name="Macchina_20_da_20_scrivere_20_HTML"><text:span text:style-name="T13">id="sect54.a-cla1"</text:span></text:span><text:span text:style-name="Macchina_20_da_20_scrivere_20_HTML"><text:span text:style-name="T11">&gt;</text:span></text:span></text:p>
      <text:p text:style-name="P61"><text:span text:style-name="Macchina_20_da_20_scrivere_20_HTML"><text:span text:style-name="T12"><text:s text:c="20"/></text:span></text:span><text:span text:style-name="Macchina_20_da_20_scrivere_20_HTML"><text:span text:style-name="T11">&lt;num&gt;(1)&lt;/num&gt;</text:span></text:span></text:p>
      <text:p text:style-name="P61"><text:span text:style-name="Macchina_20_da_20_scrivere_20_HTML"><text:span text:style-name="T12"><text:s text:c="20"/></text:span></text:span><text:span text:style-name="Macchina_20_da_20_scrivere_20_HTML"><text:span text:style-name="T11">&lt;content&gt;</text:span></text:span></text:p>
      <text:p text:style-name="P61"><text:span text:style-name="Macchina_20_da_20_scrivere_20_HTML"><text:span text:style-name="T12"><text:s text:c="24"/></text:span></text:span><text:span text:style-name="Macchina_20_da_20_scrivere_20_HTML"><text:span text:style-name="T11">&lt;p&gt; Blah blah&lt;/p&gt;</text:span></text:span></text:p>
      <text:p text:style-name="P61"><text:span text:style-name="Macchina_20_da_20_scrivere_20_HTML"><text:span text:style-name="T12"><text:s text:c="20"/></text:span></text:span><text:span text:style-name="Macchina_20_da_20_scrivere_20_HTML"><text:span text:style-name="T11">&lt;/content&gt;</text:span></text:span></text:p>
      <text:p text:style-name="P61"><text:span text:style-name="Macchina_20_da_20_scrivere_20_HTML"><text:span text:style-name="T12"><text:s text:c="16"/></text:span></text:span><text:span text:style-name="Macchina_20_da_20_scrivere_20_HTML"><text:span text:style-name="T11">&lt;/clause&gt;</text:span></text:span></text:p>
      <text:p text:style-name="P61"><text:span text:style-name="Macchina_20_da_20_scrivere_20_HTML"><text:span text:style-name="T12"><text:s text:c="12"/></text:span></text:span><text:span text:style-name="Macchina_20_da_20_scrivere_20_HTML"><text:span text:style-name="T11">&lt;/section&gt;</text:span></text:span></text:p>
      <text:p text:style-name="P61"><text:span text:style-name="Macchina_20_da_20_scrivere_20_HTML"><text:span text:style-name="T12"><text:s text:c="8"/></text:span></text:span><text:span text:style-name="Macchina_20_da_20_scrivere_20_HTML"><text:span text:style-name="T11">&lt;/body&gt;</text:span></text:span></text:p>
      <text:p text:style-name="P61"><text:span text:style-name="Macchina_20_da_20_scrivere_20_HTML"><text:span text:style-name="T14"><text:s text:c="8"/></text:span></text:span><text:span text:style-name="Macchina_20_da_20_scrivere_20_HTML"><text:span text:style-name="T13">&lt;outOfLines&gt;</text:span></text:span></text:p>
      <text:p text:style-name="P61"><text:span text:style-name="Macchina_20_da_20_scrivere_20_HTML"><text:span text:style-name="T14"><text:s text:c="12"/></text:span></text:span><text:span text:style-name="Macchina_20_da_20_scrivere_20_HTML"><text:span text:style-name="T13">&lt;outOfLine id="out01" type="sideNote" href="#sect54.a-cla1"&gt;</text:span></text:span></text:p>
      <text:p text:style-name="P61"><text:span text:style-name="Macchina_20_da_20_scrivere_20_HTML"><text:span text:style-name="T14"><text:s text:c="16"/></text:span></text:span><text:span text:style-name="Macchina_20_da_20_scrivere_20_HTML"><text:span text:style-name="T13">&lt;p&gt;Cap 75.&lt;/p&gt;</text:span></text:span></text:p>
      <text:p text:style-name="P61"><text:span text:style-name="Macchina_20_da_20_scrivere_20_HTML"><text:span text:style-name="T14"><text:s text:c="12"/></text:span></text:span><text:span text:style-name="Macchina_20_da_20_scrivere_20_HTML"><text:span text:style-name="T13">&lt;/outOfLine&gt;</text:span></text:span></text:p>
      <text:p text:style-name="P61"><text:span text:style-name="Macchina_20_da_20_scrivere_20_HTML"><text:span text:style-name="T14"><text:s text:c="8"/></text:span></text:span><text:span text:style-name="Macchina_20_da_20_scrivere_20_HTML"><text:span text:style-name="T13">&lt;/outOfLines&gt;</text:span></text:span></text:p>
      <text:p text:style-name="P61"><text:span text:style-name="Macchina_20_da_20_scrivere_20_HTML"><text:span text:style-name="T12"><text:s text:c="4"/></text:span></text:span><text:span text:style-name="Macchina_20_da_20_scrivere_20_HTML"><text:span text:style-name="T11">&lt;/act&gt;</text:span></text:span></text:p>
      <text:p text:style-name="P61"><text:span text:style-name="Macchina_20_da_20_scrivere_20_HTML"><text:span text:style-name="T11">&lt;/akomaNtoso&gt;</text:span></text:span></text:p>
      <text:p text:style-name="Standard">Please note three issues: </text:p>
      <text:list xml:id="list13245175354993" text:continue-list="list13245298427967" text:style-name="WW8Num34">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9">NOT backward-compatible. Elements have been removed and a whole new section created in all types of documents.</text:span></text:p>
      <text:list xml:id="list13245120428717" text:continue-list="list13245030795620" text:style-name="WW8Num37">
        <text:list-item>
          <text:list>
            <text:list-item>
              <text:list>
                <text:list-item>
                  <text:h text:style-name="Heading_20_3" text:outline-level="3"><text:bookmark-start text:name="__RefHeading___Toc265108926"/>Content model reorganization for speeches<text:bookmark-end text:name="__RefHeading___Toc265108926"/></text:h>
                </text:list-item>
              </text:list>
            </text:list-item>
          </text:list>
        </text:list-item>
      </text:list>
      <text:p text:style-name="P53">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9">IS backward-compatible. Content models have been expanded.</text:span></text:p>
      <text:list xml:id="list13243940985742" text:continue-numbering="true" text:style-name="WW8Num37">
        <text:list-item>
          <text:list>
            <text:list-item>
              <text:list>
                <text:list-item>
                  <text:h text:style-name="Heading_20_3" text:outline-level="3"><text:bookmark-start text:name="__RefHeading___Toc265108927"/>New inline elements<text:bookmark-end text:name="__RefHeading___Toc265108927"/></text:h>
                </text:list-item>
              </text:list>
            </text:list-item>
          </text:list>
        </text:list-item>
      </text:list>
      <text:p text:style-name="Standard">A number of new inline elements have been added to this release: </text:p>
      <text:list xml:id="list1407849938066725034" text:style-name="WW8Num48">
        <text:list-item>
          <text:p text:style-name="P40">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0">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0">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0"><text:soft-page-break/>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0">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9">IS backward-compatible. Elements have been added.</text:span></text:p>
      <text:list xml:id="list13243914656162" text:continue-list="list13243940985742" text:style-name="WW8Num37">
        <text:list-item>
          <text:list>
            <text:list-item>
              <text:list>
                <text:list-item>
                  <text:h text:style-name="Heading_20_3" text:outline-level="3"><text:bookmark-start text:name="__RefHeading___Toc265108928"/>Judgement-specific and act-specific elements reunited<text:bookmark-end text:name="__RefHeading___Toc265108928"/></text:h>
                </text:list-item>
              </text:list>
            </text:list-item>
          </text:list>
        </text:list-item>
      </text:list>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9">NOT backward-compatible. Elements have been removed.</text:span></text:p>
      <text:list xml:id="list13244875172074" text:continue-numbering="true" text:style-name="WW8Num37">
        <text:list-item>
          <text:list>
            <text:list-item>
              <text:list>
                <text:list-item>
                  <text:h text:style-name="Heading_20_3" text:outline-level="3"><text:bookmark-start text:name="__RefHeading___Toc265108929"/>Name changes in metadata elements<text:bookmark-end text:name="__RefHeading___Toc265108929"/></text:h>
                </text:list-item>
              </text:list>
            </text:list-item>
          </text:list>
        </text:list-item>
      </text:list>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9">NOT backward-compatible. Element names have been changed.</text:span></text:p>
      <text:list xml:id="list13243756728361" text:continue-numbering="true" text:style-name="WW8Num37">
        <text:list-item>
          <text:list>
            <text:list-item>
              <text:list>
                <text:list-item>
                  <text:h text:style-name="Heading_20_3" text:outline-level="3"><text:bookmark-start text:name="__RefHeading___Toc265108930"/>Bug fixes<text:bookmark-end text:name="__RefHeading___Toc265108930"/></text:h>
                </text:list-item>
              </text:list>
            </text:list-item>
          </text:list>
        </text:list-item>
      </text:list>
      <text:list xml:id="list1023134897080514227" text:style-name="WW8Num20">
        <text:list-item>
          <text:p text:style-name="P41">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9">NOT backward-compatible. Attributes have been made required.</text:span></text:p>
        </text:list-item>
        <text:list-item>
          <text:p text:style-name="P41">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9">NOT backward-compatible, but minor.</text:span></text:p>
        </text:list-item>
      </text:list>
      <text:list xml:id="list13243887580448" text:continue-list="list13243756728361" text:style-name="WW8Num37">
        <text:list-item>
          <text:list>
            <text:list-item>
              <text:h text:style-name="Heading_20_2" text:outline-level="2"><text:bookmark-start text:name="__RefHeading___Toc265108931"/>Differences between release 5/11/2008 and release 3/3/2008<text:bookmark-end text:name="__RefHeading___Toc265108931"/></text:h>
            </text:list-item>
          </text:list>
        </text:list-item>
      </text:list>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text:soft-page-break/>change is thus fixing an overall problem of coherence in element naming, rather than a concrete problem of descriptiveness or completeness of the vocabulary. </text:p>
      <text:p text:style-name="Standard"/>
      <text:p text:style-name="P17">Content differences:</text:p>
      <text:list xml:id="list13244867597823" text:continue-list="list1795660771873202214" text:style-name="WW8Num14">
        <text:list-item>
          <text:p text:style-name="P3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4">Case differences (specific to the camelCase release):</text:p>
      <text:list xml:id="list13245145714548" text:continue-numbering="true" text:style-name="WW8Num14">
        <text:list-item>
          <text:p text:style-name="P30">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3291695737625813605" text:style-name="WW8Num27">
        <text:list-item>
          <text:p text:style-name="P42">A name that is composed of a simple term is all in lowercase (e.g., <text:span text:style-name="Macchina_20_da_20_scrivere_20_HTML">section, act, publication</text:span>).</text:p>
        </text:list-item>
        <text:list-item>
          <text:p text:style-name="P42">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2">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3244018899079" text:continue-list="list13245145714548" text:style-name="WW8Num14">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text:span><text:soft-page-break/><text:span text:style-name="Macchina_20_da_20_scrivere_20_HTML">meaningMod, noteRef, passiveModifications, passiveRef, proceduralMotions, scopeMod, textualMod, </text:span>and <text:span text:style-name="Macchina_20_da_20_scrivere_20_HTML">tocItem</text:span>.</text:p>
        </text:list-item>
      </text:list>
      <text:list xml:id="list13244125287272" text:continue-list="list13243887580448" text:style-name="WW8Num37">
        <text:list-item>
          <text:list>
            <text:list-item>
              <text:h text:style-name="Heading_20_2" text:outline-level="2"><text:bookmark-start text:name="__RefHeading___Toc265108932"/>Differences between release 3/3/2008 and 22/10/2007<text:bookmark-end text:name="__RefHeading___Toc265108932"/></text:h>
            </text:list-item>
          </text:list>
        </text:list-item>
      </text:list>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1">Most of the modifications accept and organize the proposal from Monica Palmirani in a document called “Common Open Standard for Judgments”. </text:p>
      <text:p text:style-name="Standard">Modifications unrelated to the judgment we find: </text:p>
      <text:list xml:id="list13244905178472" text:continue-list="list13244018899079" text:style-name="WW8Num14">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2">Modifications related to the judgment as specified in Palmirani’s document are: </text:p>
      <text:list xml:id="list7394116590671872972" text:style-name="WW8Num23">
        <text:list-item>
          <text:p text:style-name="P43">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3">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3">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3">An additional metadata element, <text:span text:style-name="Macchina_20_da_20_scrivere_20_HTML">workflow</text:span>, and its repeatable child <text:span text:style-name="Macchina_20_da_20_scrivere_20_HTML">action</text:span> have been added. </text:p>
        </text:list-item>
      </text:list>
      <text:p text:style-name="P103">Some modifications diverge from Palmirani’s proposal, as follows:</text:p>
      <text:list xml:id="list7420976044789995036" text:style-name="WW8Num52">
        <text:list-item>
          <text:p text:style-name="P44">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4">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4">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3">Open issues are as follows: </text:p>
      <text:list xml:id="list852275249901189543" text:style-name="WW8Num56">
        <text:list-item>
          <text:p text:style-name="P45">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8">http://en.wikipedia.org/wiki/Judgment_%28law%29</text:span></text:span></text:a><text:span text:style-name="T3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5">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list xml:id="list13243788666137" text:continue-list="list13244125287272" text:style-name="WW8Num37">
        <text:list-item>
          <text:list>
            <text:list-item>
              <text:h text:style-name="Heading_20_2" text:outline-level="2"><text:bookmark-start text:name="__RefHeading___Toc265108933"/>Differences between release 22/10/2007 and 17/09/2007<text:bookmark-end text:name="__RefHeading___Toc265108933"/></text:h>
            </text:list-item>
          </text:list>
        </text:list-item>
      </text:list>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6318731011399382761" text:style-name="WW8Num19">
        <text:list-item>
          <text:p text:style-name="P46">Element <text:span text:style-name="Macchina_20_da_20_scrivere_20_HTML">clauses</text:span> has been renamed into <text:span text:style-name="Macchina_20_da_20_scrivere_20_HTML">body</text:span>. NOT BACKWARD COMPATIBLE</text:p>
        </text:list-item>
        <text:list-item>
          <text:p text:style-name="P46">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4">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6">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6">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6">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6">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6">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6">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6">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6">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6">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6">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6">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6">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6">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6">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list xml:id="list13244476714145" text:continue-list="list13243788666137" text:style-name="WW8Num37">
        <text:list-item>
          <text:list>
            <text:list-item>
              <text:h text:style-name="Heading_20_2" text:outline-level="2"><text:bookmark-start text:name="__RefHeading___Toc265108934"/>Differences between release 17/09/2007 and 08/06/2007<text:bookmark-end text:name="__RefHeading___Toc265108934"/></text:h>
            </text:list-item>
          </text:list>
        </text:list-item>
      </text:list>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list xml:id="list13244012898087" text:continue-numbering="true" text:style-name="WW8Num37">
        <text:list-item>
          <text:list>
            <text:list-item>
              <text:h text:style-name="Heading_20_2" text:outline-level="2"><text:bookmark-start text:name="__RefHeading___Toc265108935"/>Differences between release 08/06/2007 and 31/05/2007<text:bookmark-end text:name="__RefHeading___Toc265108935"/></text:h>
            </text:list-item>
          </text:list>
        </text:list-item>
      </text:list>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list xml:id="list13245724818965" text:continue-numbering="true" text:style-name="WW8Num37">
        <text:list-item>
          <text:list>
            <text:list-item>
              <text:h text:style-name="Heading_20_2" text:outline-level="2"><text:bookmark-start text:name="__RefHeading___Toc265108936"/>Differences between release 31/05/2007 and 14/03/2007<text:bookmark-end text:name="__RefHeading___Toc265108936"/> </text:h>
            </text:list-item>
          </text:list>
        </text:list-item>
      </text:list>
      <text:p text:style-name="Standard">None whatsoever in the schema. Release dates of schemas haven’t been changed</text:p>
      <text:p text:style-name="Standard">Only modifications are in the examples and xslt stylesheets to reflect changes in naming policies in metadata sections. </text:p>
      <text:list xml:id="list13244449310530" text:continue-numbering="true" text:style-name="WW8Num37">
        <text:list-item>
          <text:list>
            <text:list-item>
              <text:h text:style-name="Heading_20_2" text:outline-level="2"><text:bookmark-start text:name="__RefHeading___Toc265108937"/>Differences between release 14/03/2007 and 01/02/2007<text:bookmark-end text:name="__RefHeading___Toc265108937"/></text:h>
            </text:list-item>
          </text:list>
        </text:list-item>
      </text:list>
      <text:p text:style-name="Standard">Small bug fix in the content model of the <text:span text:style-name="Macchina_20_da_20_scrivere_20_HTML">quotedStructure</text:span> element that now allows <text:span text:style-name="Macchina_20_da_20_scrivere_20_HTML">clause</text:span> elements to be present. </text:p>
      <text:list xml:id="list13244873710945" text:continue-numbering="true" text:style-name="WW8Num37">
        <text:list-item>
          <text:list>
            <text:list-item>
              <text:h text:style-name="Heading_20_2" text:outline-level="2"><text:bookmark-start text:name="__RefHeading___Toc265108938"/>Differences between release 01/02/2007 and 23/11/2006<text:bookmark-end text:name="__RefHeading___Toc265108938"/></text:h>
            </text:list-item>
          </text:list>
        </text:list-item>
      </text:list>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9">Please note: </text:span>an intermediate, non official release dated 30/11/2006 already contains some of these modifications). </text:p>
      <text:list xml:id="list726671080075614933" text:style-name="WW8Num13">
        <text:list-item>
          <text:p text:style-name="P47">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7">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7">Element <text:span text:style-name="Macchina_20_da_20_scrivere_20_HTML">ActDate</text:span> now has a <text:span text:style-name="Macchina_20_da_20_scrivere_20_HTML">date</text:span> attribute for normalized dates. </text:p>
        </text:list-item>
        <text:list-item>
          <text:p text:style-name="P47">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list xml:id="list13244344526392" text:continue-list="list13244873710945" text:style-name="WW8Num37">
        <text:list-item>
          <text:list>
            <text:list-item>
              <text:h text:style-name="Heading_20_2" text:outline-level="2"><text:bookmark-start text:name="__RefHeading___Toc265108939"/>Differences between release 23/11/2006 and 23/10/2006<text:bookmark-end text:name="__RefHeading___Toc265108939"/></text:h>
            </text:list-item>
          </text:list>
        </text:list-item>
      </text:list>
      <text:p text:style-name="Standard">A minor release covering mostly only the attributes and elements of the metadata section. </text:p>
      <text:list xml:id="list13245477402206" text:continue-list="list726671080075614933" text:style-name="WW8Num13">
        <text:list-item>
          <text:p text:style-name="P47">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7"><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7"><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7"><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7">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7">A new textual modification has been added, <text:span text:style-name="Macchina_20_da_20_scrivere_20_HTML">Renumbering</text:span>. </text:p>
        </text:list-item>
        <text:list-item>
          <text:p text:style-name="P47">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7">The element <text:span text:style-name="Macchina_20_da_20_scrivere_20_HTML">condition</text:span> has now a new <text:span text:style-name="Macchina_20_da_20_scrivere_20_HTML">frozen</text:span> attribute. </text:p>
        </text:list-item>
      </text:list>
      <text:list xml:id="list13244538742959" text:continue-list="list13244344526392" text:style-name="WW8Num37">
        <text:list-item>
          <text:list>
            <text:list-item>
              <text:h text:style-name="Heading_20_2" text:outline-level="2"><text:bookmark-start text:name="__RefHeading___Toc265108940"/>Differences between release 23/10/2006 and 26/06/2006<text:bookmark-end text:name="__RefHeading___Toc265108940"/></text:h>
            </text:list-item>
          </text:list>
        </text:list-item>
      </text:list>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5971789025584350202" text:style-name="WW8Num39">
        <text:list-item>
          <text:p text:style-name="P48">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8">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8">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8">The attribute <text:span text:style-name="Macchina_20_da_20_scrivere_20_HTML">numbering</text:span> has been removed because of doubts of its real usefulness. Can be reinstated if found needed. </text:p>
        </text:list-item>
        <text:list-item>
          <text:p text:style-name="P48">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8">The content model of all metadata elements has been simplified removing the attributes for style and enactment that made little sense for them. </text:p>
        </text:list-item>
        <text:list-item>
          <text:p text:style-name="P48">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8">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8">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8">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8">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8"><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8"><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list xml:id="list13245264740448" text:continue-list="list13244538742959" text:style-name="WW8Num37">
        <text:list-item>
          <text:list>
            <text:list-item>
              <text:h text:style-name="Heading_20_2" text:outline-level="2"><text:bookmark-start text:name="__RefHeading___Toc265108941"/>Differences between release 26/06/2006 and 16/05/2006<text:bookmark-end text:name="__RefHeading___Toc265108941"/></text:h>
            </text:list-item>
          </text:list>
        </text:list-item>
      </text:list>
      <text:p text:style-name="Standard">Only a few bug fixes: </text:p>
      <text:list xml:id="list8152784883777206234" text:style-name="WW8Num26">
        <text:list-item>
          <text:p text:style-name="P49">The <text:span text:style-name="Macchina_20_da_20_scrivere_20_HTML">mod</text:span> element has been included in the list of inline elements and now can actually be used.</text:p>
        </text:list-item>
        <text:list-item>
          <text:p text:style-name="P49">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9">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list xml:id="list13245148556537" text:continue-list="list13245264740448" text:style-name="WW8Num37">
        <text:list-item>
          <text:list>
            <text:list-item>
              <text:h text:style-name="Heading_20_2" text:outline-level="2"><text:bookmark-start text:name="__RefHeading___Toc265108942"/>Differences between release 16/05/2006 and 25/04/2006<text:bookmark-end text:name="__RefHeading___Toc265108942"/></text:h>
            </text:list-item>
          </text:list>
        </text:list-item>
      </text:list>
      <text:list xml:id="list6089449195059309016" text:style-name="WW8Num33">
        <text:list-item>
          <text:p text:style-name="P50">The content model of the debate now has also answers and others and comments. </text:p>
        </text:list-item>
        <text:list-item>
          <text:p text:style-name="P50">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0">Ids in speeches, questions, answers, and others is now optional instead of required. </text:p>
        </text:list-item>
        <text:list-item>
          <text:p text:style-name="P50">The <text:span text:style-name="T39">li</text:span> element now allows also paragraphs (<text:span text:style-name="T39">p</text:span> elements)</text:p>
        </text:list-item>
        <text:list-item>
          <text:p text:style-name="P50">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0">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0">The whole description of naming of resources has been completely rethought and rewritten. This is reflected in section 10 of this document. </text:p>
        </text:list-item>
      </text:list>
      <text:list xml:id="list13244461495404" text:continue-list="list13245148556537" text:style-name="WW8Num37">
        <text:list-item>
          <text:list>
            <text:list-item>
              <text:h text:style-name="Heading_20_2" text:outline-level="2"><text:bookmark-start text:name="__RefHeading___Toc265108943"/>Differences between release 25/04/2006 and release 15/01/2006<text:bookmark-end text:name="__RefHeading___Toc265108943"/></text:h>
            </text:list-item>
          </text:list>
        </text:list-item>
      </text:list>
      <text:list xml:id="list8966938577230497662" text:style-name="WW8Num31">
        <text:list-item>
          <text:p text:style-name="P51">All references to PAPI have been removed and substituted with Akoma Ntoso, both in the schema documents and the documentation (in the following forms: <text:span text:style-name="code">akomantoso</text:span>, AKOMA NTOSO, and AN). </text:p>
        </text:list-item>
        <text:list-item>
          <text:p text:style-name="P51">After registering the proper domain name, the namespace for Akoma Ntoso documents is now <text:span text:style-name="code">http://www.akomantoso.org/1.0</text:span>. </text:p>
        </text:list-item>
        <text:list-item>
          <text:p text:style-name="P51">All references to equivalences, both in the schema documents and documentation, have been removed. Schema is now fully and exclusively in English. </text:p>
        </text:list-item>
      </text:list>
      <text:list xml:id="list13245463923552" text:continue-list="list13244461495404" text:style-name="WW8Num37">
        <text:list-item>
          <text:list>
            <text:list-item>
              <text:h text:style-name="Heading_20_2" text:outline-level="2"><text:bookmark-start text:name="__RefHeading___Toc265108944"/>Differences between release 15/01/2006 and release 15/11/2005<text:bookmark-end text:name="__RefHeading___Toc265108944"/></text:h>
            </text:list-item>
          </text:list>
        </text:list-item>
      </text:list>
      <text:list xml:id="list1578836659687436933" text:style-name="WW8Num41">
        <text:list-item>
          <text:p text:style-name="P52">PAPI is now <text:span text:style-name="T19">really </text:span>specified as version 1.0 instead of 2.0. Correspondingly, the namespace for this document class is now <text:span text:style-name="T19">really </text:span>defined as <text:span text:style-name="code">http://www.parliaments.info/PAPI/1.0</text:span>.</text:p>
        </text:list-item>
        <text:list-item>
          <text:p text:style-name="P52">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2">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2">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2">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2">A new element <text:span text:style-name="code">&lt;subtitle&gt;</text:span> has been added for hierarchical structures that contain subtitles in addition to number and title. </text:p>
        </text:list-item>
        <text:list-item>
          <text:p text:style-name="P52">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2">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2">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list xml:id="list13243831359589" text:continue-list="list13245463923552" text:style-name="WW8Num37">
        <text:list-item>
          <text:list>
            <text:list-item>
              <text:h text:style-name="Heading_20_2" text:outline-level="2"><text:bookmark-start text:name="__RefHeading___Toc265108945"/>Differences between release 15/11/2005 and release 15/09/2005<text:bookmark-end text:name="__RefHeading___Toc265108945"/> </text:h>
            </text:list-item>
          </text:list>
        </text:list-item>
      </text:list>
      <text:list xml:id="list13245562915826" text:continue-list="list1578836659687436933" text:style-name="WW8Num41">
        <text:list-item>
          <text:p text:style-name="P52">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2">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2">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2">A new marker element has been added, <text:span text:style-name="code">recordedTime</text:span>, to handle the specification, anywhere in the text, of the moment in which the remark, agenda item or question was proposed. </text:p>
        </text:list-item>
        <text:list-item>
          <text:p text:style-name="P52">A new section of meta elements has been added, <text:span text:style-name="code">persons</text:span>, to list all the people whose remarks have been recorded in the minutes or reports. </text:p>
        </text:list-item>
        <text:list-item>
          <text:p text:style-name="P52">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style:contextual-spacing="false" fo:text-align="justify" style:justify-single-word="false" fo:orphans="2" fo:widows="2" fo:text-indent="0.63cm" style:auto-text-indent="false" style:writing-mode="lr-tb"/>
      <style:text-properties style:use-window-font-color="true" style:font-name="Times New Roman" fo:font-family="'Times New Roman'" style:font-family-generic="roman"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start" style:justify-single-word="false" fo:orphans="0" fo:widows="0" fo:text-indent="0cm" style:auto-text-indent="false" style:text-autospace="none"/>
      <style:text-properties fo:language="en" fo:country="US" style:font-name-asian="Times New Roman" style:font-family-asian="'Times New Roman'" style:font-family-generic-asian="roman" style:font-pitch-asian="variable"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37" style:class="text">
      <style:paragraph-properties fo:margin-top="0.423cm" fo:margin-bottom="0.106cm" style:contextual-spacing="false" fo:keep-with-next="always"/>
      <style:text-properties style:font-name="Times New Roman" fo:font-family="'Times New Roman'" style:font-family-generic="roman" style:font-pitch="variable" fo:language="en" fo:country="US" fo:font-weight="bold" style:letter-kerning="true"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list-style-name="WW8Num37" style:class="text">
      <style:paragraph-properties fo:margin-top="0.423cm" fo:margin-bottom="0.106cm" style:contextual-spacing="false"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WW8Num37" style:class="text">
      <style:paragraph-properties fo:margin-top="0.423cm" fo:margin-bottom="0.106cm" style:contextual-spacing="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list-style-name="WW8Num37" style:class="text">
      <style:paragraph-properties fo:margin-top="0.423cm" fo:margin-bottom="0.106cm" style:contextual-spacing="false"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list-style-name="WW8Num37" style:class="text">
      <style:paragraph-properties fo:margin-top="0.423cm" fo:margin-bottom="0.106cm" style:contextual-spacing="false"/>
      <style:text-properties style:font-name="Times New Roman" fo:font-family="'Times New Roman'" style:font-family-generic="roman" style:font-pitch="variable" fo:font-size="13pt" fo:language="en" fo:country="US" fo:font-style="italic" fo:font-weight="bold" style:font-size-asian="13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37" style:class="text">
      <style:paragraph-properties fo:margin-top="0.423cm" fo:margin-bottom="0.106cm" style:contextual-spacing="false"/>
      <style:text-properties style:font-name="Times New Roman" fo:font-family="'Times New Roman'" style:font-family-generic="roman" style:font-pitch="variable" fo:font-size="11pt" fo:language="en" fo:country="US"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37" style:class="text">
      <style:paragraph-properties fo:margin-top="0.423cm" fo:margin-bottom="0.106cm" style:contextual-spacing="false"/>
      <style:text-properties style:font-name="Times New Roman" fo:font-family="'Times New Roman'" style:font-family-generic="roman" style:font-pitch="variable" fo:language="en" fo:country="US" fo:font-style="italic"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list-style-name="WW8Num37" style:class="text">
      <style:paragraph-properties fo:margin-top="0.423cm" fo:margin-bottom="0.106cm" style:contextual-spacing="false"/>
      <style:text-properties style:font-name="Helvetica" fo:font-family="Helvetica" style:font-family-generic="swiss" style:font-pitch="variable" fo:font-size="11pt" fo:language="en" fo:country="US" style:font-size-asian="11pt" style:font-name-complex="Helvetica" style:font-family-complex="Helvetica" style:font-family-generic-complex="swiss" style:font-pitch-complex="variable"/>
    </style:style>
    <style:style style:name="title" style:family="paragraph" style:parent-style-name="Standard" style:next-style-name="Standard">
      <style:paragraph-properties fo:margin-left="0cm" fo:margin-right="0cm" fo:margin-top="0.106cm" fo:margin-bottom="0.811cm" style:contextual-spacing="false"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family="Arial" style:font-family-generic="swiss" style:font-pitch="variable" fo:font-size="20pt" fo:font-weight="bold"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style:contextual-spacing="false" fo:text-align="center" style:justify-single-word="false" fo:text-indent="1cm" style:auto-text-indent="false"/>
      <style:text-properties style:font-name="Times New Roman" fo:font-family="'Times New Roman'" style:font-family-generic="roman" style:font-pitch="variable" fo:font-size="11pt" fo:language="en" fo:country="US" fo:font-style="italic" style:font-size-asian="11pt" style:font-style-asian="italic" style:font-name-complex="Times New Roman" style:font-family-complex="'Times New Roman'" style:font-family-generic-complex="roman" style:font-pitch-complex="variable"/>
    </style:style>
    <style:style style:name="Mappa_20_documento" style:display-name="Mappa documento" style:family="paragraph" style:parent-style-name="Standard">
      <style:paragraph-properties fo:margin-left="0cm" fo:margin-right="0cm" fo:margin-top="0.106cm" fo:margin-bottom="0cm" style:contextual-spacing="false" fo:text-align="justify" style:justify-single-word="false" fo:text-indent="1cm" style:auto-text-indent="false" fo:background-color="#000080">
        <style:background-image/>
      </style:paragraph-properties>
      <style:text-properties style:font-name="Helvetica" fo:font-family="Helvetica" style:font-family-generic="swiss" style:font-pitch="variable" fo:language="en" fo:country="US" style:font-name-asian="ＭＳ ゴシック" style:font-family-asian="'ＭＳ ゴシック'" style:font-pitch-asian="variable" style:font-name-complex="Helvetica" style:font-family-complex="Helvetica" style:font-family-generic-complex="swiss" style:font-pitch-complex="variable"/>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family="'Courier New'" style:font-pitch="variable" fo:font-size="10pt" fo:letter-spacing="-0.035cm" style:font-size-asian="10pt" style:font-name-complex="Courier New" style:font-family-complex="'Courier New'" style:font-pitch-complex="variable" style:language-complex="en" style:country-complex="IN"/>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en" fo:country="IN" style:language-asian="en" style:country-asian="IN"/>
    </style:style>
    <style:style style:name="Contents_20_2" style:display-name="Contents 2" style:family="paragraph" style:parent-style-name="Standard" style:next-style-name="Standard" style:class="index">
      <style:paragraph-properties fo:margin-left="2.501cm" fo:margin-right="0cm" fo:margin-top="0.035cm" fo:margin-bottom="0cm" style:contextual-spacing="false"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1pt" fo:language="it" fo:country="IT" style:font-name-asian="Times New Roman" style:font-family-asian="'Times New Roman'" style:font-family-generic-asian="roman" style:font-pitch-asian="variable" style:font-size-asian="11pt" style:language-asian="en" style:country-asian="IN" style:font-size-complex="12pt"/>
    </style:style>
    <style:style style:name="Contents_20_3" style:display-name="Contents 3" style:family="paragraph" style:parent-style-name="Standard" style:next-style-name="Standard" style:class="index">
      <style:paragraph-properties fo:margin-left="2.501cm" fo:margin-right="0cm" fo:margin-top="0cm" fo:margin-bottom="0cm" style:contextual-spacing="false" fo:text-align="start" style:justify-single-word="false" fo:text-indent="0cm" style:auto-text-indent="false">
        <style:tab-stops>
          <style:tab-stop style:position="3.701cm"/>
          <style:tab-stop style:position="4.001cm"/>
          <style:tab-stop style:position="4.057cm"/>
          <style:tab-stop style:position="28.004cm"/>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tarSymbol" fo:font-family="StarSymbol, 'Times New Roman'" fo:font-size="9pt" style:font-size-asian="9pt" style:font-name-complex="StarSymbol" style:font-family-complex="StarSymbol, 'Times New Roman'"/>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tarSymbol" fo:font-family="StarSymbol, 'Times New Roman'" fo:font-size="9pt" style:font-size-asian="9pt" style:font-name-complex="StarSymbol" style:font-family-complex="StarSymbol, 'Times New Roman'"/>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3"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1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1z2" style:family="text">
      <style:text-properties style:font-name="StarSymbol" fo:font-family="StarSymbol, 'Times New Roman'" style:font-name-complex="StarSymbol" style:font-family-complex="StarSymbol, 'Times New Roma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2z2" style:family="text">
      <style:text-properties style:font-name="StarSymbol" fo:font-family="StarSymbol, 'Times New Roman'" fo:font-size="9pt" style:font-size-asian="9pt" style:font-name-complex="StarSymbol" style:font-family-complex="StarSymbol, 'Times New Roman'"/>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fo:font-size="11pt" style:font-size-asian="11pt"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font-size-complex="12pt"/>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3" style:family="text">
      <style:text-properties style:font-name="Symbol" fo:font-family="Symbol" style:font-pitch="variable" style:font-name-complex="Symbol" style:font-family-complex="Symbol" style:font-pitch-complex="variable"/>
    </style:style>
    <style:style style:name="WW8Num17z0" style:family="text">
      <style:text-properties fo:color="#993300" style:font-name="Symbol" fo:font-family="Symbol" style:font-pitch="variable" fo:language="it" fo:country="IT" style:font-name-complex="Symbol" style:font-family-complex="Symbol" style:font-pitch-complex="variable" style:font-size-complex="12pt"/>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name-complex="Symbol" style:font-family-complex="Symbol"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name-complex="Symbol" style:font-family-complex="Symbol"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3" style:family="text">
      <style:text-properties style:font-name="Symbol" fo:font-family="Symbol" style:font-pitch="variable" style:font-name-complex="Symbol" style:font-family-complex="Symbol"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3" style:family="text">
      <style:text-properties style:font-name="Symbol" fo:font-family="Symbol" style:font-pitch="variable" style:font-name-complex="Symbol" style:font-family-complex="Symbol" style:font-pitch-complex="variable"/>
    </style:style>
    <style:style style:name="WW8Num23z0" style:family="text">
      <style:text-properties style:font-name="Symbol" fo:font-family="Symbol" style:font-pitch="variable" style:font-name-complex="Symbol" style:font-family-complex="Symbol" style:font-pitch-complex="variable"/>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name-complex="Symbol" style:font-family-complex="Symbol" style:font-pitch-complex="variable"/>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3" style:family="text">
      <style:text-properties style:font-name="Symbol" fo:font-family="Symbol" style:font-pitch="variable" style:font-name-complex="Symbol" style:font-family-complex="Symbol" style:font-pitch-complex="variable"/>
    </style:style>
    <style:style style:name="WW8Num27z0" style:family="text"/>
    <style:style style:name="WW8Num27z1" style:family="text">
      <style:text-properties style:font-name="Symbol" fo:font-family="Symbol" style:font-pitch="variable" style:font-name-complex="Symbol" style:font-family-complex="Symbol"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pitch="variable" style:font-name-complex="Courier New" style:font-family-complex="'Courier New'" style:font-pitch-complex="variable"/>
    </style:style>
    <style:style style:name="WW8Num28z0" style:family="text">
      <style:text-properties style:font-name="Symbol" fo:font-family="Symbol" style:font-pitch="variable" style:font-name-complex="Symbol" style:font-family-complex="Symbol" style:font-pitch-complex="variable"/>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fo:font-size="10pt" style:font-size-asian="10pt" style:font-name-complex="Symbol" style:font-family-complex="Symbol" style:font-pitch-complex="variable"/>
    </style:style>
    <style:style style:name="WW8Num29z1" style:family="text">
      <style:text-properties fo:color="#660099"/>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style:font-name="Symbol" fo:font-family="Symbol" style:font-pitch="variable" style:font-name-complex="Symbol" style:font-family-complex="Symbol" style:font-pitch-complex="variable"/>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pitch="variable" style:font-name-complex="Courier New" style:font-family-complex="'Courier New'" style:font-pitch-complex="variable"/>
    </style:style>
    <style:style style:name="WW8Num31z3" style:family="text">
      <style:text-properties style:font-name="Symbol" fo:font-family="Symbol" style:font-pitch="variable" style:font-name-complex="Symbol" style:font-family-complex="Symbol" style:font-pitch-complex="variable"/>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Symbol" fo:font-family="Symbol" style:font-pitch="variable" style:font-name-asian="Times" style:font-family-asian="Times" style:font-pitch-asian="variable" style:font-name-complex="Times New Roman" style:font-family-complex="'Times New Roman'" style:font-family-generic-complex="roman" style:font-pitch-complex="variable"/>
    </style:style>
    <style:style style:name="WW8Num32z3" style:family="text">
      <style:text-properties style:font-name="Symbol" fo:font-family="Symbol" style:font-pitch="variable" style:font-name-complex="Symbol" style:font-family-complex="Symbol" style:font-pitch-complex="variable"/>
    </style:style>
    <style:style style:name="WW8Num32z4" style:family="text">
      <style:text-properties style:font-name="Courier New" fo:font-family="'Courier New'" style:font-pitch="variable" style:font-name-complex="Courier New" style:font-family-complex="'Courier New'" style:font-pitch-complex="variable"/>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3" style:family="text">
      <style:text-properties style:font-name="Symbol" fo:font-family="Symbol" style:font-pitch="variable" style:font-name-complex="Symbol" style:font-family-complex="Symbol" style:font-pitch-complex="variable"/>
    </style:style>
    <style:style style:name="WW8Num34z0" style:family="text">
      <style:text-properties style:font-name="Wingdings" fo:font-family="Wingdings" style:font-pitch="variable" style:font-charset="x-symbol" fo:font-size="11pt" fo:language="en" fo:country="GB" style:font-size-asian="11pt" style:font-name-complex="Wingdings" style:font-family-complex="Wingdings" style:font-pitch-complex="variable" style:font-charset-complex="x-symbol" style:font-size-complex="11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3" style:family="text">
      <style:text-properties style:font-name="Symbol" fo:font-family="Symbol" style:font-pitch="variable" style:font-name-complex="Symbol" style:font-family-complex="Symbol"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3" style:family="text">
      <style:text-properties style:font-name="Symbol" fo:font-family="Symbol" style:font-pitch="variable" style:font-name-complex="Symbol" style:font-family-complex="Symbol" style:font-pitch-complex="variable"/>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name-complex="Symbol" style:font-family-complex="Symbol" style:font-pitch-complex="variable"/>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text-properties style:font-name="Courier New" fo:font-family="'Courier New'" style:font-pitch="variable" style:font-name-complex="Courier New" style:font-family-complex="'Courier New'" style:font-pitch-complex="variable"/>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pitch="variable" style:font-name-complex="Symbol" style:font-family-complex="Symbol" style:font-pitch-complex="variable"/>
    </style:style>
    <style:style style:name="WW8Num44z0" style:family="text">
      <style:text-properties fo:color="#000000" style:font-name="Symbol" fo:font-family="Symbol" style:font-pitch="variable" style:font-name-complex="Symbol" style:font-family-complex="Symbol" style:font-pitch-complex="variable" style:font-size-complex="12pt"/>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pitch="variable" style:font-name-complex="Courier New" style:font-family-complex="'Courier New'" style:font-pitch-complex="variable"/>
    </style:style>
    <style:style style:name="WW8Num45z3" style:family="text">
      <style:text-properties style:font-name="Symbol" fo:font-family="Symbol" style:font-pitch="variable" style:font-name-complex="Symbol" style:font-family-complex="Symbol" style:font-pitch-complex="variable"/>
    </style:style>
    <style:style style:name="WW8Num46z0" style:family="text">
      <style:text-properties style:font-name="Symbol" fo:font-family="Symbol" style:font-pitch="variable" fo:font-size="11pt" fo:language="en" fo:country="GB" style:font-size-asian="11pt" style:font-name-complex="Symbol" style:font-family-complex="Symbol" style:font-pitch-complex="variable" style:font-size-complex="11pt"/>
    </style:style>
    <style:style style:name="WW8Num46z1" style:family="text">
      <style:text-properties style:font-name="Courier New" fo:font-family="'Courier New'" style:font-pitch="variable" style:font-name-complex="Courier New" style:font-family-complex="'Courier New'" style:font-pitch-complex="variable"/>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3" style:family="text">
      <style:text-properties style:font-name="Symbol" fo:font-family="Symbol" style:font-pitch="variable" style:font-name-complex="Symbol" style:font-family-complex="Symbol" style:font-pitch-complex="variable"/>
    </style:style>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pitch="variable" style:font-name-complex="Courier New" style:font-family-complex="'Courier New'" style:font-pitch-complex="variable"/>
    </style:style>
    <style:style style:name="WW8Num48z3" style:family="text">
      <style:text-properties style:font-name="Symbol" fo:font-family="Symbol" style:font-pitch="variable" style:font-name-complex="Symbol" style:font-family-complex="Symbol" style:font-pitch-complex="variable"/>
    </style:style>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pitch="variable" style:font-name-complex="Courier New" style:font-family-complex="'Courier New'" style:font-pitch-complex="variable"/>
    </style:style>
    <style:style style:name="WW8Num50z3" style:family="text">
      <style:text-properties style:font-name="Symbol" fo:font-family="Symbol" style:font-pitch="variable" style:font-name-complex="Symbol" style:font-family-complex="Symbol" style:font-pitch-complex="variable"/>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1" style:family="text">
      <style:text-properties style:font-name="Courier New" fo:font-family="'Courier New'" style:font-pitch="variable" style:font-name-complex="Courier New" style:font-family-complex="'Courier New'" style:font-pitch-complex="variable"/>
    </style:style>
    <style:style style:name="WW8Num51z3" style:family="text">
      <style:text-properties style:font-name="Symbol" fo:font-family="Symbol" style:font-pitch="variable" style:font-name-complex="Symbol" style:font-family-complex="Symbol" style:font-pitch-complex="variable"/>
    </style:style>
    <style:style style:name="WW8Num52z0" style:family="text">
      <style:text-properties style:font-name="Symbol" fo:font-family="Symbol" style:font-pitch="variable" style:font-name-complex="Symbol" style:font-family-complex="Symbol" style:font-pitch-complex="variable"/>
    </style:style>
    <style:style style:name="WW8Num52z1" style:family="text">
      <style:text-properties style:font-name="Courier New" fo:font-family="'Courier New'" style:font-pitch="variable" style:font-name-complex="Courier New" style:font-family-complex="'Courier New'" style:font-pitch-complex="variable"/>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0" style:family="text">
      <style:text-properties style:font-name="Symbol" fo:font-family="Symbol" style:font-pitch="variable" style:font-name-complex="Symbol" style:font-family-complex="Symbol" style:font-pitch-complex="variable"/>
    </style:style>
    <style:style style:name="WW8Num53z1" style:family="text">
      <style:text-properties style:font-name="Courier New" fo:font-family="'Courier New'" style:font-pitch="variable" style:font-name-complex="Courier New" style:font-family-complex="'Courier New'" style:font-pitch-complex="variable"/>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text-properties style:font-name="Symbol" fo:font-family="Symbol" style:font-pitch="variable" style:font-name-complex="Symbol" style:font-family-complex="Symbol" style:font-pitch-complex="variable"/>
    </style:style>
    <style:style style:name="WW8Num56z1" style:family="text">
      <style:text-properties style:font-name="Courier New" fo:font-family="'Courier New'" style:font-pitch="variable" style:font-name-complex="Courier New" style:font-family-complex="'Courier New'" style:font-pitch-complex="variable"/>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pitch="variable" style:font-name-complex="Courier New" style:font-family-complex="'Courier New'" style:font-pitch-complex="variable"/>
    </style:style>
    <style:style style:name="WW8Num57z3" style:family="text">
      <style:text-properties style:font-name="Symbol" fo:font-family="Symbol" style:font-pitch="variable" style:font-name-complex="Symbol" style:font-family-complex="Symbol" style:font-pitch-complex="variable"/>
    </style:style>
    <style:style style:name="WW8Num58z0" style:family="text">
      <style:text-properties style:font-name="Symbol" fo:font-family="Symbol" style:font-pitch="variable" style:font-name-complex="Symbol" style:font-family-complex="Symbol" style:font-pitch-complex="variable"/>
    </style:style>
    <style:style style:name="WW8Num58z1" style:family="text">
      <style:text-properties style:font-name="Courier New" fo:font-family="'Courier New'" style:font-pitch="variable" style:font-name-complex="Courier New" style:font-family-complex="'Courier New'" style:font-pitch-complex="variable"/>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attere_20_predefinito_20_paragrafo" style:display-name="Carattere predefinito paragrafo" style:family="text"/>
    <style:style style:name="code" style:family="text">
      <style:text-properties style:font-name="Courier" fo:font-family="Courier" style:font-pitch="variable" fo:font-size="10pt" fo:language="en" fo:country="IN" style:font-size-asian="10pt" style:language-asian="en" style:country-asian="IN" style:font-name-complex="Courier" style:font-family-complex="Courier" style:font-pitch-complex="variable"/>
    </style:style>
    <style:style style:name="Macchina_20_da_20_scrivere_20_HTML" style:display-name="Macchina da scrivere HTML" style:family="text">
      <style:text-properties style:font-name="Courier New" fo:font-family="'Courier New'" style:font-pitch="variable" fo:font-size="10pt" style:font-size-asian="10pt" style:font-name-complex="Courier New"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Bullet_20_Symbols_20__28_user_29_" style:display-name="Bullet Symbols (user)" style:family="text">
      <style:text-properties style:font-name="StarSymbol" fo:font-family="StarSymbol, 'Times New Roman'" fo:font-size="9pt" fo:language="en" fo:country="US" style:font-size-asian="9pt" style:font-name-complex="StarSymbol" style:font-family-complex="StarSymbol, 'Times New Roman'" style:font-size-complex="9pt" text:display="none"/>
    </style:style>
    <style:style style:name="Testo_20_fumetto_20_Carattere" style:display-name="Testo fumetto Carattere"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tt" style:family="text">
      <style:text-properties style:font-name="Courier New" fo:font-family="'Courier New'" style:font-pitch="variable" style:font-name-complex="Courier New" style:font-family-complex="'Courier New'" style:font-pitch-complex="variable"/>
    </style:style>
    <style:style style:name="Testo_20_nota_20_a_20_piè_20_di_20_pagina_20_Carattere" style:display-name="Testo nota a piè di pagina Carattere"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7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3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4z1"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4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4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5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54cm" fo:margin-bottom="2.54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4-12-16T21:29:00</dc:date>
    <meta:editing-cycles>188</meta:editing-cycles>
    <meta:editing-duration>P5DT5H1M</meta:editing-duration>
    <meta:document-statistic meta:table-count="1" meta:image-count="0" meta:object-count="0" meta:page-count="66" meta:paragraph-count="1302" meta:word-count="32035" meta:character-count="205577" meta:non-whitespace-character-count="174048"/>
    <meta:generator>LibreOffice/4.2.7.2$Linux_X86_64 LibreOffice_project/420m0$Build-2</meta:generator>
  </office:meta>
</office:document-meta>
</file>